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1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1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0" style:family="paragraph" style:parent-style-name="Footer">
      <style:text-properties officeooo:rsid="00178920" officeooo:paragraph-rsid="00178920"/>
    </style:style>
    <style:style style:name="P41" style:family="paragraph" style:parent-style-name="Footer">
      <style:text-properties officeooo:paragraph-rsid="00c384cf"/>
    </style:style>
    <style:style style:name="P42" style:family="paragraph" style:parent-style-name="Footer">
      <style:paragraph-properties fo:text-align="start" style:justify-single-word="false"/>
      <style:text-properties officeooo:paragraph-rsid="0211dd7e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text-properties officeooo:rsid="0242edd8" officeooo:paragraph-rsid="0242edd8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paragraph-properties fo:text-align="end" style:justify-single-word="false"/>
      <style:text-properties officeooo:paragraph-rsid="00d4df5c"/>
    </style:style>
    <style:style style:name="P49" style:family="paragraph" style:parent-style-name="Footer">
      <style:text-properties officeooo:paragraph-rsid="00d4df5c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30c4d7d"/>
    </style:style>
    <style:style style:name="P52" style:family="paragraph" style:parent-style-name="Footer">
      <style:text-properties officeooo:paragraph-rsid="00a59a60"/>
    </style:style>
    <style:style style:name="P53" style:family="paragraph" style:parent-style-name="Footer">
      <style:text-properties officeooo:paragraph-rsid="004274bc"/>
    </style:style>
    <style:style style:name="P54" style:family="paragraph" style:parent-style-name="Footer">
      <style:text-properties officeooo:paragraph-rsid="00d8520c"/>
    </style:style>
    <style:style style:name="P55" style:family="paragraph" style:parent-style-name="Footer">
      <style:text-properties officeooo:paragraph-rsid="002aa84d"/>
    </style:style>
    <style:style style:name="P56" style:family="paragraph" style:parent-style-name="Footer">
      <style:text-properties officeooo:rsid="001f8a2d" officeooo:paragraph-rsid="00bd36bc"/>
    </style:style>
    <style:style style:name="P57" style:family="paragraph" style:parent-style-name="Footer">
      <style:text-properties officeooo:rsid="001f8a2d" officeooo:paragraph-rsid="002b33ed"/>
    </style:style>
    <style:style style:name="P58" style:family="paragraph" style:parent-style-name="Footer">
      <style:text-properties officeooo:rsid="011350d1" officeooo:paragraph-rsid="011350d1"/>
    </style:style>
    <style:style style:name="P59" style:family="paragraph" style:parent-style-name="Footer">
      <style:text-properties officeooo:rsid="0096b4e2" officeooo:paragraph-rsid="0096b4e2"/>
    </style:style>
    <style:style style:name="P60" style:family="paragraph" style:parent-style-name="Footer">
      <style:text-properties officeooo:paragraph-rsid="0096b4e2"/>
    </style:style>
    <style:style style:name="P61" style:family="paragraph" style:parent-style-name="Footer">
      <style:text-properties officeooo:paragraph-rsid="02a682f9"/>
    </style:style>
    <style:style style:name="P6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6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6" style:family="paragraph" style:parent-style-name="Header">
      <style:paragraph-properties fo:text-align="start" style:justify-single-word="false"/>
      <style:text-properties officeooo:paragraph-rsid="0211dd7e"/>
    </style:style>
    <style:style style:name="P67" style:family="paragraph" style:parent-style-name="Header">
      <style:paragraph-properties fo:text-align="start" style:justify-single-word="false"/>
      <style:text-properties officeooo:paragraph-rsid="0289fb01"/>
    </style:style>
    <style:style style:name="P68" style:family="paragraph" style:parent-style-name="Header">
      <style:paragraph-properties fo:text-align="start" style:justify-single-word="false"/>
      <style:text-properties officeooo:paragraph-rsid="02a56131"/>
    </style:style>
    <style:style style:name="P6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center" style:justify-single-word="false"/>
      <style:text-properties officeooo:paragraph-rsid="00ab054e"/>
    </style:style>
    <style:style style:name="P73" style:family="paragraph" style:parent-style-name="Header">
      <style:paragraph-properties fo:text-align="center" style:justify-single-word="false"/>
      <style:text-properties officeooo:paragraph-rsid="00c10aa6"/>
    </style:style>
    <style:style style:name="P7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0" style:family="paragraph" style:parent-style-name="_5f_Header_20_D_20_page_20_impaire_20__28_D_29_">
      <style:text-properties officeooo:paragraph-rsid="01a13e78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0" style:family="paragraph" style:parent-style-name="_5f_Paragraphe_5f_Réponse_5f_Pointillés_5f_Grisés">
      <style:text-properties officeooo:paragraph-rsid="020bc4dd"/>
    </style:style>
    <style:style style:name="P101" style:family="paragraph" style:parent-style-name="Footer">
      <style:paragraph-properties fo:text-align="center" style:justify-single-word="false"/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remier_5f_Titre_5f_Exercices_5f_avec_5f_Num_5f_Exo_5f_sans_5f_Titre" style:list-style-name="_5f_Numérotation_20_des_20_exercices" style:master-page-name="_32__5f_7_5f_SERIE_5f_M_5f_GAUCHE_5f_ET_5f_DROITE_5f_2COL">
      <style:paragraph-properties style:page-number="206" fo:break-before="auto" fo:break-after="auto"/>
    </style:style>
    <style:style style:name="P108" style:family="paragraph" style:parent-style-name="_5f_Titre_5f_Exercices_5f_sans_5f_Titre" style:list-style-name="_5f_Numérotation_20_des_20_exercices"/>
    <style:style style:name="P10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text-align="center"/>
    </style:style>
    <style:style style:name="P11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d7e12c"/>
    </style:style>
    <style:style style:name="P1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17" style:family="paragraph">
      <loext:graphic-properties draw:fill="solid" draw:fill-color="#7fb241"/>
    </style:style>
    <style:style style:name="P118" style:family="paragraph">
      <loext:graphic-properties draw:fill="solid" draw:fill-color="#1ca2b8"/>
    </style:style>
    <style:style style:name="P11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d62e4e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22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margin-left="0cm" fo:margin-right="0cm" fo:margin-top="0cm" fo:margin-bottom="0cm" fo:line-height="100%" fo:text-indent="0cm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-color="#2a6099"/>
      <style:paragraph-properties fo:text-align="center"/>
    </style:style>
    <style:style style:name="P12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9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Bitstream Vera Sans5" fo:font-size="4pt" fo:font-style="normal" fo:text-shadow="none" style:text-underline-style="none" fo:font-weight="bold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3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5pt" style:language-asian="zxx" style:country-asian="none" style:font-style-asian="normal" style:font-weight-asian="normal" style:font-name-complex="Tahoma" style:font-size-complex="5pt" style:language-complex="zxx" style:country-complex="none" style:font-style-complex="normal" style:font-weight-complex="normal" style:text-emphasize="none" style:text-scale="80%" style:font-relief="none" style:text-overline-style="none" style:text-overline-color="font-color" fo:hyphenate="false"/>
    </style:style>
    <style:style style:name="P134" style:family="paragraph">
      <loext:graphic-properties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35" style:family="paragraph">
      <loext:graphic-properties draw:fill="solid" draw:fill-color="#00ccc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ff3399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3333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cc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8d016c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4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2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2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27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28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29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4" style:family="text">
      <style:text-properties fo:font-variant="small-caps" fo:color="#9d0f89" loext:opacity="100%" style:font-name="Bitstream Vera Sans1" fo:font-size="16pt" fo:font-weight="bold" officeooo:rsid="01a13e78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65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6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6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6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1fe03f2"/>
    </style:style>
    <style:style style:name="T150" style:family="text">
      <style:text-properties officeooo:rsid="010c4d3a"/>
    </style:style>
    <style:style style:name="T151" style:family="text">
      <style:text-properties officeooo:rsid="00b6801f"/>
    </style:style>
    <style:style style:name="T152" style:family="text">
      <style:text-properties fo:font-size="16pt" style:font-size-asian="16pt" style:font-size-complex="16pt"/>
    </style:style>
    <style:style style:name="T153" style:family="text">
      <style:text-properties officeooo:rsid="01f8729d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60d7ef"/>
    </style:style>
    <style:style style:name="T158" style:family="text">
      <style:text-properties officeooo:rsid="02735980"/>
    </style:style>
    <style:style style:name="T159" style:family="text">
      <style:text-properties officeooo:rsid="02757f12"/>
    </style:style>
    <style:style style:name="T160" style:family="text">
      <style:text-properties officeooo:rsid="0272f9e5"/>
    </style:style>
    <style:style style:name="T161" style:family="text">
      <style:text-properties officeooo:rsid="026ec296"/>
    </style:style>
    <style:style style:name="T162" style:family="text">
      <style:text-properties officeooo:rsid="0268e0aa"/>
    </style:style>
    <style:style style:name="T163" style:family="text">
      <style:text-properties officeooo:rsid="0072f07f"/>
    </style:style>
    <style:style style:name="T16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5" style:family="text">
      <style:text-properties officeooo:rsid="014407b5"/>
    </style:style>
    <style:style style:name="T166" style:family="text">
      <style:text-properties officeooo:rsid="0334a5be"/>
    </style:style>
    <style:style style:name="T167" style:family="text">
      <style:text-properties officeooo:rsid="0315af39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ffffff" loext:opacity="100%" style:text-outline="false" style:text-line-through-style="none" style:text-line-through-type="none" style:font-name="Bitstream Vera Sans5" fo:font-size="4pt" fo:font-style="normal" fo:text-shadow="none" style:text-underline-style="none" fo:font-weight="bold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5pt" style:language-asian="zxx" style:country-asian="none" style:font-style-asian="normal" style:font-weight-asian="normal" style:font-name-complex="Tahoma" style:font-size-complex="5pt" style:language-complex="zxx" style:country-complex="none" style:font-style-complex="normal" style:font-weight-complex="normal" style:text-emphasize="none" style:text-scale="80%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cc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ff00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cm" svg:stroke-color="#a9ce7b" draw:marker-start="" draw:marker-start-width="0.199cm" draw:marker-start-center="false" draw:marker-end="" draw:marker-end-width="0.199cm" draw:marker-end-center="false" draw:fill="solid" draw:fill-color="#a9ce7b" draw:textarea-horizontal-align="justify" draw:textarea-vertical-align="middle" draw:auto-grow-height="false" fo:min-height="1.75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0.674cm" fo:min-width="0.452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solid" draw:fill-color="#a9ce7b" draw:textarea-horizontal-align="justify" draw:textarea-vertical-align="middle" draw:auto-grow-height="false" fo:min-height="0.672cm" fo:min-width="0.452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.03cm" svg:stroke-color="#000000" draw:marker-start="" draw:marker-start-width="0.25cm" draw:marker-start-center="false" draw:marker-end="Concave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9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draw:stroke-dash="Dashed_20__28_var_29__20_729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729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729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729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729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729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729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729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30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30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30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730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730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30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730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730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731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731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731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731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731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731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731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731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none" draw:stroke-dash="Dashed_20__28_var_29__20_6161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justify" fo:min-height="0.44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solid" svg:stroke-width="0.019cm" svg:stroke-color="#b3b3b3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_20_730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none" draw:stroke-dash="Dashed_20__28_var_29__20_51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draw:fit-to-size="false" style:shrink-to-fit="false" draw:fit-to-contour="false" fo:max-height="0cm" fo:max-width="0cm" fo:min-height="0.353cm" fo:min-width="0.68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0" style:family="graphic">
      <style:graphic-properties draw:stroke="solid" draw:stroke-dash="Dashed_20__28_var_29__20_7275" svg:stroke-width="0.019cm" svg:stroke-color="#000000" draw:marker-start="Dimension_20_Lines" draw:marker-start-width="0.229cm" draw:marker-start-center="true" draw:marker-end="Dimension_20_Lines" draw:marker-end-width="0.229cm" draw:marker-end-center="tru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svg:stroke-width="0.03cm" svg:stroke-color="#009999" draw:marker-start="" draw:marker-start-width="0.25cm" draw:marker-start-center="false" draw:marker-end="" draw:marker-end-width="0.25cm" draw:marker-end-center="false" draw:fill="solid" draw:fill-color="#00cccc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62" style:family="graphic">
      <style:graphic-properties draw:stroke="solid" svg:stroke-width="0.03cm" svg:stroke-color="#ff3399" draw:marker-start="" draw:marker-start-width="0.25cm" draw:marker-start-center="false" draw:marker-end="" draw:marker-end-width="0.25cm" draw:marker-end-center="false" draw:fill="solid" draw:fill-color="#ff3399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63" style:family="graphic">
      <style:graphic-properties draw:stroke="solid" svg:stroke-width="0.03cm" svg:stroke-color="#3333ff" draw:marker-start="" draw:marker-start-width="0.25cm" draw:marker-start-center="false" draw:marker-end="" draw:marker-end-width="0.25cm" draw:marker-end-center="false" draw:fill="solid" draw:fill-color="#3333ff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6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6" draw:name="Shape2_0" draw:style-name="gr18" draw:text-style-name="P121" svg:width="3.918cm" svg:height="1.031cm" draw:transform="rotate (0.0876155284501153) translate (0.137583333333333cm 0.342194444444444cm)">
        <draw:text-box>
          <text:p text:style-name="P110"><text:span text:style-name="T182">Fiche supplémentaire</text:span></text:p>
        </draw:text-box>
      </draw:frame>
      <draw:frame text:anchor-type="page" text:anchor-page-number="1" draw:z-index="4" draw:name="Shape2_1" draw:style-name="gr27" draw:text-style-name="P116" svg:width="3.857cm" svg:height="0.805cm" draw:transform="rotate (0.0872664625997165) translate (0.467430555555556cm 1.34055555555556cm)">
        <draw:text-box>
          <text:p text:style-name="P110"><text:span text:style-name="T181">Série 7</text:span></text:p>
        </draw:text-box>
      </draw:frame>
      <draw:line text:anchor-type="page" text:anchor-page-number="1" draw:z-index="3" draw:name="Shape3_0" draw:style-name="gr28" draw:text-style-name="P126" svg:x1="10.321cm" svg:y1="1.439cm" svg:x2="21.994cm" svg:y2="1.326cm">
        <text:p/>
      </draw:line>
      <draw:path text:anchor-type="page" text:anchor-page-number="1" draw:z-index="2" draw:name="Shape1_0" draw:style-name="gr29" draw:text-style-name="P117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2843008670" text:style-name="_5f_Numérotation_20_des_20_exercices">
          <text:list-item text:start-value="1">
            <text:h text:style-name="P107" text:outline-level="1" text:restart-numbering="true" text:start-value="1"><text:span text:style-name="Character_5f_20_5f_style">Voici des triangles. Calcule les aires de chacun d’entre eux.</text:span></text:h>
          </text:list-item>
        </text:list>
        <text:h text:style-name="_5f_Paragraphe" text:outline-level="1"><draw:g text:anchor-type="char" draw:z-index="1" draw:name="Shape22" draw:style-name="gr30"><draw:line draw:style-name="gr31" draw:text-style-name="P127" svg:x1="0.223cm" svg:y1="5.948cm" svg:x2="7.637cm" svg:y2="5.948cm"><text:p/></draw:line><draw:line draw:style-name="gr32" draw:text-style-name="P127" svg:x1="0.223cm" svg:y1="5.515cm" svg:x2="7.618cm" svg:y2="5.484cm"><text:p/></draw:line><draw:line draw:style-name="gr33" draw:text-style-name="P127" svg:x1="0.223cm" svg:y1="5.08cm" svg:x2="7.637cm" svg:y2="5.08cm"><text:p/></draw:line><draw:line draw:style-name="gr34" draw:text-style-name="P127" svg:x1="0.223cm" svg:y1="4.641cm" svg:x2="7.637cm" svg:y2="4.641cm"><text:p/></draw:line><draw:line draw:style-name="gr35" draw:text-style-name="P127" svg:x1="0.223cm" svg:y1="4.207cm" svg:x2="7.637cm" svg:y2="4.207cm"><text:p/></draw:line><draw:line draw:style-name="gr36" draw:text-style-name="P127" svg:x1="0.223cm" svg:y1="3.34cm" svg:x2="7.637cm" svg:y2="3.34cm"><text:p/></draw:line><draw:line draw:style-name="gr37" draw:text-style-name="P127" svg:x1="0.223cm" svg:y1="2.9cm" svg:x2="7.637cm" svg:y2="2.9cm"><text:p/></draw:line><draw:line draw:style-name="gr38" draw:text-style-name="P127" svg:x1="0.223cm" svg:y1="2.459cm" svg:x2="7.637cm" svg:y2="2.459cm"><text:p/></draw:line><draw:line draw:style-name="gr39" draw:text-style-name="P127" svg:x1="0.237cm" svg:y1="0.286cm" svg:x2="0.223cm" svg:y2="5.952cm"><text:p/></draw:line><draw:line draw:style-name="gr40" draw:text-style-name="P127" svg:x1="0.644cm" svg:y1="0.286cm" svg:x2="0.655cm" svg:y2="5.949cm"><text:p/></draw:line><draw:line draw:style-name="gr41" draw:text-style-name="P127" svg:x1="1.108cm" svg:y1="0.286cm" svg:x2="1.092cm" svg:y2="5.952cm"><text:p/></draw:line><draw:line draw:style-name="gr42" draw:text-style-name="P127" svg:x1="1.525cm" svg:y1="0.286cm" svg:x2="1.528cm" svg:y2="5.952cm"><text:p/></draw:line><draw:line draw:style-name="gr43" draw:text-style-name="P127" svg:x1="1.967cm" svg:y1="0.286cm" svg:x2="1.966cm" svg:y2="5.952cm"><text:p/></draw:line><draw:line draw:style-name="gr44" draw:text-style-name="P127" svg:x1="2.83cm" svg:y1="0.286cm" svg:x2="2.837cm" svg:y2="5.928cm"><text:p/></draw:line><draw:line draw:style-name="gr45" draw:text-style-name="P127" svg:x1="3.273cm" svg:y1="0.286cm" svg:x2="3.276cm" svg:y2="5.952cm"><text:p/></draw:line><draw:line draw:style-name="gr46" draw:text-style-name="P127" svg:x1="4.14cm" svg:y1="0.286cm" svg:x2="4.145cm" svg:y2="5.952cm"><text:p/></draw:line><draw:line draw:style-name="gr47" draw:text-style-name="P127" svg:x1="4.573cm" svg:y1="0.286cm" svg:x2="4.583cm" svg:y2="5.952cm"><text:p/></draw:line><draw:line draw:style-name="gr48" draw:text-style-name="P127" svg:x1="5.015cm" svg:y1="0.286cm" svg:x2="5.021cm" svg:y2="5.952cm"><text:p/></draw:line><draw:line draw:style-name="gr49" draw:text-style-name="P127" svg:x1="5.457cm" svg:y1="0.286cm" svg:x2="5.456cm" svg:y2="5.952cm"><text:p/></draw:line><draw:line draw:style-name="gr50" draw:text-style-name="P127" svg:x1="5.888cm" svg:y1="0.286cm" svg:x2="5.892cm" svg:y2="5.952cm"><text:p/></draw:line><draw:line draw:style-name="gr51" draw:text-style-name="P127" svg:x1="6.333cm" svg:y1="0.286cm" svg:x2="6.326cm" svg:y2="5.952cm"><text:p/></draw:line><draw:line draw:style-name="gr52" draw:text-style-name="P127" svg:x1="6.768cm" svg:y1="0.286cm" svg:x2="6.763cm" svg:y2="5.952cm"><text:p/></draw:line><draw:line draw:style-name="gr53" draw:text-style-name="P127" svg:x1="7.205cm" svg:y1="0.286cm" svg:x2="7.197cm" svg:y2="5.95cm"><text:p/></draw:line><draw:line draw:style-name="gr54" draw:text-style-name="P127" svg:x1="7.629cm" svg:y1="0.286cm" svg:x2="7.634cm" svg:y2="5.952cm"><text:p/></draw:line><draw:frame draw:style-name="gr55" draw:text-style-name="P129" svg:width="0.435cm" svg:height="0.449cm" svg:x="1.092cm" svg:y="5.514cm"><draw:text-box><text:p text:style-name="P128"><text:span text:style-name="T184">1</text:span></text:p><text:p text:style-name="P128"><text:span text:style-name="T184">u.a.</text:span></text:p></draw:text-box></draw:frame><draw:line draw:style-name="gr56" draw:text-style-name="P130" svg:x1="0.226cm" svg:y1="2.031cm" svg:x2="7.63cm" svg:y2="2.045cm"><text:p/></draw:line><draw:line draw:style-name="gr56" draw:text-style-name="P130" svg:x1="7.204cm" svg:y1="2.041cm" svg:x2="7.632cm" svg:y2="2.041cm"><text:p/></draw:line><draw:line draw:style-name="gr56" draw:text-style-name="P130" svg:x1="0.23cm" svg:y1="3.777cm" svg:x2="7.636cm" svg:y2="3.772cm"><text:p/></draw:line><draw:line draw:style-name="gr56" draw:text-style-name="P130" svg:x1="7.204cm" svg:y1="3.772cm" svg:x2="7.632cm" svg:y2="3.772cm"><text:p/></draw:line><draw:line draw:style-name="gr32" draw:text-style-name="P127" svg:x1="6.777cm" svg:y1="5.484cm" svg:x2="7.617cm" svg:y2="5.49cm"><text:p/></draw:line><draw:line draw:style-name="gr57" draw:text-style-name="P127" svg:x1="3.708cm" svg:y1="0.252cm" svg:x2="3.728cm" svg:y2="5.934cm"><text:p/></draw:line><draw:line draw:style-name="gr44" draw:text-style-name="P127" svg:x1="2.392cm" svg:y1="0.286cm" svg:x2="2.392cm" svg:y2="5.946cm"><text:p/></draw:line><draw:line draw:style-name="gr32" draw:text-style-name="P127" svg:x1="0.218cm" svg:y1="1.594cm" svg:x2="7.613cm" svg:y2="1.563cm"><text:p/></draw:line><draw:line draw:style-name="gr33" draw:text-style-name="P127" svg:x1="0.218cm" svg:y1="1.159cm" svg:x2="7.632cm" svg:y2="1.159cm"><text:p/></draw:line><draw:line draw:style-name="gr34" draw:text-style-name="P127" svg:x1="0.218cm" svg:y1="0.725cm" svg:x2="7.632cm" svg:y2="0.725cm"><text:p/></draw:line><draw:line draw:style-name="gr35" draw:text-style-name="P127" svg:x1="0.218cm" svg:y1="0.286cm" svg:x2="7.632cm" svg:y2="0.286cm"><text:p/></draw:line><draw:line draw:style-name="gr32" draw:text-style-name="P127" svg:x1="6.77cm" svg:y1="1.563cm" svg:x2="7.61cm" svg:y2="1.569cm"><text:p/></draw:line><draw:frame draw:style-name="gr23" draw:text-style-name="P131" svg:width="0.802cm" svg:height="0.701cm" svg:x="0.538cm" svg:y="0.73cm"><draw:text-box><text:p text:style-name="P123"><text:span text:style-name="T185">A</text:span></text:p></draw:text-box></draw:frame><draw:frame draw:style-name="gr58" draw:text-style-name="P131" svg:width="0.8cm" svg:height="0.699cm" svg:x="3.538cm" svg:y="3.531cm"><draw:text-box><text:p text:style-name="P123"><text:span text:style-name="T185">C</text:span></text:p></draw:text-box></draw:frame><draw:frame draw:style-name="gr58" draw:text-style-name="P131" svg:width="0.802cm" svg:height="0.699cm" svg:x="0.137cm" svg:y="3.531cm"><draw:text-box><text:p text:style-name="P123"><text:span text:style-name="T185">R</text:span></text:p></draw:text-box></draw:frame><draw:frame draw:style-name="gr59" draw:text-style-name="P133" svg:width="0.687cm" svg:height="0.354cm" svg:x="0.051cm" svg:y="5.53cm"><draw:text-box><text:p text:style-name="P132"><text:span text:style-name="T186">1 u.l.</text:span></text:p></draw:text-box></draw:frame><draw:line draw:style-name="gr60" draw:text-style-name="P134" svg:x1="0.237cm" svg:y1="5.881cm" svg:x2="0.658cm" svg:y2="5.881cm"><text:p/></draw:line><draw:polygon draw:style-name="gr61" draw:text-style-name="P135" svg:width="3.052cm" svg:height="2.62cm" svg:x="0.644cm" svg:y="1.159cm" svg:viewBox="0 0 3053 2621" draw:points="0,2621 456,0 3053,2609"><text:p/></draw:polygon><draw:polygon draw:style-name="gr62" draw:text-style-name="P136" svg:width="2.176cm" svg:height="3.031cm" draw:transform="rotate (-1.5690509975429) translate (7.19185636464194cm 0.718950274048961cm)" svg:viewBox="0 0 2177 3032" draw:points="0,3029 846,0 2177,3032"><text:p/></draw:polygon><draw:frame draw:style-name="gr23" draw:text-style-name="P131" svg:width="0.802cm" svg:height="0.701cm" svg:x="3.529cm" svg:y="0.286cm"><draw:text-box><text:p text:style-name="P123"><text:span text:style-name="T185">C</text:span></text:p></draw:text-box></draw:frame><draw:polygon draw:style-name="gr63" draw:text-style-name="P137" svg:width="3.026cm" svg:height="2.183cm" draw:transform="skewX (0.000523598775598299) rotate (-1.5692255304681) translate (7.19661111111107cm 2.48195833333333cm)" svg:viewBox="0 0 3027 2184" draw:points="1303,2184 0,0 3027,2175"><text:p/></draw:polygon><draw:frame draw:style-name="gr23" draw:text-style-name="P131" svg:width="0.802cm" svg:height="0.701cm" svg:x="3.552cm" svg:y="2.73cm"><draw:text-box><text:p text:style-name="P123"><text:span text:style-name="T185">R</text:span></text:p></draw:text-box></draw:frame><draw:frame draw:style-name="gr64" draw:text-style-name="P131" svg:width="0.8cm" svg:height="0.8cm" svg:x="7.018cm" svg:y="1.231cm"><draw:text-box><text:p text:style-name="P123"><text:span text:style-name="T185">I</text:span></text:p></draw:text-box></draw:frame><draw:frame draw:style-name="gr23" draw:text-style-name="P131" svg:width="0.802cm" svg:height="0.701cm" svg:x="4.438cm" svg:y="3.201cm"><draw:text-box><text:p text:style-name="P123"><text:span text:style-name="T185">H</text:span></text:p></draw:text-box></draw:frame><draw:frame draw:style-name="gr23" draw:text-style-name="P131" svg:width="0.802cm" svg:height="0.701cm" svg:x="6.937cm" svg:y="2.03cm"><draw:text-box><text:p text:style-name="P123"><text:span text:style-name="T185">E</text:span></text:p></draw:text-box></draw:frame><draw:frame draw:style-name="gr58" draw:text-style-name="P131" svg:width="0.8cm" svg:height="0.699cm" svg:x="4.582cm" svg:y="5.484cm"><draw:text-box><text:p text:style-name="P123"><text:span text:style-name="T185">I</text:span></text:p></draw:text-box></draw:fram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pan text:style-name="Character_5f_20_5f_style">Aire de RAC : </text:span></text:h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h text:style-name="_5f_Paragraphe" text:outline-level="1"><text:span text:style-name="Character_5f_20_5f_style">Aire de CRI :</text:span></text:h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h text:style-name="_5f_Paragraphe" text:outline-level="1"><text:span text:style-name="Character_5f_20_5f_style">Aire de HEI : </text:span></text:h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225804021670404" text:continue-numbering="true" text:style-name="_5f_Numérotation_20_des_20_exercices">
          <text:list-item>
            <text:h text:style-name="P108" text:outline-level="1"><text:span text:style-name="Character_5f_20_5f_style">Sur la figure suivante, ABC est un triangle. </text:span></text:h>
          </text:list-item>
        </text:list>
        <text:h text:style-name="_5f_Paragraphe" text:outline-level="1"><text:span text:style-name="Character_5f_20_5f_style">B, H et C sont alignés. </text:span></text:h>
        <text:h text:style-name="_5f_Paragraphe" text:outline-level="1"><text:span text:style-name="Character_5f_20_5f_style">Calcule l’aire du triangle ABC, sachant que (AH) est perpendiculaire à (BC).</text:span></text:h>
        <text:h text:style-name="_5f_Paragraphe" text:outline-level="1"><draw:g text:anchor-type="paragraph" draw:z-index="0" draw:name="Shape3" draw:style-name="gr19"><draw:polygon draw:style-name="gr26" draw:text-style-name="P138" svg:width="5.346cm" svg:height="5.581cm" draw:transform="skewX (0.0541052068118242) rotate (1.09554317147684) translate (0.621388888889789cm 3.20637500000007cm)" svg:viewBox="0 0 5347 5582" draw:points="0,0 1038,5582 5347,4458"><text:p/></draw:polygon><draw:line draw:style-name="gr65" draw:text-style-name="P139" svg:x1="0.522cm" svg:y1="3.108cm" svg:x2="0.722cm" svg:y2="3.308cm"><text:p/></draw:line><draw:line draw:style-name="gr65" draw:text-style-name="P139" svg:x1="0.722cm" svg:y1="3.108cm" svg:x2="0.522cm" svg:y2="3.308cm"><text:p/></draw:line><draw:line draw:style-name="gr65" draw:text-style-name="P139" svg:x1="5.835cm" svg:y1="5.011cm" svg:x2="6.035cm" svg:y2="5.211cm"><text:p/></draw:line><draw:line draw:style-name="gr65" draw:text-style-name="P139" svg:x1="6.035cm" svg:y1="5.011cm" svg:x2="5.835cm" svg:y2="5.211cm"><text:p/></draw:line><draw:line draw:style-name="gr65" draw:text-style-name="P139" svg:x1="6.821cm" svg:y1="0.61cm" svg:x2="7.021cm" svg:y2="0.81cm"><text:p/></draw:line><draw:line draw:style-name="gr65" draw:text-style-name="P139" svg:x1="7.021cm" svg:y1="0.61cm" svg:x2="6.821cm" svg:y2="0.81cm"><text:p/></draw:line><draw:line draw:style-name="gr65" draw:text-style-name="P139" svg:x1="5.919cm" svg:y1="5.112cm" svg:x2="4.519cm" svg:y2="1.612cm"><text:p/></draw:line><draw:line draw:style-name="gr65" draw:text-style-name="P139" svg:x1="4.445cm" svg:y1="1.56cm" svg:x2="4.645cm" svg:y2="1.76cm"><text:p/></draw:line><draw:line draw:style-name="gr65" draw:text-style-name="P139" svg:x1="4.645cm" svg:y1="1.56cm" svg:x2="4.445cm" svg:y2="1.76cm"><text:p/></draw:line><draw:frame draw:style-name="gr66" draw:text-style-name="P140" svg:width="1.101cm" svg:height="0.715cm" svg:x="5.722cm" svg:y="5.105cm"><draw:text-box><text:p text:style-name="P123"><text:span text:style-name="T187">A</text:span></text:p></draw:text-box></draw:frame><draw:frame draw:style-name="gr67" draw:text-style-name="P140" svg:width="1.101cm" svg:height="0.717cm" svg:x="-0.078cm" svg:y="2.808cm"><draw:text-box><text:p text:style-name="P123"><text:span text:style-name="T187">B</text:span></text:p></draw:text-box></draw:frame><draw:frame draw:style-name="gr66" draw:text-style-name="P140" svg:width="1.1cm" svg:height="0.715cm" svg:x="6.923cm" svg:y="0.409cm"><draw:text-box><text:p text:style-name="P123"><text:span text:style-name="T187">C</text:span></text:p></draw:text-box></draw:frame><draw:frame draw:style-name="gr67" draw:text-style-name="P140" svg:width="1.101cm" svg:height="0.717cm" svg:x="4.002cm" svg:y="1.829cm"><draw:text-box><text:p text:style-name="P123"><text:span text:style-name="T187">H</text:span></text:p></draw:text-box></draw:frame><draw:frame draw:style-name="gr23" draw:text-style-name="P141" svg:width="1.851cm" svg:height="0.701cm" draw:transform="rotate (-1.78023583703422) translate (7.32190277777778cm 1.95438888888889cm)"><draw:text-box><text:p text:style-name="P123"><text:span text:style-name="T188">7,5 cm</text:span></text:p></draw:text-box></draw:frame><draw:frame draw:style-name="gr23" draw:text-style-name="P142" svg:width="1.802cm" svg:height="0.701cm" draw:transform="rotate (0.349065850398866) translate (4.683125cm 0.915458333333333cm)"><draw:text-box><text:p text:style-name="P123"><text:span text:style-name="T189">4,5 cm</text:span></text:p></draw:text-box></draw:frame><draw:frame draw:style-name="gr23" draw:text-style-name="P143" svg:width="1.511cm" svg:height="0.701cm" draw:transform="rotate (-1.18664935843094) translate (5.34811111111111cm 2.06198611111111cm)"><draw:text-box><text:p text:style-name="P123"><text:span text:style-name="T190">6 cm</text:span></text:p></draw:text-box></draw:frame><draw:frame draw:style-name="gr23" draw:text-style-name="P144" svg:width="1.802cm" svg:height="0.701cm" draw:transform="rotate (0.349065850398866) translate (1.52223611111111cm 2.15194444444444cm)"><draw:text-box><text:p text:style-name="P123"><text:span text:style-name="T191">5,8 cm</text:span></text:p></draw:text-box></draw:fram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225803863649316" text:continue-numbering="true" text:style-name="_5f_Numérotation_20_des_20_exercices">
          <text:list-item>
            <text:h text:style-name="P108" text:outline-level="1"><text:span text:style-name="_5f_Caractères">Calcule l’aire de cette figure :</text:span></text:h>
          </text:list-item>
        </text:list>
        <text:h text:style-name="_5f_Paragraphe" text:outline-level="1"><draw:g text:anchor-type="paragraph" draw:z-index="5" draw:name="Shape5" draw:style-name="gr19"><draw:custom-shape draw:style-name="gr20" draw:text-style-name="P122" svg:width="2.001cm" svg:height="2.001cm" svg:x="3.947cm" svg:y="3.499cm"><text:p/><draw:enhanced-geometry svg:viewBox="0 0 21600 21600" draw:type="rectangle" draw:enhanced-path="M 0 0 L 21600 0 21600 21600 0 21600 0 0 Z N"/></draw:custom-shape><draw:custom-shape draw:style-name="gr21" draw:text-style-name="P122" svg:width="2.001cm" svg:height="3.001cm" svg:x="3.947cm" svg:y="0.499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22" draw:text-style-name="P122" svg:width="2.001cm" svg:height="2.999cm" draw:transform="rotate (-1.59016948149203) translate (8.98348611111111cm 3.556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21" draw:text-style-name="P122" svg:width="2.001cm" svg:height="3.001cm" draw:transform="skewX (-0.000523598775598302) rotate (3.12972441467623) translate (5.86669444444444cm 8.51429166666667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21" draw:text-style-name="P122" svg:width="2.001cm" svg:height="3.001cm" draw:transform="rotate (1.55473929767655) translate (0.915458333333333cm 5.45218055555556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23" draw:text-style-name="P124" svg:width="0.9cm" svg:height="0.701cm" svg:x="2.148cm" svg:y="5.399cm"><draw:text-box><text:p text:style-name="P123"><text:span text:style-name="T183">3</text:span></text:p></draw:text-box></draw:frame><draw:frame draw:style-name="gr23" draw:text-style-name="P124" svg:width="0.9cm" svg:height="0.701cm" svg:x="3.818cm" svg:y="4.071cm"><draw:text-box><text:p text:style-name="P123"><text:span text:style-name="T183">2</text:span></text:p></draw:text-box></draw:frame><draw:line draw:style-name="gr24" draw:text-style-name="P125" svg:x1="2.248cm" svg:y1="5.699cm" svg:x2="0.954cm" svg:y2="5.661cm"><text:p/></draw:line><draw:line draw:style-name="gr24" draw:text-style-name="P125" svg:x1="2.644cm" svg:y1="5.71cm" svg:x2="3.863cm" svg:y2="5.76cm"><text:p/></draw:line><draw:line draw:style-name="gr24" draw:text-style-name="P125" svg:x1="4.146cm" svg:y1="4.198cm" svg:x2="4.146cm" svg:y2="3.498cm"><text:p/></draw:line><draw:line draw:style-name="gr24" draw:text-style-name="P125" svg:x1="4.146cm" svg:y1="4.699cm" svg:x2="4.146cm" svg:y2="5.499cm"><text:p/></draw:line><draw:line draw:style-name="gr25" draw:text-style-name="P125" svg:x1="3.646cm" svg:y1="5.499cm" svg:x2="3.646cm" svg:y2="5.199cm"><text:p/></draw:line><draw:line draw:style-name="gr25" draw:text-style-name="P125" svg:x1="3.946cm" svg:y1="5.199cm" svg:x2="3.646cm" svg:y2="5.199cm"><text:p/></draw:line><draw:line draw:style-name="gr25" draw:text-style-name="P125" svg:x1="4.244cm" svg:y1="3.199cm" svg:x2="3.944cm" svg:y2="3.199cm"><text:p/></draw:line><draw:line draw:style-name="gr25" draw:text-style-name="P125" svg:x1="5.902cm" svg:y1="5.776cm" svg:x2="5.602cm" svg:y2="5.776cm"><text:p/></draw:line><draw:line draw:style-name="gr25" draw:text-style-name="P125" svg:x1="6.299cm" svg:y1="3.774cm" svg:x2="5.999cm" svg:y2="3.774cm"><text:p/></draw:line><draw:line draw:style-name="gr25" draw:text-style-name="P125" svg:x1="5.602cm" svg:y1="5.789cm" svg:x2="5.602cm" svg:y2="5.489cm"><text:p/></draw:line><draw:line draw:style-name="gr25" draw:text-style-name="P125" svg:x1="4.248cm" svg:y1="3.499cm" svg:x2="4.248cm" svg:y2="3.199cm"><text:p/></draw:line><draw:line draw:style-name="gr25" draw:text-style-name="P125" svg:x1="6.253cm" svg:y1="3.774cm" svg:x2="6.253cm" svg:y2="3.474cm"><text:p/></draw:line><draw:line draw:style-name="gr26" draw:text-style-name="P125" svg:x1="2.848cm" svg:y1="5.399cm" svg:x2="2.748cm" svg:y2="5.599cm"><text:p/></draw:line><draw:line draw:style-name="gr26" draw:text-style-name="P125" svg:x1="7.248cm" svg:y1="3.399cm" svg:x2="7.148cm" svg:y2="3.599cm"><text:p/></draw:line><draw:line draw:style-name="gr26" draw:text-style-name="P125" svg:x1="5.997cm" svg:y1="6.399cm" svg:x2="5.797cm" svg:y2="6.499cm"><text:p/></draw:line><draw:line draw:style-name="gr26" draw:text-style-name="P125" svg:x1="4.047cm" svg:y1="2.099cm" svg:x2="3.847cm" svg:y2="2.199cm"><text:p/></draw:line><draw:line draw:style-name="gr26" draw:text-style-name="P125" svg:x1="4.848cm" svg:y1="3.399cm" svg:x2="4.748cm" svg:y2="3.599cm"><text:p/></draw:line><draw:line draw:style-name="gr26" draw:text-style-name="P125" svg:x1="4.948cm" svg:y1="3.399cm" svg:x2="4.848cm" svg:y2="3.599cm"><text:p/></draw:line><draw:line draw:style-name="gr26" draw:text-style-name="P125" svg:x1="4.746cm" svg:y1="5.399cm" svg:x2="4.646cm" svg:y2="5.599cm"><text:p/></draw:line><draw:line draw:style-name="gr26" draw:text-style-name="P125" svg:x1="4.848cm" svg:y1="5.399cm" svg:x2="4.748cm" svg:y2="5.599cm"><text:p/></draw:line><draw:line draw:style-name="gr26" draw:text-style-name="P125" svg:x1="6.048cm" svg:y1="4.399cm" svg:x2="5.848cm" svg:y2="4.499cm"><text:p/></draw:line><draw:line draw:style-name="gr26" draw:text-style-name="P125" svg:x1="6.048cm" svg:y1="4.499cm" svg:x2="5.848cm" svg:y2="4.599cm"><text:p/></draw:line><draw:line draw:style-name="gr26" draw:text-style-name="P125" svg:x1="4.047cm" svg:y1="4.199cm" svg:x2="3.847cm" svg:y2="4.299cm"><text:p/></draw:line><draw:line draw:style-name="gr26" draw:text-style-name="P125" svg:x1="4.047cm" svg:y1="4.297cm" svg:x2="3.847cm" svg:y2="4.397cm"><text:p/></draw:line></draw:g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p text:style-name="_5f_Paragraphe_5f_Réponse_5f_Pointillés_5f_Grisés"><text:span text:style-name="_5f_pointillés_20_gris">…………………………………………………………………</text:span>.</text:p>
        <text:p text:style-name="_5f_Paragraphe_5f_Réponse_5f_Pointillés_5f_Grisés"><text:span text:style-name="_5f_pointillés_20_gris">………………………………………………………………….</text:span></text:p>
        <text:p text:style-name="_5f_Paragraphe_5f_Réponse_5f_Pointillés_5f_Grisés"><text:span text:style-name="_5f_pointillés_20_gris">………………………………………………………………….</text:span></text:p>
        <text:p text:style-name="_5f_Paragraphe_5f_Réponse_5f_Pointillés_5f_Grisés"><text:span text:style-name="_5f_pointillés_20_gris">………………………………………………………………….</text:span></text:p>
        <text:p text:style-name="P100"><text:span text:style-name="_5f_pointillés_20_gris">………………………………………………………………….</text:span></text:p>
        <text:p text:style-name="P100"><text:span text:style-name="_5f_pointillés_20_gris">………………………………………………………………….</text:span></text:p>
        <text:p text:style-name="_5f_Paragraphe_5f_Réponse_5f_Pointillés_5f_Grisés"><text:span text:style-name="_5f_pointillés_20_gris">………………………………………………………………….</text:span></text:p>
        <text:p text:style-name="_5f_Paragraphe_5f_Réponse_5f_Pointillés_5f_Grisés"><text:span text:style-name="_5f_pointillés_20_gris">………………………………………………………………….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1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5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4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2" style:family="paragraph" style:parent-style-name="Footer">
      <style:paragraph-properties fo:text-align="center" style:justify-single-word="false"/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rsid="00178920" officeooo:paragraph-rsid="00178920"/>
    </style:style>
    <style:style style:name="MP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1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14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15" style:family="paragraph" style:parent-style-name="Header">
      <style:paragraph-properties fo:text-align="start" style:justify-single-word="false"/>
      <style:text-properties officeooo:paragraph-rsid="0211dd7e"/>
    </style:style>
    <style:style style:name="MP16" style:family="paragraph" style:parent-style-name="Footer">
      <style:paragraph-properties fo:text-align="start" style:justify-single-word="false"/>
      <style:text-properties officeooo:paragraph-rsid="0211dd7e"/>
    </style:style>
    <style:style style:name="MP17" style:family="paragraph" style:parent-style-name="Footer">
      <style:text-properties officeooo:rsid="0242edd8" officeooo:paragraph-rsid="0242edd8"/>
    </style:style>
    <style:style style:name="MP1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9" style:family="paragraph" style:parent-style-name="Footer">
      <style:text-properties officeooo:paragraph-rsid="008d016c"/>
    </style:style>
    <style:style style:name="MP20" style:family="paragraph">
      <style:paragraph-properties fo:text-align="center"/>
    </style:style>
    <style:style style:name="MP21" style:family="paragraph" style:parent-style-name="Header">
      <style:paragraph-properties fo:margin-left="0cm" fo:margin-right="0cm" fo:text-indent="0cm" style:auto-text-indent="false"/>
    </style:style>
    <style:style style:name="MP22" style:family="paragraph" style:parent-style-name="Footer">
      <style:text-properties officeooo:paragraph-rsid="010f7046"/>
    </style:style>
    <style:style style:name="MP23" style:family="paragraph" style:parent-style-name="Footer">
      <style:text-properties officeooo:paragraph-rsid="01120261"/>
    </style:style>
    <style:style style:name="MP2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5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2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28" style:family="paragraph" style:parent-style-name="_5f_Header_20_D_20_page_20_impaire_20__28_D_29_">
      <style:text-properties officeooo:paragraph-rsid="01a13e78"/>
    </style:style>
    <style:style style:name="MP29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1" style:family="paragraph" style:parent-style-name="Header">
      <style:paragraph-properties fo:text-align="center" style:justify-single-word="false"/>
      <style:text-properties officeooo:paragraph-rsid="00ab054e"/>
    </style:style>
    <style:style style:name="MP3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3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34" style:family="paragraph" style:parent-style-name="Footer">
      <style:paragraph-properties fo:text-align="end" style:justify-single-word="false"/>
      <style:text-properties officeooo:paragraph-rsid="00d4df5c"/>
    </style:style>
    <style:style style:name="MP35" style:family="paragraph" style:parent-style-name="Footer">
      <style:paragraph-properties fo:text-align="start" style:justify-single-word="false"/>
      <style:text-properties officeooo:paragraph-rsid="00d4df5c"/>
    </style:style>
    <style:style style:name="MP36" style:family="paragraph" style:parent-style-name="_5f_Header_20_G_20_page_20_impaire_20__28_D_29_">
      <style:text-properties officeooo:paragraph-rsid="01259ec2"/>
    </style:style>
    <style:style style:name="MP37" style:family="paragraph" style:parent-style-name="_5f_Header_20_G_20_page_20_paire_20__28_G_29_">
      <style:text-properties officeooo:paragraph-rsid="00eb2abc"/>
    </style:style>
    <style:style style:name="MP38" style:family="paragraph" style:parent-style-name="_5f_Footer_20_page_20_paire_20__28_G_29_">
      <style:text-properties fo:font-size="9pt" style:font-size-asian="9pt" style:font-size-complex="9pt"/>
    </style:style>
    <style:style style:name="MP39" style:family="paragraph" style:parent-style-name="_5f_Header_20_N_20_page_20_impaire_20__28_D_29_">
      <style:paragraph-properties fo:text-align="start" style:justify-single-word="false"/>
    </style:style>
    <style:style style:name="MP40" style:family="paragraph" style:parent-style-name="Footer">
      <style:text-properties officeooo:paragraph-rsid="00d4df5c"/>
    </style:style>
    <style:style style:name="MP4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2" style:family="paragraph">
      <loext:graphic-properties draw:fill="solid" draw:fill-color="#d7e12c"/>
    </style:style>
    <style:style style:name="MP43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45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47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49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55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57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9" style:family="paragraph" style:parent-style-name="Footer">
      <style:text-properties officeooo:paragraph-rsid="00863005"/>
    </style:style>
    <style:style style:name="MP60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61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4" style:family="paragraph" style:parent-style-name="_5f_Header_20_N_20_page_20_impaire_20__28_D_29_">
      <style:text-properties officeooo:rsid="0277791e" officeooo:paragraph-rsid="0277791e"/>
    </style:style>
    <style:style style:name="MP65" style:family="paragraph" style:parent-style-name="_5f_Header_20_N_20_page_20_impaire_20__28_D_29_">
      <style:text-properties officeooo:rsid="027aa87d" officeooo:paragraph-rsid="027aa87d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68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70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71" style:family="paragraph" style:parent-style-name="_5f_Header_20_G_20_page_20_paire_20__28_G_29_">
      <style:paragraph-properties fo:text-align="start" style:justify-single-word="false"/>
    </style:style>
    <style:style style:name="MP72" style:family="paragraph" style:parent-style-name="Footer">
      <style:text-properties officeooo:paragraph-rsid="030c4d7d"/>
    </style:style>
    <style:style style:name="MP73" style:family="paragraph" style:parent-style-name="_5f_Header_20_G_20_page_20_paire_20__28_G_29_">
      <style:text-properties officeooo:paragraph-rsid="0334a5be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75" style:family="paragraph" style:parent-style-name="Header">
      <style:paragraph-properties fo:text-align="start" style:justify-single-word="false"/>
      <style:text-properties officeooo:paragraph-rsid="0289fb01"/>
    </style:style>
    <style:style style:name="MP76" style:family="paragraph" style:parent-style-name="Footer">
      <style:text-properties officeooo:paragraph-rsid="00a59a60"/>
    </style:style>
    <style:style style:name="MP77" style:family="paragraph" style:parent-style-name="Footer">
      <style:text-properties officeooo:paragraph-rsid="004274bc"/>
    </style:style>
    <style:style style:name="MP78" style:family="paragraph" style:parent-style-name="Header">
      <style:paragraph-properties fo:text-align="center" style:justify-single-word="false"/>
      <style:text-properties officeooo:paragraph-rsid="00c10aa6"/>
    </style:style>
    <style:style style:name="MP79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80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1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82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83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84" style:family="paragraph" style:parent-style-name="Footer">
      <style:text-properties officeooo:paragraph-rsid="00d8520c"/>
    </style:style>
    <style:style style:name="MP85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8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7" style:family="paragraph" style:parent-style-name="Footer">
      <style:text-properties officeooo:paragraph-rsid="002aa84d"/>
    </style:style>
    <style:style style:name="MP8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9" style:family="paragraph">
      <loext:graphic-properties draw:fill="solid" draw:fill-color="#7fb241"/>
    </style:style>
    <style:style style:name="MP9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9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8d016c"/>
    </style:style>
    <style:style style:name="MT2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5" style:family="text">
      <style:text-properties officeooo:rsid="01fe03f2"/>
    </style:style>
    <style:style style:name="MT6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7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9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0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11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3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7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8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9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20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2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24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26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27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29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30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31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32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3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34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35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3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37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38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9" style:family="text">
      <style:text-properties officeooo:rsid="010c4d3a"/>
    </style:style>
    <style:style style:name="MT40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42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43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44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45" style:family="text">
      <style:text-properties officeooo:rsid="00b6801f"/>
    </style:style>
    <style:style style:name="MT46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7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50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51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2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3" style:family="text">
      <style:text-properties fo:font-size="16pt" style:font-size-asian="16pt" style:font-size-complex="16pt"/>
    </style:style>
    <style:style style:name="MT54" style:family="text"/>
    <style:style style:name="MT55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56" style:family="text">
      <style:text-properties officeooo:rsid="01f8729d"/>
    </style:style>
    <style:style style:name="MT57" style:family="text">
      <style:text-properties officeooo:rsid="01b6dc57"/>
    </style:style>
    <style:style style:name="MT58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60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61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62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64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5" style:family="text">
      <style:text-properties officeooo:rsid="00b5d2d1"/>
    </style:style>
    <style:style style:name="MT66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7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6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7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71" style:family="text">
      <style:text-properties officeooo:rsid="015f088a"/>
    </style:style>
    <style:style style:name="MT72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74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7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77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78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79" style:family="text">
      <style:text-properties officeooo:rsid="0160d7ef"/>
    </style:style>
    <style:style style:name="MT80" style:family="text">
      <style:text-properties officeooo:rsid="02735980"/>
    </style:style>
    <style:style style:name="MT81" style:family="text">
      <style:text-properties officeooo:rsid="02757f12"/>
    </style:style>
    <style:style style:name="MT82" style:family="text">
      <style:text-properties officeooo:rsid="0272f9e5"/>
    </style:style>
    <style:style style:name="MT83" style:family="text">
      <style:text-properties officeooo:rsid="026ec296"/>
    </style:style>
    <style:style style:name="MT84" style:family="text">
      <style:text-properties officeooo:rsid="0268e0aa"/>
    </style:style>
    <style:style style:name="MT85" style:family="text">
      <style:text-properties officeooo:rsid="0072f07f"/>
    </style:style>
    <style:style style:name="MT8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88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89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9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91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92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94" style:family="text">
      <style:text-properties officeooo:rsid="014407b5"/>
    </style:style>
    <style:style style:name="MT95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9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97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98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9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00" style:family="text">
      <style:text-properties officeooo:rsid="0334a5be"/>
    </style:style>
    <style:style style:name="MT101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02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03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04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5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06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07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108" style:family="text">
      <style:text-properties officeooo:rsid="0315af39"/>
    </style:style>
    <style:style style:name="MT109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10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11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12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13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15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116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117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_5f_7_5f_SERIE_5f_M_5f_GAUCHE_5f_ET_5f_DROITE_5f_2COL" style:display-name="2_7_SERIE_M_GAUCHE_ET_DROITE_2COL" style:page-layout-name="Mpm10" draw:style-name="Mdp1">
      <style:header>
        <text:p text:style-name="MP1"><text:span text:style-name="MT1"><text:s text:c="15"/>A</text:span>ires de triangles</text:p>
      </style:header>
      <style:footer>
        <text:h text:style-name="_5f_Footer_20_page_20_paire_20__28_G_29_" text:outline-level="1"><draw:frame draw:style-name="Mfr1" draw:name="Frame711111112" text:anchor-type="paragraph" svg:x="1.169cm" svg:y="-0.012cm" draw:z-index="99"><draw:text-box fo:min-height="0.499cm" fo:min-width="7.096cm"><text:p text:style-name="MP2">Aires : aires de triangles</text:p></draw:text-box></draw:frame><draw:g text:anchor-type="paragraph" draw:z-index="342" draw:name="Shape4_118" draw:style-name="Mgr1"><draw:path draw:style-name="Mgr2" draw:text-style-name="MP3" svg:width="0.855cm" svg:height="1.172cm" svg:x="-0.096cm" svg:y="-0.175cm" svg:viewBox="0 0 856 1173" svg:d="M856 1173h-856v-991c0-100 79-182 175-182h505c97 0 176 82 176 182z"><text:p/></draw:path></draw:g><text:page-number text:select-page="current">206</text:page-number></text:h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511111111211" text:anchor-type="paragraph" svg:y="-0.06cm" draw:z-index="0"><draw:text-box fo:min-height="0.499cm" fo:min-width="3cm"><draw:frame draw:style-name="Mfr3" draw:name="Frame6111111112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6" draw:name="Shape4_18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45" text:anchor-type="paragraph" svg:y="-0.06cm" draw:z-index="0"><draw:text-box fo:min-height="0.499cm" fo:min-width="3cm"><draw:frame draw:style-name="Mfr3" draw:name="Frame4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7" draw:name="Shape4_18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8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"><text:span text:style-name="MT1"><text:s text:c="15"/>A</text:span>ires : Calculer une aire</text:p>
      </style:header>
      <style:footer>
        <text:p text:style-name="MP10"><draw:frame draw:style-name="Mfr2" draw:name="Frame362" text:anchor-type="paragraph" svg:y="-0.06cm" draw:z-index="0"><draw:text-box fo:min-height="0.499cm" fo:min-width="7.096cm"><draw:frame draw:style-name="Mfr3" draw:name="Frame363" text:anchor-type="frame" svg:x="0.45cm" svg:y="0.079cm" svg:width="0.817cm" draw:z-index="0"><draw:text-box fo:min-height="0.355cm"><text:p text:style-name="MP5"><draw:g text:anchor-type="paragraph" draw:z-index="67" draw:name="Shape4_1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364" text:anchor-type="paragraph" svg:y="-0.06cm" draw:z-index="0"><draw:text-box fo:min-height="0.499cm" fo:min-width="3cm"><draw:frame draw:style-name="Mfr3" draw:name="Frame36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8" draw:name="Shape4_159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111111111" text:anchor-type="paragraph" svg:y="-0.06cm" draw:z-index="0"><draw:text-box fo:min-height="0.499cm" fo:min-width="3cm"><draw:frame draw:style-name="Mfr3" draw:name="Frame36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9" draw:name="Shape4_1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15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5">Aires </text:span>: <text:span text:style-name="MT5">problèmes <text:s text:c="4"/></text:span></text:h>
      </style:footer>
      <style:footer-left>
        <text:p text:style-name="MP12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3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13"><text:span text:style-name="MT1"><text:s text:c="15"/>A</text:span>ires : Aire et unité</text:p>
      </style:header>
      <style:header-left>
        <text:p text:style-name="MP13"><text:span text:style-name="MT1"><text:s text:c="15"/>A</text:span>ires : Aire et unité</text:p>
      </style:header-left>
      <style:footer>
        <text:p text:style-name="MP10"><draw:frame draw:style-name="Mfr2" draw:name="Frame236" text:anchor-type="paragraph" svg:y="-0.06cm" draw:z-index="0"><draw:text-box fo:min-height="0.499cm" fo:min-width="7.096cm"><draw:frame draw:style-name="Mfr3" draw:name="Frame237" text:anchor-type="frame" svg:x="0.45cm" svg:y="0.079cm" svg:width="0.817cm" draw:z-index="0"><draw:text-box fo:min-height="0.355cm"><text:p text:style-name="MP5"><draw:g text:anchor-type="paragraph" draw:z-index="134" draw:name="Shape4_15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471" text:anchor-type="paragraph" svg:y="-0.06cm" draw:z-index="0"><draw:text-box fo:min-height="0.499cm" fo:min-width="3cm"><draw:frame draw:style-name="Mfr3" draw:name="Frame14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0" draw:name="Shape4_10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34" text:anchor-type="paragraph" svg:y="-0.06cm" draw:z-index="0"><draw:text-box fo:min-height="0.499cm" fo:min-width="3cm"><draw:frame draw:style-name="Mfr3" draw:name="Frame23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15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15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15"><text:span text:style-name="MT6">Conversions d’unités : </text:span><text:span text:style-name="MT7">Problèmes</text:span></text:p>
      </style:header>
      <style:header-left>
        <text:p text:style-name="MP15"><text:span text:style-name="MT6">Conversions d’unités : </text:span><text:span text:style-name="MT7">Problèmes</text:span></text:p>
      </style:header-left>
      <style:footer>
        <text:p text:style-name="MP10"><draw:frame draw:style-name="Mfr2" draw:name="Frame3111111111111" text:anchor-type="paragraph" svg:y="-0.06cm" draw:z-index="0"><draw:text-box fo:min-height="0.499cm" fo:min-width="3cm"><draw:frame draw:style-name="Mfr3" draw:name="Frame4111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9">problèmes</text:span></text:p></draw:text-box></draw:frame><draw:g text:anchor-type="paragraph" draw:z-index="141" draw:name="Shape4_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4" draw:name="Frame3111111112" text:anchor-type="paragraph" svg:y="-0.06cm" draw:z-index="0"><draw:text-box fo:min-height="0.499cm" fo:min-width="7.096cm"><draw:frame draw:style-name="Mfr3" draw:name="Frame41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6"><text:span text:style-name="MT10">Conversions d’unités : </text:span><text:span text:style-name="MT9">problèmes</text:span></text:p></draw:text-box></draw:frame><draw:g text:anchor-type="paragraph" draw:z-index="139" draw:name="Shape4_142" draw:style-name="Mgr1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7">Problèmes</text:span></text:p>
      </style:header>
      <style:header-left>
        <text:p text:style-name="_5f_Header_20_N_20_page_20_paire_20__28_G_29_"><text:s/><text:span text:style-name="MT11">Conversions d’unités : </text:span><text:span text:style-name="MT7">Problèmes</text:span></text:p>
      </style:header-left>
      <style:footer>
        <text:p text:style-name="MP4"><draw:frame draw:style-name="Mfr2" draw:name="Frame20211" text:anchor-type="paragraph" svg:y="-0.06cm" draw:z-index="0"><draw:text-box fo:min-height="0.499cm" fo:min-width="3cm"><draw:frame draw:style-name="Mfr3" draw:name="Frame203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9">problèmes</text:span></text:p></draw:text-box></draw:frame><draw:g text:anchor-type="paragraph" draw:z-index="143" draw:name="Shape4_14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301" text:anchor-type="paragraph" svg:y="-0.06cm" draw:z-index="0"><draw:text-box fo:min-height="0.499cm" fo:min-width="3cm"><draw:frame draw:style-name="Mfr3" draw:name="Frame13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12">Conversions d’unités </text:span><text:span text:style-name="MT4">: </text:span><text:span text:style-name="MT12">problèmes</text:span></text:p></draw:text-box></draw:frame><draw:g text:anchor-type="paragraph" draw:z-index="144" draw:name="Shape4_63" draw:style-name="Mgr1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6">Conversions d’unités : </text:span><text:span text:style-name="MT13">Aires</text:span></text:p>
      </style:header>
      <style:header-left>
        <text:p text:style-name="_5f_Header_20_N_20_page_20_paire_20__28_G_29_"><text:span text:style-name="MT6">Conversions d’unités : </text:span><text:span text:style-name="MT13">Aires</text:span></text:p>
      </style:header-left>
      <style:footer>
        <text:p text:style-name="MP10"><draw:frame draw:style-name="Mfr2" draw:name="Frame31111111111111" text:anchor-type="paragraph" svg:y="-0.06cm" draw:z-index="0"><draw:text-box fo:min-height="0.499cm" fo:min-width="3cm"><draw:frame draw:style-name="Mfr3" draw:name="Frame41111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<text:span text:style-name="MT8">Conversions d’unités : </text:span><text:span text:style-name="MT14">Aires</text:span></text:h></draw:text-box></draw:frame><draw:g text:anchor-type="paragraph" draw:z-index="142" draw:name="Shape4_14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1">Conversions d’unités : </text:span><text:span text:style-name="MT13">Aires</text:span></text:p>
      </style:header>
      <style:header-left>
        <text:p text:style-name="Header"><text:s/><text:span text:style-name="MT11">Conversions d’unités : </text:span><text:span text:style-name="MT13">Aires</text:span></text:p>
      </style:header-left>
      <style:footer>
        <text:p text:style-name="MP4"><draw:frame draw:style-name="Mfr2" draw:name="Frame1111111111" text:anchor-type="paragraph" svg:y="-0.06cm" draw:z-index="0"><draw:text-box fo:min-height="0.499cm" fo:min-width="3cm"><draw:frame draw:style-name="Mfr3" draw:name="Frame19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14">aires</text:span></text:p></draw:text-box></draw:frame><draw:g text:anchor-type="paragraph" draw:z-index="149" draw:name="Shape4_5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111112" text:anchor-type="paragraph" svg:y="-0.06cm" draw:z-index="0"><draw:text-box fo:min-height="0.499cm" fo:min-width="3cm"><draw:frame draw:style-name="Mfr3" draw:name="Frame12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5" draw:name="Shape4_15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15">Vitesse</text:span></text:p>
      </style:header>
      <style:header-left>
        <text:p text:style-name="_5f_Header_20_N_20_page_20_impaire_20__28_D_29_"><text:span text:style-name="MT6">Conversions d’unités : </text:span><text:span text:style-name="MT15">Vitesse</text:span></text:p>
      </style:header-left>
      <style:footer>
        <text:p text:style-name="MP10"><draw:frame draw:style-name="Mfr2" draw:name="Frame1951" text:anchor-type="paragraph" svg:y="-0.06cm" draw:z-index="0"><draw:text-box fo:min-height="0.499cm" fo:min-width="3cm"><draw:frame draw:style-name="Mfr3" draw:name="Frame19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16">vitesse</text:span><text:span text:style-name="MT4"> </text:span></text:p></draw:text-box></draw:frame><draw:g text:anchor-type="paragraph" draw:z-index="147" draw:name="Shape4_14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4" draw:name="Frame200" text:anchor-type="paragraph" svg:y="-0.06cm" draw:z-index="0"><draw:text-box fo:min-height="0.499cm" fo:min-width="7.096cm"><draw:frame draw:style-name="Mfr3" draw:name="Frame201" text:anchor-type="frame" svg:x="0.45cm" svg:y="0.079cm" svg:width="0.817cm" draw:z-index="0"><draw:text-box fo:min-height="0.355cm"><text:p text:style-name="MP5"><draw:g text:anchor-type="paragraph" draw:z-index="148" draw:name="Shape4_4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16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17">Temps et durées</text:span></text:p>
      </style:header>
      <style:header-left>
        <text:p text:style-name="_5f_Header_20_N_20_page_20_impaire_20__28_D_29_"><text:s/><text:span text:style-name="MT11">Conversions d’unités : </text:span><text:span text:style-name="MT17">Temps et durées</text:span></text:p>
      </style:header-left>
      <style:footer>
        <text:p text:style-name="MP4"><draw:frame draw:style-name="Mfr2" draw:name="Frame19111" text:anchor-type="paragraph" svg:y="-0.06cm" draw:z-index="0"><draw:text-box fo:min-height="0.499cm" fo:min-width="3cm"><draw:frame draw:style-name="Mfr3" draw:name="Frame192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18">Temps et </text:span><text:span text:style-name="MT19">Durée</text:span><text:span text:style-name="MT4"> </text:span></text:p></draw:text-box></draw:frame><draw:g text:anchor-type="paragraph" draw:z-index="154" draw:name="Shape4_13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97" text:anchor-type="paragraph" svg:y="-0.06cm" draw:z-index="0"><draw:text-box fo:min-height="0.499cm" fo:min-width="3cm"><draw:frame draw:style-name="Mfr3" draw:name="Frame19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0" draw:name="Shape4_14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4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>
      <style:header-left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-left>
      <style:footer>
        <text:p text:style-name="MP10"><draw:frame draw:style-name="Mfr2" draw:name="Frame18711" text:anchor-type="paragraph" svg:y="-0.06cm" draw:z-index="0"><draw:text-box fo:min-height="0.499cm" fo:min-width="3cm"><draw:frame draw:style-name="Mfr3" draw:name="Frame188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52" draw:name="Shape4_13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4" draw:name="Frame193" text:anchor-type="paragraph" svg:y="-0.06cm" draw:z-index="0"><draw:text-box fo:min-height="0.499cm" fo:min-width="7.096cm"><draw:frame draw:style-name="Mfr3" draw:name="Frame194" text:anchor-type="frame" svg:x="0.45cm" svg:y="0.079cm" svg:width="0.817cm" draw:z-index="0"><draw:text-box fo:min-height="0.355cm"><text:p text:style-name="MP5"><draw:g text:anchor-type="paragraph" draw:z-index="153" draw:name="Shape4_141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22">temps et </text:span><text:span text:style-name="MT23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1">Conversions d’unités : </text:span><text:span text:style-name="MT20">Temps et d</text:span><text:span text:style-name="MT21">urées</text:span></text:p>
      </style:header>
      <style:header-left>
        <text:p text:style-name="Header"><text:s/><text:span text:style-name="MT11">Conversions d’unités : </text:span><text:span text:style-name="MT20">Temps et d</text:span><text:span text:style-name="MT21">urées</text:span></text:p>
      </style:header-left>
      <style:footer>
        <text:p text:style-name="MP4"><draw:frame draw:style-name="Mfr2" draw:name="Frame1771" text:anchor-type="paragraph" svg:y="-0.06cm" draw:z-index="0"><draw:text-box fo:min-height="0.499cm" fo:min-width="3cm"><draw:frame draw:style-name="Mfr3" draw:name="Frame17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57" draw:name="Shape4_13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89" text:anchor-type="paragraph" svg:y="-0.06cm" draw:z-index="0"><draw:text-box fo:min-height="0.499cm" fo:min-width="3cm"><draw:frame draw:style-name="Mfr3" draw:name="Frame19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3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3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4">Capacités</text:span></text:p>
      </style:header>
      <style:header-left>
        <text:p text:style-name="_5f_Header_20_N_20_page_20_impaire_20__28_D_29_"><text:span text:style-name="MT6">Conversions d’unités : </text:span><text:span text:style-name="MT24">Capacités</text:span></text:p>
      </style:header-left>
      <style:footer>
        <text:p text:style-name="MP10"><draw:frame draw:style-name="Mfr2" draw:name="Frame204" text:anchor-type="paragraph" svg:y="-0.06cm" draw:z-index="0"><draw:text-box fo:min-height="0.499cm" fo:min-width="3cm"><draw:frame draw:style-name="Mfr3" draw:name="Frame20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25">Capacités</text:span><text:span text:style-name="MT4"> </text:span></text:p></draw:text-box></draw:frame><draw:g text:anchor-type="paragraph" draw:z-index="156" draw:name="Shape4_14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1">Conversions d’unités : </text:span><text:span text:style-name="MT24">Capacités</text:span></text:p>
      </style:header>
      <style:header-left>
        <text:p text:style-name="Header"><text:s/><text:span text:style-name="MT11">Conversions d’unités : </text:span><text:span text:style-name="MT24">Capacités</text:span></text:p>
      </style:header-left>
      <style:footer>
        <text:p text:style-name="MP4"><draw:frame draw:style-name="Mfr2" draw:name="Frame185" text:anchor-type="paragraph" svg:y="-0.06cm" draw:z-index="0"><draw:text-box fo:min-height="0.499cm" fo:min-width="3cm"><draw:frame draw:style-name="Mfr3" draw:name="Frame18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26">capacités</text:span><text:span text:style-name="MT4"> </text:span></text:p></draw:text-box></draw:frame><draw:g text:anchor-type="paragraph" draw:z-index="159" draw:name="Shape4_13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83" text:anchor-type="paragraph" svg:y="-0.06cm" draw:z-index="0"><draw:text-box fo:min-height="0.499cm" fo:min-width="3cm"><draw:frame draw:style-name="Mfr3" draw:name="Frame18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13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3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>
      <style:header-left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-left>
      <style:footer>
        <text:p text:style-name="MP17"><draw:frame draw:style-name="Mfr2" draw:name="Frame1731" text:anchor-type="paragraph" svg:y="-0.06cm" draw:z-index="0"><draw:text-box fo:min-height="0.499cm" fo:min-width="3cm"><draw:frame draw:style-name="Mfr3" draw:name="Frame17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28">Masses</text:span><text:span text:style-name="MT4"> </text:span></text:p></draw:text-box></draw:frame><draw:g text:anchor-type="paragraph" draw:z-index="162" draw:name="Shape4_12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3" draw:name="Shape4_12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0"><draw:frame draw:style-name="Mfr4" draw:name="Frame179" text:anchor-type="paragraph" svg:y="-0.06cm" draw:z-index="0"><draw:text-box fo:min-height="0.499cm" fo:min-width="7.096cm"><draw:frame draw:style-name="Mfr3" draw:name="Frame180" text:anchor-type="frame" svg:x="0.45cm" svg:y="0.079cm" svg:width="0.817cm" draw:z-index="0"><draw:text-box fo:min-height="0.355cm"><text:p text:style-name="MP5"><draw:g text:anchor-type="paragraph" draw:z-index="164" draw:name="Shape4_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29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27">masses</text:span></text:p>
      </style:header>
      <style:header-left>
        <text:p text:style-name="_5f_Header_20_N_20_page_20_impaire_20__28_D_29_"><text:s/><text:span text:style-name="MT11">Conversions d’unités : </text:span><text:span text:style-name="MT27">masses</text:span></text:p>
      </style:header-left>
      <style:footer>
        <text:p text:style-name="MP4"><draw:frame draw:style-name="Mfr2" draw:name="Frame441" text:anchor-type="paragraph" svg:y="-0.06cm" draw:z-index="0"><draw:text-box fo:min-height="0.499cm" fo:min-width="3cm"><draw:frame draw:style-name="Mfr3" draw:name="Frame4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30">masses</text:span><text:span text:style-name="MT4"> </text:span></text:p></draw:text-box></draw:frame><draw:g text:anchor-type="paragraph" draw:z-index="165" draw:name="Shape4_12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751" text:anchor-type="paragraph" svg:y="-0.06cm" draw:z-index="0"><draw:text-box fo:min-height="0.499cm" fo:min-width="3cm"><draw:frame draw:style-name="Mfr3" draw:name="Frame17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12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3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8"><draw:frame draw:style-name="Mfr1" draw:name="Frame1691" text:anchor-type="paragraph" svg:x="10.402cm" svg:y="-0.06cm" draw:z-index="0"><draw:text-box fo:min-height="0.499cm" fo:min-width="7.096cm"><draw:frame draw:style-name="Mfr3" draw:name="Frame1701" text:anchor-type="frame" svg:x="0.45cm" svg:y="0.079cm" svg:width="0.817cm" draw:z-index="0"><draw:text-box fo:min-height="0.355cm"><text:p text:style-name="MP5"><draw:g text:anchor-type="paragraph" draw:z-index="174" draw:name="Shape4_10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32">Problèmes</text:span></text:p></draw:text-box></draw:frame></text:p>
      </style:footer>
      <style:footer-left>
        <text:p text:style-name="MP18"><draw:frame draw:style-name="Mfr1" draw:name="Frame1711" text:anchor-type="paragraph" svg:x="1.289cm" svg:y="-0.005cm" draw:z-index="0"><draw:text-box fo:min-height="0.499cm" fo:min-width="7.096cm"><draw:frame draw:style-name="Mfr3" draw:name="Frame17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9"><text:span text:style-name="MT31">Périmètre : </text:span><text:span text:style-name="MT32">Problèmes</text:span></text:p></draw:text-box></draw:frame><draw:g text:anchor-type="paragraph" draw:z-index="175" draw:name="Shape4_1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671" text:anchor-type="paragraph" svg:y="-0.06cm" draw:z-index="0"><draw:text-box fo:min-height="0.499cm" fo:min-width="3cm"><draw:frame draw:style-name="Mfr3" draw:name="Frame16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0" draw:name="Shape4_10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610" text:anchor-type="paragraph" svg:y="-0.06cm" draw:z-index="0"><draw:text-box fo:min-height="0.499cm" fo:min-width="3cm"><draw:frame draw:style-name="Mfr3" draw:name="Frame19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12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2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2" draw:name="Shape3_16" draw:style-name="Mgr5" draw:text-style-name="MP20" svg:x1="12.726cm" svg:y1="0.399cm" svg:x2="20.496cm" svg:y2="0.36cm"><text:p/></draw:line><text:span text:style-name="MT33">Périmètre</text:span> : <text:span text:style-name="MT34">Périmètres et unités</text:span></text:p>
      </style:header>
      <style:header-left>
        <text:p text:style-name="MP21"><draw:line text:anchor-type="paragraph" draw:z-index="183" draw:name="Shape3_17" draw:style-name="Mgr5" draw:text-style-name="MP20" svg:x1="16.083cm" svg:y1="0.383cm" svg:x2="20.496cm" svg:y2="0.36cm"><text:p/></draw:line><text:span text:style-name="MT33">Périmètre</text:span> : <text:span text:style-name="MT34">Périmètres et unités</text:span></text:p>
      </style:header-left>
      <style:footer>
        <text:p text:style-name="MP10"><draw:frame draw:style-name="Mfr2" draw:name="Frame2031" text:anchor-type="paragraph" svg:y="-0.06cm" draw:z-index="0"><draw:text-box fo:min-height="0.499cm" fo:min-width="7.096cm"><draw:frame draw:style-name="Mfr3" draw:name="Frame371" text:anchor-type="frame" svg:x="0.45cm" svg:y="0.079cm" svg:width="0.817cm" draw:z-index="0"><draw:text-box fo:min-height="0.355cm"><text:p text:style-name="MP5"><draw:g text:anchor-type="paragraph" draw:z-index="179" draw:name="Shape4_1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1">Périmètre <text:s/>: </text:span><text:span text:style-name="MT3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612" text:anchor-type="paragraph" svg:y="-0.06cm" draw:z-index="0"><draw:text-box fo:min-height="0.499cm" fo:min-width="3cm"><draw:frame draw:style-name="Mfr3" draw:name="Frame19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6" draw:name="Shape4_1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651" text:anchor-type="paragraph" svg:y="-0.06cm" draw:z-index="0"><draw:text-box fo:min-height="0.499cm" fo:min-width="3cm"><draw:frame draw:style-name="Mfr3" draw:name="Frame16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26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26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0" draw:name="Shape3_11" draw:style-name="Mgr5" draw:text-style-name="MP20" svg:x1="12.45cm" svg:y1="0.362cm" svg:x2="20.497cm" svg:y2="0.36cm"><text:p/></draw:line><text:span text:style-name="MT33">Périmètre</text:span> : <text:span text:style-name="MT36">Mesurer, reporter</text:span></text:p>
      </style:header>
      <style:header-left>
        <text:p text:style-name="_5f_Header_20_M_20_page_20_impaire_20__28_D_29_"><draw:line text:anchor-type="paragraph" draw:z-index="191" draw:name="Shape3_20" draw:style-name="Mgr5" draw:text-style-name="MP20" svg:x1="12.45cm" svg:y1="0.362cm" svg:x2="20.497cm" svg:y2="0.36cm"><text:p/></draw:line><text:span text:style-name="MT33">Périmètre</text:span> : <text:span text:style-name="MT36">Mesurer, reporter</text:span></text:p>
      </style:header-left>
      <style:footer>
        <text:p text:style-name="MP10"><draw:frame draw:style-name="Mfr2" draw:name="Frame1591" text:anchor-type="paragraph" svg:y="-0.06cm" draw:z-index="0"><draw:text-box fo:min-height="0.499cm" fo:min-width="7.096cm"><draw:frame draw:style-name="Mfr3" draw:name="Frame1601" text:anchor-type="frame" svg:x="0.45cm" svg:y="0.079cm" svg:width="0.817cm" draw:z-index="0"><draw:text-box fo:min-height="0.355cm"><text:p text:style-name="MP5"><draw:g text:anchor-type="paragraph" draw:z-index="185" draw:name="Shape4_1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3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6111" text:anchor-type="paragraph" svg:y="-0.06cm" draw:z-index="0"><draw:text-box fo:min-height="0.499cm" fo:min-width="3cm"><draw:frame draw:style-name="Mfr3" draw:name="Frame16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7" draw:name="Shape4_1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81" text:anchor-type="paragraph" svg:y="-0.06cm" draw:z-index="0"><draw:text-box fo:min-height="0.499cm" fo:min-width="3cm"><draw:frame draw:style-name="Mfr3" draw:name="Frame18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8" draw:name="Shape4_11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11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3">Périmètre</text:span> : <text:span text:style-name="MT33">Calculs sur une figure</text:span></text:p>
      </style:header>
      <style:header-left>
        <text:p text:style-name="_5f_Header_20_M_20_page_20_paire_20__28_G_29_"><text:span text:style-name="MT33">Périmètre</text:span> : <text:span text:style-name="MT33">Calculs sur une figure</text:span></text:p>
      </style:header-left>
      <style:footer>
        <text:p text:style-name="MP10"><draw:frame draw:style-name="Mfr2" draw:name="Frame1551" text:anchor-type="paragraph" svg:y="-0.06cm" draw:z-index="0"><draw:text-box fo:min-height="0.499cm" fo:min-width="7.096cm"><draw:frame draw:style-name="Mfr3" draw:name="Frame1561" text:anchor-type="frame" svg:x="0.45cm" svg:y="0.079cm" svg:width="0.817cm" draw:z-index="0"><draw:text-box fo:min-height="0.355cm"><text:p text:style-name="MP5"><draw:g text:anchor-type="paragraph" draw:z-index="192" draw:name="Shape4_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3" draw:name="Frame1581" text:anchor-type="frame" svg:x="0.45cm" svg:y="0.079cm" svg:width="0.817cm" draw:z-index="0"><draw:text-box fo:min-height="0.355cm"><text:p text:style-name="MP5"><draw:g text:anchor-type="paragraph" draw:z-index="193" draw:name="Shape4_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4" draw:name="Shape4_96" draw:style-name="Mgr1"><draw:path draw:style-name="Mgr2" draw:text-style-name="MP3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5111" text:anchor-type="paragraph" svg:y="-0.06cm" draw:z-index="0"><draw:text-box fo:min-height="0.499cm" fo:min-width="3cm"><draw:frame draw:style-name="Mfr3" draw:name="Frame15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8" draw:name="Shape4_9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531" text:anchor-type="paragraph" svg:y="-0.06cm" draw:z-index="0"><draw:text-box fo:min-height="0.499cm" fo:min-width="3cm"><draw:frame draw:style-name="Mfr3" draw:name="Frame15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10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0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>
      <style:header-left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-left>
      <style:footer>
        <text:p text:style-name="MP10"><draw:frame draw:style-name="Mfr2" draw:name="Frame1451" text:anchor-type="paragraph" svg:y="-0.06cm" draw:z-index="0"><draw:text-box fo:min-height="0.499cm" fo:min-width="7.096cm"><draw:frame draw:style-name="Mfr3" draw:name="Frame1461" text:anchor-type="frame" svg:x="0.45cm" svg:y="0.079cm" svg:width="0.817cm" draw:z-index="0"><draw:text-box fo:min-height="0.355cm"><text:p text:style-name="MP5"><draw:g text:anchor-type="paragraph" draw:z-index="200" draw:name="Shape4_98" draw:style-name="Mgr1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1">Proportionnalité et pourcentage : </text:span><text:span text:style-name="MT42">pourcentages</text:span></text:p></draw:text-box></draw:frame></text:p>
      </style:footer>
      <style:footer-left>
        <text:p text:style-name="MP4"><draw:frame draw:style-name="Mfr2" draw:name="Frame1491" text:anchor-type="paragraph" svg:y="-0.06cm" draw:z-index="0"><draw:text-box fo:min-height="0.499cm" fo:min-width="3cm"><draw:frame draw:style-name="Mfr3" draw:name="Frame15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23"><text:span text:style-name="MT43">Proportionnalité et pourcentages : </text:span><text:span text:style-name="MT42">pourcentages</text:span></text:p></draw:text-box></draw:frame><draw:g text:anchor-type="paragraph" draw:z-index="197" draw:name="Shape4_112" draw:style-name="Mgr1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-left>
      <style:footer>
        <text:p text:style-name="MP4"><draw:frame draw:style-name="Mfr2" draw:name="Frame1211" text:anchor-type="paragraph" svg:y="-0.06cm" draw:z-index="0"><draw:text-box fo:min-height="0.499cm" fo:min-width="3cm"><draw:frame draw:style-name="Mfr3" draw:name="Frame18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25">Proportionnalité et pourcentages : proportionalité</text:p></draw:text-box></draw:frame><draw:g text:anchor-type="paragraph" draw:z-index="202" draw:name="Shape4_2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1111111111" text:anchor-type="paragraph" svg:y="-0.06cm" draw:z-index="0"><draw:text-box fo:min-height="0.499cm" fo:min-width="3cm"><draw:frame draw:style-name="Mfr3" draw:name="Frame19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27">: </text:p></draw:text-box></draw:frame><draw:g text:anchor-type="paragraph" draw:z-index="199" draw:name="Shape4_9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4">Utiliser des données</text:span> : <text:span text:style-name="MT44">Organiser</text:span> </text:p>
      </style:header>
      <style:header-left>
        <text:p text:style-name="MP28"><text:span text:style-name="MT44">Utiliser des données</text:span> : <text:span text:style-name="MT44">Organiser</text:span> </text:p>
      </style:header-left>
      <style:footer>
        <text:p text:style-name="MP10"><draw:frame draw:style-name="Mfr2" draw:name="Frame1022" text:anchor-type="paragraph" svg:y="-0.06cm" draw:z-index="0"><draw:text-box fo:min-height="0.499cm" fo:min-width="7.096cm"><draw:frame draw:style-name="Mfr3" draw:name="Frame1431" text:anchor-type="frame" svg:x="0.45cm" svg:y="0.079cm" svg:width="0.817cm" draw:z-index="0"><draw:text-box fo:min-height="0.355cm"><text:p text:style-name="MP5"><draw:g text:anchor-type="paragraph" draw:z-index="210" draw:name="Shape4_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4"><draw:frame draw:style-name="Mfr2" draw:name="Frame1441" text:anchor-type="paragraph" svg:y="-0.06cm" draw:z-index="0"><draw:text-box fo:min-height="0.499cm" fo:min-width="3cm"><draw:frame draw:style-name="Mfr3" draw:name="Frame2801" text:anchor-type="frame" svg:x="0.45cm" svg:y="0.079cm" svg:width="0.817cm" draw:z-index="0"><draw:text-box fo:min-height="0.355cm"><text:p text:style-name="MP5"><draw:g text:anchor-type="paragraph" draw:z-index="211" draw:name="Shape4_7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>
      <style:header-left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-left>
      <style:footer>
        <text:p text:style-name="MP4"><draw:frame draw:style-name="Mfr2" draw:name="Frame261" text:anchor-type="paragraph" svg:y="-0.06cm" draw:z-index="0"><draw:text-box fo:min-height="0.499cm" fo:min-width="3cm"><draw:frame draw:style-name="Mfr3" draw:name="Frame2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18" draw:name="Shape4_74" draw:style-name="Mgr1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391" text:anchor-type="paragraph" svg:y="-0.06cm" draw:z-index="0"><draw:text-box fo:min-height="0.499cm" fo:min-width="3cm"><draw:frame draw:style-name="Mfr3" draw:name="Frame14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14" draw:name="Shape4_75" draw:style-name="Mgr1"><draw:path draw:style-name="Mgr4" draw:text-style-name="MP30" svg:width="0.855cm" svg:height="1.172cm" svg:x="-0.268cm" svg:y="-0.175cm" svg:viewBox="0 0 856 1173" svg:d="M856 1173h-856v-991c0-100 79-182 175-182h505c97 0 176 82 176 182z"><text:p/></draw:path></draw:g><draw:g text:anchor-type="paragraph" draw:z-index="215" draw:name="Shape4_25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1"><text:span text:style-name="MT51">Repères du plan : Se repérer</text:span> </text:p>
      </style:header>
      <style:header-left>
        <text:p text:style-name="MP31"><text:span text:style-name="MT51">Repères du plan : Se repérer</text:span> </text:p>
      </style:header-left>
      <style:footer>
        <text:p text:style-name="MP10"><draw:frame draw:style-name="Mfr2" draw:name="Frame2212" text:anchor-type="paragraph" svg:y="-0.06cm" draw:z-index="0"><draw:text-box fo:min-height="0.499cm" fo:min-width="7.096cm"><draw:frame draw:style-name="Mfr3" draw:name="Frame3211" text:anchor-type="frame" svg:x="0.45cm" svg:y="0.079cm" svg:width="0.817cm" draw:z-index="0"><draw:text-box fo:min-height="0.355cm"><text:p text:style-name="MP5"><draw:g text:anchor-type="paragraph" draw:z-index="216" draw:name="Shape4_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4"><draw:frame draw:style-name="Mfr2" draw:name="Frame1371" text:anchor-type="paragraph" svg:y="-0.06cm" draw:z-index="0"><draw:text-box fo:min-height="0.499cm" fo:min-width="3cm"><draw:frame draw:style-name="Mfr3" draw:name="Frame1381" text:anchor-type="frame" svg:x="0.45cm" svg:y="0.079cm" svg:width="0.817cm" draw:z-index="0"><draw:text-box fo:min-height="0.355cm"><text:p text:style-name="MP5"><draw:g text:anchor-type="paragraph" draw:z-index="217" draw:name="Shape4_11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4" draw:style-name="Mdp1">
      <style:header>
        <text:p text:style-name="_5f_Header_20_D_20_page_20_impaire_20__28_D_29_"><text:s/><text:span text:style-name="MT39">Utilis</text:span><text:span text:style-name="MT46">er des</text:span><text:span text:style-name="MT39"> données </text:span>: <text:span text:style-name="MT52">Représenter</text:span> </text:p>
      </style:header>
      <style:header-left>
        <text:p text:style-name="_5f_Header_20_D_20_page_20_paire_20__28_G_29_"><text:span text:style-name="_5f_Caractères"><text:span text:style-name="MT53"><text:s/>Utiliser des données : Représenter </text:span></text:span></text:p>
      </style:header-left>
      <style:footer>
        <text:p text:style-name="MP4"><draw:frame draw:style-name="Mfr2" draw:name="Frame2410" text:anchor-type="paragraph" svg:y="-0.06cm" draw:z-index="0"><draw:text-box fo:min-height="0.499cm" fo:min-width="3cm"><draw:frame draw:style-name="Mfr3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19" draw:name="Shape4_70" draw:style-name="Mgr1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331" text:anchor-type="paragraph" svg:y="-0.06cm" draw:z-index="0"><draw:text-box fo:min-height="0.499cm" fo:min-width="3cm"><draw:frame draw:style-name="Mfr3" draw:name="Frame13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20" draw:name="Shape4_91" draw:style-name="Mgr1"><draw:path draw:style-name="Mgr4" draw:text-style-name="MP30" svg:width="0.855cm" svg:height="1.172cm" svg:x="-0.268cm" svg:y="-0.175cm" svg:viewBox="0 0 856 1173" svg:d="M856 1173h-856v-991c0-100 79-182 175-182h505c97 0 176 82 176 182z"><text:p/></draw:path></draw:g><draw:g text:anchor-type="paragraph" draw:z-index="221" draw:name="Shape4_9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3" draw:name="Frame1261" text:anchor-type="frame" svg:x="0.45cm" svg:y="0.079cm" svg:width="0.817cm" draw:z-index="0"><draw:text-box fo:min-height="0.355cm"><text:p text:style-name="MP5"><draw:g text:anchor-type="paragraph" draw:z-index="224" draw:name="Shape4_82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3" draw:name="Frame13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3">Résoudre des problèmes</text:p></draw:text-box></draw:frame><draw:g text:anchor-type="paragraph" draw:z-index="225" draw:name="Shape4_97" draw:style-name="Mgr1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131" text:anchor-type="paragraph" svg:y="-0.06cm" draw:z-index="0"><draw:text-box fo:min-height="0.499cm" fo:min-width="3cm"><draw:frame draw:style-name="Mfr3" draw:name="Frame12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6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281" text:anchor-type="paragraph" svg:y="-0.06cm" draw:z-index="0"><draw:text-box fo:min-height="0.499cm" fo:min-width="3cm"><draw:frame draw:style-name="Mfr3" draw:name="Frame10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7" draw:name="Shape4_8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8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7">Calculer : </text:span><text:span text:style-name="MT58">Distributiv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58">Distributivité</text:span><text:span text:style-name="MT57"> </text:span></text:p>
      </style:header-left>
      <style:footer>
        <text:p text:style-name="MP10"><draw:frame draw:style-name="Mfr4" draw:name="Frame1221" text:anchor-type="paragraph" svg:y="-0.06cm" draw:z-index="0"><draw:text-box fo:min-height="0.499cm" fo:min-width="7.096cm"><draw:frame draw:style-name="Mfr3" draw:name="Frame2791" text:anchor-type="frame" svg:x="0.45cm" svg:y="0.079cm" svg:width="0.817cm" draw:z-index="0"><draw:text-box fo:min-height="0.355cm"><text:p text:style-name="MP5"><draw:g text:anchor-type="paragraph" draw:z-index="233" draw:name="Shape4_7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6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171" text:anchor-type="paragraph" svg:y="-0.06cm" draw:z-index="0"><draw:text-box fo:min-height="0.499cm" fo:min-width="3cm"><draw:frame draw:style-name="Mfr3" draw:name="Frame11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9" draw:name="Shape4_6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231" text:anchor-type="paragraph" svg:y="-0.06cm" draw:z-index="0"><draw:text-box fo:min-height="0.499cm" fo:min-width="3cm"><draw:frame draw:style-name="Mfr3" draw:name="Frame12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6" draw:name="Shape4_8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8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3" draw:name="Frame1141" text:anchor-type="frame" svg:x="0.45cm" svg:y="0.079cm" svg:width="0.817cm" draw:z-index="0"><draw:text-box fo:min-height="0.355cm"><text:p text:style-name="MP5"><draw:g text:anchor-type="paragraph" draw:z-index="241" draw:name="Shape4_61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6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3" draw:name="Frame12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59">calculer</text:span><text:span text:style-name="MT60"> : </text:span><text:span text:style-name="MT63">critères de divisibilité</text:span></text:p></draw:text-box></draw:frame><draw:g text:anchor-type="paragraph" draw:z-index="238" draw:name="Shape4_65" draw:style-name="Mgr1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6"><text:span text:style-name="MT64">G</text:span>éométrie plane : Parallèles, perpendiculaires,<text:line-break/> distances</text:p>
      </style:header>
      <style:header-left>
        <text:p text:style-name="MP37"><text:s/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-left>
      <style:footer>
        <text:h text:style-name="_5f_Footer_20_page_20_impaire_20__28_D_29_" text:outline-level="1"><draw:frame draw:style-name="Mfr2" draw:name="Frame1061" text:anchor-type="paragraph" svg:y="-0.06cm" draw:z-index="0"><draw:text-box fo:min-height="0.499cm" fo:min-width="3cm"><draw:frame draw:style-name="Mfr3" draw:name="Frame107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<text:span text:style-name="MT68">Géométrie plane : </text:span><text:span text:style-name="MT69">parallèles, perpendiculaires, </text:span><text:span text:style-name="MT70">distances</text:span></text:h></draw:text-box></draw:frame><draw:g text:anchor-type="paragraph" draw:z-index="244" draw:name="Shape4_59" draw:style-name="Mgr1"><draw:path draw:style-name="Mgr6" draw:text-style-name="MP2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2" draw:name="Frame1151" text:anchor-type="paragraph" svg:y="-0.06cm" draw:z-index="0"><draw:text-box fo:min-height="0.499cm" fo:min-width="3cm"><draw:frame draw:style-name="Mfr3" draw:name="Frame116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MP38" text:outline-level="1"><text:span text:style-name="MT71">G</text:span>éométrie plane : Parallèles, perpendiculaires, distances</text:h></draw:text-box></draw:frame><draw:g text:anchor-type="paragraph" draw:z-index="240" draw:name="Shape4_62" draw:style-name="Mgr1"><draw:path draw:style-name="Mgr6" draw:text-style-name="MP2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7">Calculer : </text:span><text:span text:style-name="MT72">Diviser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72">Diviser</text:span><text:span text:style-name="MT57"> </text:span></text:p>
      </style:header-left>
      <style:footer>
        <text:p text:style-name="MP10"><draw:frame draw:style-name="Mfr4" draw:name="Frame1001" text:anchor-type="paragraph" svg:y="-0.06cm" draw:z-index="0"><draw:text-box fo:min-height="0.499cm" fo:min-width="7.096cm"><draw:frame draw:style-name="Mfr3" draw:name="Frame103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4"><draw:g text:anchor-type="paragraph" draw:z-index="242" draw:name="Shape4_51" draw:style-name="Mgr1"><draw:path draw:style-name="Mgr3" draw:text-style-name="MP7" svg:width="0.855cm" svg:height="1.172cm" svg:x="7.545cm" svg:y="-0.194cm" svg:viewBox="0 0 856 1173" svg:d="M856 1173h-856v-991c0-100 79-182 175-182h505c97 0 176 82 176 182z"><text:p/></draw:path></draw:g><text:span text:style-name="MT59">calculer</text:span><text:span text:style-name="MT60"> : </text:span><text:span text:style-name="MT73">diviser</text:span></text:p></draw:text-box></draw:frame></text:p>
      </style:footer>
      <style:footer-left>
        <text:p text:style-name="MP10"><draw:frame draw:style-name="Mfr4" draw:name="Frame1081" text:anchor-type="paragraph" svg:y="-0.06cm" draw:z-index="0"><draw:text-box fo:min-height="0.499cm" fo:min-width="7.096cm"><draw:frame draw:style-name="Mfr3" draw:name="Frame10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59">calculer</text:span><text:span text:style-name="MT60"> : </text:span><text:span text:style-name="MT73">diviser</text:span></text:p></draw:text-box></draw:frame><draw:g text:anchor-type="paragraph" draw:z-index="243" draw:name="Shape4_60" draw:style-name="Mgr1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961" text:anchor-type="paragraph" svg:y="-0.06cm" draw:z-index="0"><draw:text-box fo:min-height="0.499cm" fo:min-width="3cm"><draw:frame draw:style-name="Mfr3" draw:name="Frame9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5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041" text:anchor-type="paragraph" svg:y="-0.06cm" draw:z-index="0"><draw:text-box fo:min-height="0.499cm" fo:min-width="3cm"><draw:frame draw:style-name="Mfr3" draw:name="Frame10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5" draw:name="Shape4_5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5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9">Calculer : <text:span text:style-name="MT74">Multiplier</text:span> </text:p>
      </style:header>
      <style:header-left>
        <text:p text:style-name="MP39">Calculer : <text:span text:style-name="MT74">Multiplier</text:span> </text:p>
      </style:header-left>
      <style:footer>
        <text:p text:style-name="MP10"><draw:frame draw:style-name="Mfr4" draw:name="Frame901" text:anchor-type="paragraph" svg:y="-0.06cm" draw:z-index="0"><draw:text-box fo:min-height="0.499cm" fo:min-width="7.096cm"><draw:frame draw:style-name="Mfr3" draw:name="Frame93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4"><draw:g text:anchor-type="paragraph" draw:z-index="247" draw:name="Shape4_55" draw:style-name="Mgr1"><draw:path draw:style-name="Mgr3" draw:text-style-name="MP7" svg:width="0.855cm" svg:height="1.172cm" svg:x="7.535cm" svg:y="-0.178cm" svg:viewBox="0 0 856 1173" svg:d="M856 1173h-856v-991c0-100 79-182 175-182h505c97 0 176 82 176 182z"><text:p/></draw:path></draw:g><text:span text:style-name="MT59">calculer</text:span><text:span text:style-name="MT60"> : </text:span><text:span text:style-name="MT75">Multiplier</text:span></text:p></draw:text-box></draw:frame></text:p>
      </style:footer>
      <style:footer-left>
        <text:p text:style-name="MP10"><draw:frame draw:style-name="Mfr4" draw:name="Frame981" text:anchor-type="paragraph" svg:y="-0.06cm" draw:z-index="0"><draw:text-box fo:min-height="0.499cm" fo:min-width="7.096cm"><draw:frame draw:style-name="Mfr3" draw:name="Frame9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59">calculer</text:span><text:span text:style-name="MT60"> : </text:span><text:span text:style-name="MT75">Multiplier</text:span></text:p></draw:text-box></draw:frame><draw:g text:anchor-type="paragraph" draw:z-index="248" draw:name="Shape4_262" draw:style-name="Mgr1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871" text:anchor-type="paragraph" svg:y="-0.06cm" draw:z-index="0"><draw:text-box fo:min-height="0.499cm" fo:min-width="3cm"><draw:frame draw:style-name="Mfr3" draw:name="Frame9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5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951" text:anchor-type="paragraph" svg:y="-0.06cm" draw:z-index="0"><draw:text-box fo:min-height="0.499cm" fo:min-width="3cm"><draw:frame draw:style-name="Mfr3" draw:name="Frame8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52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0"><draw:frame draw:style-name="Mfr2" draw:name="Frame1102" text:anchor-type="paragraph" svg:y="-0.06cm" draw:z-index="0"><draw:text-box fo:min-height="0.499cm" fo:min-width="7.096cm"><draw:frame draw:style-name="Mfr3" draw:name="Frame2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0"><text:span text:style-name="MT59">calculer</text:span><text:span text:style-name="MT60"> : </text:span><text:span text:style-name="MT59">additionner et soustraire</text:span></text:p></draw:text-box></draw:frame><draw:g text:anchor-type="paragraph" draw:z-index="255" draw:name="Shape4_47" draw:style-name="Mgr1"><draw:path draw:style-name="Mgr3" draw:text-style-name="MP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2" draw:name="Frame2210" text:anchor-type="paragraph" svg:y="-0.06cm" draw:z-index="0"><draw:text-box fo:min-height="0.499cm" fo:min-width="7.096cm"><draw:frame draw:style-name="Mfr3" draw:name="Frame42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0"><text:span text:style-name="MT59">calculer</text:span><text:span text:style-name="MT60"> : </text:span><text:span text:style-name="MT59">additionner et soustraire</text:span></text:p></draw:text-box></draw:frame><draw:g text:anchor-type="paragraph" draw:z-index="252" draw:name="Shape4_261" draw:style-name="Mgr1"><draw:path draw:style-name="Mgr3" draw:text-style-name="MP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2">Calculer</text:span> : <text:span text:style-name="MT2">Additionner et soustraire</text:span></text:p>
      </style:header>
      <style:header-left>
        <text:p text:style-name="_5f_Header_20_N_20_page_20_paire_20__28_G_29_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831" text:anchor-type="paragraph" svg:y="-0.06cm" draw:z-index="0"><draw:text-box fo:min-height="0.499cm" fo:min-width="3cm"><draw:frame draw:style-name="Mfr3" draw:name="Frame8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4" draw:name="Shape4_4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891" text:anchor-type="paragraph" svg:y="-0.06cm" draw:z-index="0"><draw:text-box fo:min-height="0.499cm" fo:min-width="3cm"><draw:frame draw:style-name="Mfr3" draw:name="Frame8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6" draw:name="Shape4_4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41"><draw:path text:anchor-type="paragraph" draw:z-index="259" draw:name="Shape1_6" draw:style-name="Mgr7" draw:text-style-name="MP42" svg:width="4.329cm" svg:height="2.238cm" svg:x="-1.5cm" svg:y="-1.001cm" svg:viewBox="0 0 4330 2239" svg:d="M0 2239l3984-288c209-15 363-167 345-342l-170-1609h-4159z"><text:p/></draw:path><draw:line text:anchor-type="paragraph" draw:z-index="260" draw:name="Shape3_10" draw:style-name="Mgr8" draw:text-style-name="MP20" svg:x1="10.308cm" svg:y1="0.388cm" svg:x2="20.496cm" svg:y2="0.36cm"><text:p/></draw:line><text:span text:style-name="MT76">Fractions</text:span><text:span text:style-name="MT77"> : </text:span><text:span text:style-name="MT78">Problèmes</text:span><text:span text:style-name="MT77"> </text:span></text:p>
      </style:header>
      <style:header-left>
        <text:p text:style-name="MP41"><draw:line text:anchor-type="paragraph" draw:z-index="261" draw:name="Shape3_27" draw:style-name="Mgr8" draw:text-style-name="MP20" svg:x1="10.308cm" svg:y1="0.388cm" svg:x2="20.496cm" svg:y2="0.36cm"><text:p/></draw:line><draw:path text:anchor-type="paragraph" draw:z-index="262" draw:name="Shape1_10" draw:style-name="Mgr7" draw:text-style-name="MP42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-left>
      <style:footer>
        <text:p text:style-name="MP10"><draw:frame draw:style-name="Mfr2" draw:name="Frame761" text:anchor-type="paragraph" svg:y="-0.06cm" draw:z-index="0"><draw:text-box fo:min-height="0.499cm" fo:min-width="7.096cm"><draw:frame draw:style-name="Mfr3" draw:name="Frame232" text:anchor-type="frame" svg:x="0.45cm" svg:y="0.079cm" svg:width="0.817cm" draw:z-index="0"><draw:text-box fo:min-height="0.355cm"><text:p text:style-name="MP5"><draw:g text:anchor-type="paragraph" draw:z-index="257" draw:name="Shape4_4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771" text:anchor-type="paragraph" svg:y="-0.06cm" draw:z-index="0"><draw:text-box fo:min-height="0.499cm" fo:min-width="3cm"><draw:frame draw:style-name="Mfr3" draw:name="Frame8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4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851" text:anchor-type="paragraph" svg:y="-0.06cm" draw:z-index="0"><draw:text-box fo:min-height="0.499cm" fo:min-width="3cm"><draw:frame draw:style-name="Mfr3" draw:name="Frame61111111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7" draw:name="Shape4_4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4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44"><draw:line text:anchor-type="paragraph" draw:z-index="272" draw:name="Shape3_9" draw:style-name="Mgr8" draw:text-style-name="MP20" svg:x1="10.37cm" svg:y1="0.365cm" svg:x2="20.496cm" svg:y2="0.36cm"><text:p/></draw:line><draw:path text:anchor-type="paragraph" draw:z-index="273" draw:name="Shape1_4" draw:style-name="Mgr7" draw:text-style-name="MP42" svg:width="4.329cm" svg:height="2.238cm" svg:x="-1.5cm" svg:y="-7.4cm" svg:viewBox="0 0 4330 2239" svg:d="M0 2239l3984-288c209-15 363-167 345-342l-170-1609h-4159z"><text:p/></draw:path><text:span text:style-name="MT80">Fractions</text:span> : <text:span text:style-name="MT80">Opérations</text:span> </text:p>
      </style:header>
      <style:header-left>
        <text:p text:style-name="MP44"><draw:path text:anchor-type="paragraph" draw:z-index="268" draw:name="Shape1_8" draw:style-name="Mgr7" draw:text-style-name="MP42" svg:width="4.329cm" svg:height="2.238cm" svg:x="-1.5cm" svg:y="-7.4cm" svg:viewBox="0 0 4330 2239" svg:d="M0 2239l3984-288c209-15 363-167 345-342l-170-1609h-4159z"><text:p/></draw:path><draw:line text:anchor-type="paragraph" draw:z-index="269" draw:name="Shape3_26" draw:style-name="Mgr8" draw:text-style-name="MP20" svg:x1="10.37cm" svg:y1="0.365cm" svg:x2="20.496cm" svg:y2="0.36cm"><text:p/></draw:line><text:span text:style-name="MT80">Fractions</text:span> : <text:span text:style-name="MT80">Opérations</text:span> </text:p>
      </style:header-left>
      <style:footer>
        <text:p text:style-name="MP10"><draw:frame draw:style-name="Mfr2" draw:name="Frame51111111121" text:anchor-type="paragraph" svg:y="-0.06cm" draw:z-index="0"><draw:text-box fo:min-height="0.499cm" fo:min-width="5.099cm"><draw:frame draw:style-name="Mfr3" draw:name="Frame231" text:anchor-type="frame" svg:x="0.45cm" svg:y="0.079cm" svg:width="0.817cm" draw:z-index="0"><draw:text-box fo:min-height="0.355cm"><text:p text:style-name="MP5"><draw:g text:anchor-type="paragraph" draw:z-index="270" draw:name="Shape4_3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731" text:anchor-type="paragraph" svg:y="-0.06cm" draw:z-index="0"><draw:text-box fo:min-height="0.499cm" fo:min-width="3cm"><draw:frame draw:style-name="Mfr3" draw:name="Frame7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3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91" text:anchor-type="paragraph" svg:y="-0.06cm" draw:z-index="0"><draw:text-box fo:min-height="0.499cm" fo:min-width="3cm"><draw:frame draw:style-name="Mfr3" draw:name="Frame3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4" draw:name="Shape4_3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4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6"><draw:line text:anchor-type="paragraph" draw:z-index="278" draw:name="Shape3_8" draw:style-name="Mgr8" draw:text-style-name="MP20" svg:x1="17.736cm" svg:y1="0.376cm" svg:x2="20.496cm" svg:y2="0.36cm"><text:p/></draw:line><text:span text:style-name="MT81">Fractions</text:span> : <text:span text:style-name="MT81">Fractions, décimaux et comparaison</text:span></text:p>
      </style:header>
      <style:header-left>
        <text:p text:style-name="MP46"><draw:line text:anchor-type="paragraph" draw:z-index="279" draw:name="Shape3_25" draw:style-name="Mgr8" draw:text-style-name="MP20" svg:x1="17.736cm" svg:y1="0.376cm" svg:x2="20.496cm" svg:y2="0.36cm"><text:p/></draw:line><text:span text:style-name="MT81">Fractions</text:span> : <text:span text:style-name="MT81">Fractions, décimaux et comparaison</text:span></text:p>
      </style:header-left>
      <style:footer>
        <text:p text:style-name="MP10"><draw:frame draw:style-name="Mfr2" draw:name="Frame701" text:anchor-type="paragraph" svg:y="-0.06cm" draw:z-index="0"><draw:text-box fo:min-height="0.499cm" fo:min-width="7.096cm"><draw:frame draw:style-name="Mfr3" draw:name="Frame2301" text:anchor-type="frame" svg:x="0.45cm" svg:y="0.079cm" svg:width="0.817cm" draw:z-index="0"><draw:text-box fo:min-height="0.355cm"><text:p text:style-name="MP5"><draw:g text:anchor-type="paragraph" draw:z-index="275" draw:name="Shape4_34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671" text:anchor-type="paragraph" svg:y="-0.06cm" draw:z-index="0"><draw:text-box fo:min-height="0.499cm" fo:min-width="3cm"><draw:frame draw:style-name="Mfr3" draw:name="Frame7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2" draw:name="Shape4_3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51" text:anchor-type="paragraph" svg:y="-0.06cm" draw:z-index="0"><draw:text-box fo:min-height="0.499cm" fo:min-width="3cm"><draw:frame draw:style-name="Mfr3" draw:name="Frame3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3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3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8"><draw:line text:anchor-type="paragraph" draw:z-index="285" draw:name="Shape3_24" draw:style-name="Mgr8" draw:text-style-name="MP20" svg:x1="11.52cm" svg:y1="0.376cm" svg:x2="20.496cm" svg:y2="0.36cm"><text:p/></draw:line><text:span text:style-name="MT82">Fractions</text:span> : <text:span text:style-name="MT82">Droite graduée</text:span></text:p>
      </style:header>
      <style:header-left>
        <text:p text:style-name="MP48"><draw:line text:anchor-type="paragraph" draw:z-index="286" draw:name="Shape3_28" draw:style-name="Mgr8" draw:text-style-name="MP20" svg:x1="11.52cm" svg:y1="0.376cm" svg:x2="20.496cm" svg:y2="0.36cm"><text:p/></draw:line><text:span text:style-name="MT82">Fractions</text:span> : <text:span text:style-name="MT82">Droite graduée</text:span></text:p>
      </style:header-left>
      <style:footer>
        <text:p text:style-name="MP10"><draw:frame draw:style-name="Mfr2" draw:name="Frame661" text:anchor-type="paragraph" svg:y="-0.06cm" draw:z-index="0"><draw:text-box fo:min-height="0.499cm" fo:min-width="7.096cm"><draw:frame draw:style-name="Mfr3" draw:name="Frame229" text:anchor-type="frame" svg:x="0.45cm" svg:y="0.079cm" svg:width="0.817cm" draw:z-index="0"><draw:text-box fo:min-height="0.355cm"><text:p text:style-name="MP5"><draw:g text:anchor-type="paragraph" draw:z-index="281" draw:name="Shape4_30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681" text:anchor-type="paragraph" svg:y="-0.06cm" draw:z-index="0"><draw:text-box fo:min-height="0.499cm" fo:min-width="3cm"><draw:frame draw:style-name="Mfr3" draw:name="Frame6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3" draw:name="Shape4_29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121" text:anchor-type="paragraph" svg:y="-0.06cm" draw:z-index="0"><draw:text-box fo:min-height="0.499cm" fo:min-width="3cm"><draw:frame draw:style-name="Mfr3" draw:name="Frame27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7" draw:name="Shape4_3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50"><draw:line text:anchor-type="paragraph" draw:z-index="291" draw:name="Shape3_14" draw:style-name="Mgr8" draw:text-style-name="MP20" svg:x1="12.876cm" svg:y1="0.392cm" svg:x2="20.496cm" svg:y2="0.36cm"><text:p/></draw:line><draw:path text:anchor-type="paragraph" draw:z-index="292" draw:name="Shape1_3" draw:style-name="Mgr7" draw:text-style-name="MP42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>
      <style:header-left>
        <text:p text:style-name="MP50"><draw:line text:anchor-type="paragraph" draw:z-index="288" draw:name="Shape3_23" draw:style-name="Mgr8" draw:text-style-name="MP20" svg:x1="12.876cm" svg:y1="0.392cm" svg:x2="20.496cm" svg:y2="0.36cm"><text:p/></draw:line><draw:path text:anchor-type="paragraph" draw:z-index="289" draw:name="Shape1_7" draw:style-name="Mgr7" draw:text-style-name="MP42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-left>
      <style:footer>
        <text:p text:style-name="MP10"><draw:frame draw:style-name="Mfr2" draw:name="Frame591" text:anchor-type="paragraph" svg:y="-0.06cm" draw:z-index="0"><draw:text-box fo:min-height="0.499cm" fo:min-width="7.096cm"><draw:frame draw:style-name="Mfr3" draw:name="Frame601" text:anchor-type="frame" svg:x="0.45cm" svg:y="0.079cm" svg:width="0.817cm" draw:z-index="0"><draw:text-box fo:min-height="0.355cm"><text:p text:style-name="MP5"><draw:g text:anchor-type="paragraph" draw:z-index="290" draw:name="Shape4_26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7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641" text:anchor-type="paragraph" svg:y="-0.06cm" draw:z-index="0"><draw:text-box fo:min-height="0.499cm" fo:min-width="3cm"><draw:frame draw:style-name="Mfr3" draw:name="Frame6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7" draw:name="Shape4_2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2" text:anchor-type="paragraph" svg:y="-0.06cm" draw:z-index="0"><draw:text-box fo:min-height="0.499cm" fo:min-width="3cm"><draw:frame draw:style-name="Mfr3" draw:name="Frame8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2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52"><draw:path text:anchor-type="paragraph" draw:z-index="299" draw:name="Shape1_1" draw:style-name="Mgr7" draw:text-style-name="MP42" svg:width="4.329cm" svg:height="2.238cm" svg:x="-1.8cm" svg:y="-8.982cm" svg:viewBox="0 0 4330 2239" svg:d="M0 2239l3984-288c209-15 363-167 345-342l-170-1609h-4159z"><text:p/></draw:path><draw:line text:anchor-type="paragraph" draw:z-index="300" draw:name="Shape3_13" draw:style-name="Mgr8" draw:text-style-name="MP20" svg:x1="15.337cm" svg:y1="0.36cm" svg:x2="20.496cm" svg:y2="0.36cm"><text:p/></draw:line><text:span text:style-name="MT84">Fractions</text:span> : <text:span text:style-name="MT84">Représentation géométrique</text:span></text:p>
      </style:header>
      <style:header-left>
        <text:p text:style-name="MP52"><draw:line text:anchor-type="paragraph" draw:z-index="295" draw:name="Shape3_21" draw:style-name="Mgr8" draw:text-style-name="MP20" svg:x1="15.337cm" svg:y1="0.36cm" svg:x2="20.496cm" svg:y2="0.36cm"><text:p/></draw:line><draw:path text:anchor-type="paragraph" draw:z-index="296" draw:name="Shape1_13" draw:style-name="Mgr7" draw:text-style-name="MP42" svg:width="4.329cm" svg:height="2.238cm" svg:x="-1.8cm" svg:y="-8.982cm" svg:viewBox="0 0 4330 2239" svg:d="M0 2239l3984-288c209-15 363-167 345-342l-170-1609h-4159z"><text:p/></draw:path><text:span text:style-name="MT84">Fractions</text:span> : <text:span text:style-name="MT84">Représentation géométrique</text:span></text:p>
      </style:header-left>
      <style:footer>
        <text:p text:style-name="MP10"><draw:frame draw:style-name="Mfr2" draw:name="Frame551" text:anchor-type="paragraph" svg:y="-0.06cm" draw:z-index="0"><draw:text-box fo:min-height="0.499cm" fo:min-width="7.096cm"><draw:frame draw:style-name="Mfr3" draw:name="Frame5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3"><text:span text:style-name="MT7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531" text:anchor-type="paragraph" svg:y="-0.06cm" draw:z-index="0"><draw:text-box fo:min-height="0.499cm" fo:min-width="3cm"><draw:frame draw:style-name="Mfr3" draw:name="Frame5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3" draw:name="Shape4_2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581" text:anchor-type="paragraph" svg:y="-0.06cm" draw:z-index="0"><draw:text-box fo:min-height="0.499cm" fo:min-width="3cm"><draw:frame draw:style-name="Mfr3" draw:name="Frame6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1" draw:name="Shape4_2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8" draw:name="Shape4_8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54"><draw:line text:anchor-type="paragraph" draw:z-index="307" draw:name="Shape3_5" draw:style-name="Mgr8" draw:text-style-name="MP20" svg:x1="18.701cm" svg:y1="0.36cm" svg:x2="20.497cm" svg:y2="0.36cm"><text:p/></draw:line><text:span text:style-name="MT85">Nombres entiers et décimaux</text:span> : <text:span text:style-name="MT85">Comparer, encadrer</text:span></text:p>
      </style:header>
      <style:header-left>
        <text:p text:style-name="MP54"><draw:line text:anchor-type="paragraph" draw:z-index="308" draw:name="Shape3_6" draw:style-name="Mgr8" draw:text-style-name="MP20" svg:x1="18.701cm" svg:y1="0.36cm" svg:x2="20.497cm" svg:y2="0.36cm"><text:p/></draw:line><text:span text:style-name="MT85">Nombres entiers et décimaux</text:span> : <text:span text:style-name="MT85">Comparer, encadrer</text:span></text:p>
      </style:header-left>
      <style:footer>
        <text:p text:style-name="MP10"><draw:frame draw:style-name="Mfr2" draw:name="Frame1121" text:anchor-type="paragraph" svg:y="-0.06cm" draw:z-index="0"><draw:text-box fo:min-height="0.499cm" fo:min-width="7.096cm"><draw:frame draw:style-name="Mfr3" draw:name="Frame1411" text:anchor-type="frame" svg:x="0.45cm" svg:y="0.079cm" svg:width="0.817cm" draw:z-index="0"><draw:text-box fo:min-height="0.355cm"><text:p text:style-name="MP5"><draw:g text:anchor-type="paragraph" draw:z-index="302" draw:name="Shape4_1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501" text:anchor-type="paragraph" svg:y="-0.06cm" draw:z-index="0"><draw:text-box fo:min-height="0.499cm" fo:min-width="3cm"><draw:frame draw:style-name="Mfr3" draw:name="Frame5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5" draw:name="Shape4_1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021" text:anchor-type="paragraph" svg:y="-0.06cm" draw:z-index="0"><draw:text-box fo:min-height="0.499cm" fo:min-width="3cm"><draw:frame draw:style-name="Mfr3" draw:name="Frame2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4" draw:name="Shape4_2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2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6"><draw:line text:anchor-type="paragraph" draw:z-index="312" draw:name="Shape3_2" draw:style-name="Mgr8" draw:text-style-name="MP20" svg:x1="16.083cm" svg:y1="0.383cm" svg:x2="20.496cm" svg:y2="0.36cm"><text:p/></draw:line>Nombres entiers et décimaux : Numération</text:p>
      </style:header>
      <style:header-left>
        <text:p text:style-name="MP56"><draw:line text:anchor-type="paragraph" draw:z-index="313" draw:name="Shape3_3" draw:style-name="Mgr9" draw:text-style-name="MP20" svg:x1="16.085cm" svg:y1="1.458cm" svg:x2="20.498cm" svg:y2="1.435cm"><text:p/></draw:line>Nombres entiers et décimaux : Numération</text:p>
      </style:header-left>
      <style:footer>
        <text:p text:style-name="MP10"><draw:g text:anchor-type="paragraph" draw:z-index="309" draw:name="Shape4_4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draw:frame draw:style-name="Mfr2" draw:name="Frame135" text:anchor-type="paragraph" svg:y="-0.06cm" draw:z-index="0"><draw:text-box fo:min-height="0.499cm" fo:min-width="7.096cm"><draw:frame draw:style-name="Mfr3" draw:name="Frame5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7"><text:span text:style-name="MT79">N</text:span>ombres entiers et décimaux : numération</text:p></draw:text-box></draw:frame></text:p>
      </style:footer>
      <style:footer-left>
        <text:p text:style-name="MP10"><draw:g text:anchor-type="paragraph" draw:z-index="310" draw:name="Shape4_8" draw:style-name="Mgr1"><draw:path draw:style-name="Mgr3" draw:text-style-name="MP7" svg:width="0.855cm" svg:height="1.172cm" svg:x="-0.217cm" svg:y="-0.175cm" svg:viewBox="0 0 856 1173" svg:d="M856 1173h-856v-991c0-100 79-182 175-182h505c97 0 176 82 176 182z"><text:p/></draw:path></draw:g><draw:frame draw:style-name="Mfr2" draw:name="Frame4211" text:anchor-type="paragraph" svg:y="-0.06cm" draw:z-index="0"><draw:text-box fo:min-height="0.499cm" fo:min-width="7.096cm"><draw:frame draw:style-name="Mfr3" draw:name="Frame23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7"><text:span text:style-name="MT7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621" text:anchor-type="paragraph" svg:y="-0.06cm" draw:z-index="0"><draw:text-box fo:min-height="0.499cm" fo:min-width="3cm"><draw:frame draw:style-name="Mfr3" draw:name="Frame92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6" draw:name="Shape4_7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381" text:anchor-type="paragraph" svg:y="-0.06cm" draw:z-index="0"><draw:text-box fo:min-height="0.499cm" fo:min-width="3cm"><draw:frame draw:style-name="Mfr3" draw:name="Frame13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4" draw:name="Shape4_11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92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8"><draw:line text:anchor-type="paragraph" draw:z-index="320" draw:name="Shape3_15" draw:style-name="Mgr8" draw:text-style-name="MP20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>
      <style:header-left>
        <text:p text:style-name="MP58"><draw:line text:anchor-type="paragraph" draw:z-index="321" draw:name="Shape3_19" draw:style-name="Mgr8" draw:text-style-name="MP20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-left>
      <style:footer>
        <text:p text:style-name="MP10"><draw:frame draw:style-name="Mfr2" draw:name="Frame1510" text:anchor-type="paragraph" svg:y="-0.06cm" draw:z-index="0"><draw:text-box fo:min-height="0.499cm" fo:min-width="7.096cm"><draw:frame draw:style-name="Mfr3" draw:name="Frame2610" text:anchor-type="frame" svg:x="0.45cm" svg:y="0.079cm" svg:width="0.817cm" draw:z-index="0"><draw:text-box fo:min-height="0.355cm"><text:p text:style-name="MP5"><draw:g text:anchor-type="paragraph" draw:z-index="315" draw:name="Shape4_15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Character_5f_20_5f_style"><text:span text:style-name="MT86">×</text:span></text:span><text:span text:style-name="MT8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611" text:anchor-type="paragraph" svg:y="-0.06cm" draw:z-index="0"><draw:text-box fo:min-height="0.499cm" fo:min-width="3cm"><draw:frame draw:style-name="Mfr3" draw:name="Frame17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7" draw:name="Shape4_1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251" text:anchor-type="paragraph" svg:y="-0.06cm" draw:z-index="0"><draw:text-box fo:min-height="0.499cm" fo:min-width="3cm"><draw:frame draw:style-name="Mfr3" draw:name="Frame22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8" draw:name="Shape4_10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511" text:anchor-type="paragraph" svg:y="-0.06cm" draw:z-index="0"><draw:text-box fo:min-height="0.499cm" fo:min-width="3cm"><draw:frame draw:style-name="Mfr3" draw:name="Frame22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3" draw:name="Shape4_1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92111" text:anchor-type="paragraph" svg:y="-0.06cm" draw:z-index="0"><draw:text-box fo:min-height="0.499cm" fo:min-width="3cm"><draw:frame draw:style-name="Mfr3" draw:name="Frame10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2" draw:name="Shape4_1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11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8"><draw:line text:anchor-type="paragraph" draw:z-index="328" draw:name="Shape3_22" draw:style-name="Mgr10" draw:text-style-name="MP20" svg:x1="16.575cm" svg:y1="0cm" svg:x2="19.073cm" svg:y2="0cm"><text:p/></draw:line><text:span text:style-name="MT77">Nombres entiers et décimaux : </text:span><text:span text:style-name="MT90">La droite graduée</text:span></text:p>
      </style:header>
      <style:header-left>
        <text:p text:style-name="MP58"><draw:line text:anchor-type="paragraph" draw:z-index="325" draw:name="Shape3_37" draw:style-name="Mgr8" draw:text-style-name="MP20" svg:x1="17.999cm" svg:y1="0.36cm" svg:x2="20.497cm" svg:y2="0.36cm"><text:p/></draw:line><text:span text:style-name="MT77">Nombres entiers et décimaux : </text:span><text:span text:style-name="MT90">La droite graduée</text:span></text:p>
      </style:header-left>
      <style:footer>
        <text:p text:style-name="MP10"><draw:frame draw:style-name="Mfr2" draw:name="Frame1710" text:anchor-type="paragraph" svg:y="-0.06cm" draw:z-index="0"><draw:text-box fo:min-height="0.499cm" fo:min-width="7.096cm"><draw:frame draw:style-name="Mfr3" draw:name="Frame1810" text:anchor-type="frame" svg:x="0.45cm" svg:y="0.079cm" svg:width="0.817cm" draw:z-index="0"><draw:text-box fo:min-height="0.355cm"><text:p text:style-name="MP5"><draw:g text:anchor-type="paragraph" draw:z-index="326" draw:name="Shape4_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MT91">la droite graduée</text:span></text:p></draw:text-box></draw:frame></text:p>
      </style:footer>
      <style:footer-left>
        <text:p text:style-name="MP10"><draw:frame draw:style-name="Mfr2" draw:name="Frame17121" text:anchor-type="paragraph" svg:y="-0.06cm" draw:z-index="0"><draw:text-box fo:min-height="0.499cm" fo:min-width="7.096cm"><draw:frame draw:style-name="Mfr3" draw:name="Frame1871" text:anchor-type="frame" svg:x="0.45cm" svg:y="0.079cm" svg:width="0.817cm" draw:z-index="0"><draw:text-box fo:min-height="0.355cm"><text:p text:style-name="MP5"><draw:g text:anchor-type="paragraph" draw:z-index="327" draw:name="Shape4_1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MT9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227" text:anchor-type="paragraph" svg:y="-0.06cm" draw:z-index="0"><draw:text-box fo:min-height="0.499cm" fo:min-width="3cm"><draw:frame draw:style-name="Mfr3" draw:name="Frame14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6" draw:name="Shape4_6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912" text:anchor-type="paragraph" svg:y="-0.06cm" draw:z-index="0"><draw:text-box fo:min-height="0.499cm" fo:min-width="3cm"><draw:frame draw:style-name="Mfr3" draw:name="Frame10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2" draw:name="Shape4_7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7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-left>
      <style:footer>
        <text:p text:style-name="MP10"><draw:frame draw:style-name="Mfr4" draw:name="Frame2271" text:anchor-type="paragraph" svg:y="-0.06cm" draw:z-index="0"><draw:text-box fo:min-height="0.499cm" fo:min-width="7.096cm"><draw:frame draw:style-name="Mfr3" draw:name="Frame228" text:anchor-type="frame" svg:x="0.45cm" svg:y="0.079cm" svg:width="0.817cm" draw:z-index="0"><draw:text-box fo:min-height="0.355cm"><text:p text:style-name="MP5"><draw:g text:anchor-type="paragraph" draw:z-index="229" draw:name="Shape4_67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93">priorités opératoires</text:span></text:p></draw:text-box></draw:frame></text:p>
      </style:footer>
      <style:footer-left>
        <text:p text:style-name="MP10"><draw:frame draw:style-name="Mfr4" draw:name="Frame312" text:anchor-type="paragraph" svg:y="-0.06cm" draw:z-index="0"><draw:text-box fo:min-height="0.499cm" fo:min-width="7.096cm"><draw:frame draw:style-name="Mfr3" draw:name="Frame4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59">calculer</text:span><text:span text:style-name="MT60"> : </text:span><text:span text:style-name="MT93">priorités opératoires</text:span></text:p></draw:text-box></draw:frame><draw:g text:anchor-type="paragraph" draw:z-index="230" draw:name="Shape4_69" draw:style-name="Mgr1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5" draw:style-name="Mdp1">
      <style:header>
        <text:p text:style-name="_5f_Header_20_D_20_page_20_impaire_20__28_D_29_">Proportionnalité et pourcentage : <text:span text:style-name="MT94">P</text:span>roportionnalité </text:p>
      </style:header>
      <style:header-left>
        <text:p text:style-name="_5f_Header_20_D_20_page_20_paire_20__28_G_29_"><text:span text:style-name="MT38"><text:tab/>Proportionnalité et pourcentage</text:span><text:span text:style-name="MT39"> </text:span>: <text:span text:style-name="MT38">proportionnalité</text:span> </text:p>
      </style:header-left>
      <style:footer>
        <text:p text:style-name="MP10"><draw:frame draw:style-name="Mfr2" draw:name="Frame262" text:anchor-type="paragraph" svg:y="-0.06cm" draw:z-index="0"><draw:text-box fo:min-height="0.499cm" fo:min-width="7.096cm"><draw:frame draw:style-name="Mfr3" draw:name="Frame27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0"><draw:g text:anchor-type="paragraph" draw:z-index="205" draw:name="Shape4_73" draw:style-name="Mgr1"><draw:path draw:style-name="Mgr4" draw:text-style-name="MP3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4"><draw:frame draw:style-name="Mfr2" draw:name="Frame322" text:anchor-type="paragraph" svg:y="-0.06cm" draw:z-index="0"><draw:text-box fo:min-height="0.499cm" fo:min-width="3cm"><draw:frame draw:style-name="Mfr3" draw:name="Frame2241" text:anchor-type="frame" svg:x="0.45cm" svg:y="0.079cm" svg:width="0.817cm" draw:z-index="0"><draw:text-box fo:min-height="0.355cm"><text:p text:style-name="MP5"><draw:g text:anchor-type="paragraph" draw:z-index="201" draw:name="Shape4_88" draw:style-name="Mgr1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-left>
      <style:footer>
        <text:p text:style-name="MP4"><draw:frame draw:style-name="Mfr2" draw:name="Frame211111112" text:anchor-type="paragraph" svg:y="-0.06cm" draw:z-index="0"><draw:text-box fo:min-height="0.499cm" fo:min-width="3cm"><draw:frame draw:style-name="Mfr3" draw:name="Frame14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25">Proportionnalité et pourcentages : proportionalité</text:p></draw:text-box></draw:frame><draw:g text:anchor-type="paragraph" draw:z-index="203" draw:name="Shape4_22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21" text:anchor-type="paragraph" svg:y="-0.06cm" draw:z-index="0"><draw:text-box fo:min-height="0.499cm" fo:min-width="3cm"><draw:frame draw:style-name="Mfr3" draw:name="Frame8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27">: </text:p></draw:text-box></draw:frame><draw:g text:anchor-type="paragraph" draw:z-index="204" draw:name="Shape4_25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30" text:anchor-type="paragraph" svg:y="-0.06cm" draw:z-index="0"><draw:text-box fo:min-height="0.499cm" fo:min-width="3cm"><draw:frame draw:style-name="Mfr3" draw:name="Frame3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9" draw:name="Shape4_7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111" text:anchor-type="paragraph" svg:y="-0.06cm" draw:z-index="0"><draw:text-box fo:min-height="0.499cm" fo:min-width="3cm"><draw:frame draw:style-name="Mfr3" draw:name="Frame2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7" draw:name="Shape4_10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0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2" draw:name="Shape3_4" draw:style-name="Mgr5" draw:text-style-name="MP20" svg:x1="12.104cm" svg:y1="0.392cm" svg:x2="20.497cm" svg:y2="0.36cm"><text:p/></draw:line><text:span text:style-name="MT33">Périmètre</text:span> : <text:span text:style-name="MT95">Coder et calculer</text:span></text:p>
      </style:header>
      <style:header-left>
        <text:p text:style-name="_5f_Header_20_M_20_page_20_impaire_20__28_D_29_"><draw:line text:anchor-type="paragraph" draw:z-index="213" draw:name="Shape3_18" draw:style-name="Mgr5" draw:text-style-name="MP20" svg:x1="12.104cm" svg:y1="0.392cm" svg:x2="20.497cm" svg:y2="0.36cm"><text:p/></draw:line><text:span text:style-name="MT33">Périmètre</text:span> : <text:span text:style-name="MT95">Coder et calculer</text:span></text:p>
      </style:header-left>
      <style:footer>
        <text:p text:style-name="MP10"><draw:frame draw:style-name="Mfr2" draw:name="Frame2221" text:anchor-type="paragraph" svg:y="-0.06cm" draw:z-index="0"><draw:text-box fo:min-height="0.499cm" fo:min-width="7.096cm"><draw:frame draw:style-name="Mfr3" draw:name="Frame2231" text:anchor-type="frame" svg:x="0.45cm" svg:y="0.079cm" svg:width="0.817cm" draw:z-index="0"><draw:text-box fo:min-height="0.355cm"><text:p text:style-name="MP5"><draw:g text:anchor-type="paragraph" draw:z-index="208" draw:name="Shape4_1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9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1">Conversions d’unités : longueurs</text:span></text:p>
      </style:header>
      <style:header-left>
        <text:p text:style-name="_5f_Header_20_N_20_page_20_impaire_20__28_D_29_"><text:s/><text:span text:style-name="MT11">Conversions d’unités : longueurs</text:span></text:p>
      </style:header-left>
      <style:footer>
        <text:p text:style-name="MP4"><draw:frame draw:style-name="Mfr2" draw:name="Frame401" text:anchor-type="paragraph" svg:y="-0.06cm" draw:z-index="0"><draw:text-box fo:min-height="0.499cm" fo:min-width="3cm"><draw:frame draw:style-name="Mfr3" draw:name="Frame43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longueurs</text:span><text:span text:style-name="MT4"> </text:span></text:p></draw:text-box></draw:frame><draw:g text:anchor-type="paragraph" draw:z-index="168" draw:name="Shape4_8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121" text:anchor-type="paragraph" svg:y="-0.06cm" draw:z-index="0"><draw:text-box fo:min-height="0.499cm" fo:min-width="3cm"><draw:frame draw:style-name="Mfr3" draw:name="Frame13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12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2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0"><draw:frame draw:style-name="Mfr4" draw:name="Frame811111112" text:anchor-type="paragraph" svg:y="-0.06cm" draw:z-index="0"><draw:text-box fo:min-height="0.499cm" fo:min-width="7.096cm"><draw:frame draw:style-name="Mfr3" draw:name="Frame4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2">Conversions d’unités : longueurs</text:p></draw:text-box></draw:frame><draw:g text:anchor-type="paragraph" draw:z-index="172" draw:name="Shape4_12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0"><draw:frame draw:style-name="Mfr4" draw:name="Frame471" text:anchor-type="paragraph" svg:y="-0.06cm" draw:z-index="0"><draw:text-box fo:min-height="0.499cm" fo:min-width="7.096cm"><draw:frame draw:style-name="Mfr3" draw:name="Frame220" text:anchor-type="frame" svg:x="0.45cm" svg:y="0.079cm" svg:width="0.817cm" draw:z-index="0"><draw:text-box fo:min-height="0.355cm"><text:p text:style-name="MP5"><draw:g text:anchor-type="paragraph" draw:z-index="173" draw:name="Shape4_13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171" draw:name="Shape4_177" draw:style-name="Mgr1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64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6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6" draw:name="Shape4_145" draw:style-name="Mgr1"><draw:path draw:style-name="Mgr3" draw:text-style-name="MP7" svg:width="0.855cm" svg:height="1.172cm" svg:x="18.451cm" svg:y="-0.104cm" svg:viewBox="0 0 856 1173" svg:d="M856 1173h-856v-991c0-100 79-182 175-182h505c97 0 176 82 176 182z"><text:p/></draw:path></draw:g><draw:frame draw:style-name="Mfr2" draw:name="Frame481" text:anchor-type="paragraph" svg:y="-0.06cm" draw:z-index="0"><draw:text-box fo:min-height="0.499cm" fo:min-width="3cm"><draw:frame draw:style-name="Mfr3" draw:name="Frame4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8">Conversions d’unités : </text:span><text:span text:style-name="MT97">Volume</text:span><text:span text:style-name="MT4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218" text:anchor-type="paragraph" svg:y="-0.06cm" draw:z-index="0"><draw:text-box fo:min-height="0.499cm" fo:min-width="3cm"><draw:frame draw:style-name="Mfr3" draw:name="Frame21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1" draw:name="Shape4_16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401" text:anchor-type="paragraph" svg:y="-0.06cm" draw:z-index="0"><draw:text-box fo:min-height="0.499cm" fo:min-width="3cm"><draw:frame draw:style-name="Mfr3" draw:name="Frame24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2" draw:name="Shape4_16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3" draw:name="Shape4_16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66"><text:span text:style-name="MT1"><text:s text:c="15"/>A</text:span>ires : Aire par comptage</text:p>
      </style:header>
      <style:footer>
        <text:p text:style-name="MP10"><draw:frame draw:style-name="Mfr2" draw:name="Frame2421" text:anchor-type="paragraph" svg:y="-0.06cm" draw:z-index="0"><draw:text-box fo:min-height="0.499cm" fo:min-width="7.096cm"><draw:frame draw:style-name="Mfr3" draw:name="Frame2431" text:anchor-type="frame" svg:x="0.45cm" svg:y="0.079cm" svg:width="0.817cm" draw:z-index="0"><draw:text-box fo:min-height="0.355cm"><text:p text:style-name="MP5"><draw:g text:anchor-type="paragraph" draw:z-index="74" draw:name="Shape4_16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98">Aires</text:span><text:span text:style-name="MT31"> <text:s/>: </text:span><text:span text:style-name="MT98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67"><text:span text:style-name="MT33"><text:s text:c="15"/>A</text:span><text:span text:style-name="MT99">ires : Problèmes d’aires</text:span></text:p>
      </style:header>
      <style:footer>
        <text:p text:style-name="MP10"><draw:frame draw:style-name="Mfr2" draw:name="Frame248" text:anchor-type="paragraph" svg:y="-0.06cm" draw:z-index="0"><draw:text-box fo:min-height="0.499cm" fo:min-width="7.096cm"><draw:frame draw:style-name="Mfr3" draw:name="Frame249" text:anchor-type="frame" svg:x="0.45cm" svg:y="0.079cm" svg:width="0.817cm" draw:z-index="0"><draw:text-box fo:min-height="0.355cm"><text:p text:style-name="MP5"><draw:g text:anchor-type="paragraph" draw:z-index="95" draw:name="Shape4_16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2441" text:anchor-type="paragraph" svg:y="-0.06cm" draw:z-index="0"><draw:text-box fo:min-height="0.499cm" fo:min-width="3cm"><draw:frame draw:style-name="Mfr3" draw:name="Frame24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2" draw:name="Shape4_16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461" text:anchor-type="paragraph" svg:y="-0.06cm" draw:z-index="0"><draw:text-box fo:min-height="0.499cm" fo:min-width="3cm"><draw:frame draw:style-name="Mfr3" draw:name="Frame24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3" draw:name="Shape4_16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16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250" text:anchor-type="paragraph" svg:y="-0.06cm" draw:z-index="0"><draw:text-box fo:min-height="0.499cm" fo:min-width="3cm"><draw:frame draw:style-name="Mfr3" draw:name="Frame2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9" draw:name="Shape4_17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52" text:anchor-type="paragraph" svg:y="-0.06cm" draw:z-index="0"><draw:text-box fo:min-height="0.499cm" fo:min-width="3cm"><draw:frame draw:style-name="Mfr3" draw:name="Frame25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0" draw:name="Shape4_17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7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69"><text:span text:style-name="MT1"><text:s text:c="15"/>A</text:span>ires : Aires de disques</text:p>
      </style:header>
      <style:footer>
        <text:p text:style-name="MP10"><draw:frame draw:style-name="Mfr2" draw:name="Frame254" text:anchor-type="paragraph" svg:y="-0.06cm" draw:z-index="0"><draw:text-box fo:min-height="0.499cm" fo:min-width="7.096cm"><draw:frame draw:style-name="Mfr3" draw:name="Frame255" text:anchor-type="frame" svg:x="0.45cm" svg:y="0.079cm" svg:width="0.817cm" draw:z-index="0"><draw:text-box fo:min-height="0.355cm"><text:p text:style-name="MP5"><draw:g text:anchor-type="paragraph" draw:z-index="88" draw:name="Shape4_17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Aires : Aires de disques</text:p></draw:text-box></draw:frame></text:p>
      </style:footer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7" draw:name="Shape3_7" draw:style-name="Mgr11" draw:text-style-name="MP20" svg:x1="15.12cm" svg:y1="0.36cm" svg:x2="20.496cm" svg:y2="0.36cm"><text:p/></draw:line><text:s/><text:span text:style-name="MT100">Angles : </text:span>Angles : <text:span text:style-name="MT101">Comprendre la notion d’angle</text:span></text:p>
      </style:header>
      <style:header-left>
        <text:p text:style-name="MP71"><draw:line text:anchor-type="paragraph" draw:z-index="8" draw:name="Shape3_29" draw:style-name="Mgr11" draw:text-style-name="MP20" svg:x1="15.12cm" svg:y1="0.36cm" svg:x2="20.496cm" svg:y2="0.36cm"><text:p/></draw:line>Angles : <text:span text:style-name="MT101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3" draw:name="Frame7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2" draw:name="Frame711111121" text:anchor-type="paragraph" svg:y="-0.06cm" draw:z-index="0"><draw:text-box fo:min-height="0.499cm" fo:min-width="7.096cm"><draw:frame draw:style-name="Mfr3" draw:name="Frame8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<text:span text:style-name="MT102">Angles : </text:span><text:span text:style-name="MT104">Comprendre la notion d’angle</text:span></text:h></draw:text-box></draw:frame></text:h>
      </style:footer>
      <style:footer-left>
        <text:h text:style-name="_5f_Footer_20_page_20_impaire_20__28_D_29_" text:outline-level="1"><draw:frame draw:style-name="Mfr2" draw:name="Frame31111111121" text:anchor-type="paragraph" svg:y="-0.06cm" draw:z-index="0"><draw:text-box fo:min-height="0.499cm" fo:min-width="7.096cm"><draw:frame draw:style-name="Mfr3" draw:name="Frame41111111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05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73"><draw:line text:anchor-type="paragraph" draw:z-index="9" draw:name="Shape3_33" draw:style-name="Mgr11" draw:text-style-name="MP20" svg:x1="15.12cm" svg:y1="0.36cm" svg:x2="20.496cm" svg:y2="0.36cm"><text:p/></draw:line><text:s/><text:span text:style-name="MT106">Angles</text:span> : <text:span text:style-name="MT101">Comprendre la notion d’angle</text:span></text:p>
      </style:header>
      <style:footer>
        <text:p text:style-name="MP4"><draw:frame draw:style-name="Mfr2" draw:name="Frame511111112" text:anchor-type="paragraph" svg:y="-0.06cm" draw:z-index="0"><draw:text-box fo:min-height="0.499cm" fo:min-width="3cm"><draw:frame draw:style-name="Mfr3" draw:name="Frame6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4"><draw:frame draw:style-name="Mfr2" draw:name="Frame9111112" text:anchor-type="paragraph" svg:y="-0.06cm" draw:z-index="0"><draw:text-box fo:min-height="0.499cm" fo:min-width="3cm"><draw:frame draw:style-name="Mfr3" draw:name="Frame101111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107">Angles</text:span><text:span text:style-name="MT4"> : </text:span><text:span text:style-name="MT107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1" draw:name="Shape3_35" draw:style-name="Mgr11" draw:text-style-name="MP20" svg:x1="11.344cm" svg:y1="0.358cm" svg:x2="20.497cm" svg:y2="0.36cm"><text:p/></draw:line><text:span text:style-name="MT108">Angles </text:span>: Nommer un angle</text:p>
      </style:header>
      <style:footer>
        <text:p text:style-name="MP10"><draw:frame draw:style-name="Mfr2" draw:name="Frame7111111211" text:anchor-type="paragraph" svg:y="-0.06cm" draw:z-index="0"><draw:text-box fo:min-height="0.499cm" fo:min-width="7.096cm"><draw:frame draw:style-name="Mfr3" draw:name="Frame811111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51111112" text:anchor-type="paragraph" svg:y="-0.06cm" draw:z-index="0"><draw:text-box fo:min-height="0.499cm" fo:min-width="3cm"><draw:frame draw:style-name="Mfr3" draw:name="Frame6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9" draw:name="Shape4_18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911112" text:anchor-type="paragraph" svg:y="-0.06cm" draw:z-index="0"><draw:text-box fo:min-height="0.499cm" fo:min-width="3cm"><draw:frame draw:style-name="Mfr3" draw:name="Frame10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0" draw:name="Shape4_18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8" draw:name="Shape3_30" draw:style-name="Mgr11" draw:text-style-name="MP20" svg:x1="11.435cm" svg:y1="0.388cm" svg:x2="20.496cm" svg:y2="0.36cm"><text:p/></draw:line><text:span text:style-name="MT109">Angles</text:span> : <text:span text:style-name="MT109">Mesurer un angle</text:span></text:p>
      </style:header-left>
      <style:footer>
        <text:p text:style-name="MP4"><draw:frame draw:style-name="Mfr2" draw:name="Frame260" text:anchor-type="paragraph" svg:y="-0.06cm" draw:z-index="0"><draw:text-box fo:min-height="0.499cm" fo:min-width="3cm"><draw:frame draw:style-name="Mfr3" draw:name="Frame26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17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91112" text:anchor-type="paragraph" svg:y="-0.06cm" draw:z-index="0"><draw:text-box fo:min-height="0.499cm" fo:min-width="3cm"><draw:frame draw:style-name="Mfr3" draw:name="Frame10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110">Angles </text:span><text:span text:style-name="MT4">: </text:span><text:span text:style-name="MT110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5" draw:name="Shape3_31" draw:style-name="Mgr11" draw:text-style-name="MP20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6" draw:name="Shape3_32" draw:style-name="Mgr11" draw:text-style-name="MP20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3" draw:name="Frame26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2" draw:name="Frame5111112" text:anchor-type="paragraph" svg:y="-0.06cm" draw:z-index="0"><draw:text-box fo:min-height="0.499cm" fo:min-width="7.096cm"><draw:frame draw:style-name="Mfr3" draw:name="Frame6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11">Mesurer un angle</text:span></text:p></draw:text-box></draw:frame></text:h>
      </style:footer>
      <style:footer-left>
        <text:h text:style-name="_5f_Footer_20_page_20_impaire_20__28_D_29_" text:outline-level="1"><draw:frame draw:style-name="Mfr2" draw:name="Frame311111112" text:anchor-type="paragraph" svg:y="-0.06cm" draw:z-index="0"><draw:text-box fo:min-height="0.499cm" fo:min-width="7.096cm"><draw:frame draw:style-name="Mfr3" draw:name="Frame4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4"><draw:frame draw:style-name="Mfr2" draw:name="Frame11111121" text:anchor-type="paragraph" svg:y="-0.06cm" draw:z-index="0"><draw:text-box fo:min-height="0.499cm" fo:min-width="3cm"><draw:frame draw:style-name="Mfr3" draw:name="Frame2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1" draw:name="Shape4_18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9112" text:anchor-type="paragraph" svg:y="-0.06cm" draw:z-index="0"><draw:text-box fo:min-height="0.499cm" fo:min-width="3cm"><draw:frame draw:style-name="Mfr3" draw:name="Frame10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9" draw:name="Shape4_18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8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2" draw:name="Shape3_34" draw:style-name="Mgr11" draw:text-style-name="MP20" svg:x1="15.448cm" svg:y1="0.365cm" svg:x2="20.496cm" svg:y2="0.36cm"><text:p/></draw:line><text:span text:style-name="MT112">Angles</text:span><text:span text:style-name="MT113"> : </text:span><text:span text:style-name="MT114">Calculer des mesures d’angle</text:span></text:p>
      </style:header>
      <style:header-left>
        <text:p text:style-name="_5f_Header_20_G_20_page_20_paire_20__28_G_29_"><draw:line text:anchor-type="paragraph" draw:z-index="333" draw:name="Shape3_36" draw:style-name="Mgr11" draw:text-style-name="MP20" svg:x1="15.448cm" svg:y1="0.365cm" svg:x2="20.496cm" svg:y2="0.36cm"><text:p/></draw:line><text:span text:style-name="MT112">Angles : </text:span><text:span text:style-name="MT114">Calculer des mesures d’angle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0"><draw:text-box fo:min-height="0.499cm" fo:min-width="7.096cm"><draw:frame draw:style-name="Mfr3" draw:name="Frame26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2" draw:name="Frame268" text:anchor-type="paragraph" svg:y="-0.06cm" draw:z-index="0"><draw:text-box fo:min-height="0.499cm" fo:min-width="7.096cm"><draw:frame draw:style-name="Mfr3" draw:name="Frame26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15">Calculer des </text:span><text:span text:style-name="MT111">Mesure</text:span><text:span text:style-name="MT115">s</text:span><text:span text:style-name="MT111"> un angle</text:span></text:p></draw:text-box></draw:frame></text:h>
      </style:footer>
      <style:footer-left>
        <text:h text:style-name="_5f_Footer_20_page_20_impaire_20__28_D_29_" text:outline-level="1"><draw:frame draw:style-name="Mfr2" draw:name="Frame31111112" text:anchor-type="paragraph" svg:y="-0.06cm" draw:z-index="0"><draw:text-box fo:min-height="0.499cm" fo:min-width="7.096cm"><draw:frame draw:style-name="Mfr3" draw:name="Frame4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02">Angles : </text:span><text:span text:style-name="MT116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75"><draw:line text:anchor-type="paragraph" draw:z-index="265" draw:name="Shape3_39" draw:style-name="Mgr8" draw:text-style-name="MP20" svg:x1="10.308cm" svg:y1="0.388cm" svg:x2="20.496cm" svg:y2="0.36cm"><text:p/></draw:line><draw:path text:anchor-type="paragraph" draw:z-index="266" draw:name="Shape1_12" draw:style-name="Mgr7" draw:text-style-name="MP42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>
      <style:footer>
        <text:p text:style-name="MP10"><draw:frame draw:style-name="Mfr2" draw:name="Frame482" text:anchor-type="paragraph" svg:y="-0.06cm" draw:z-index="0"><draw:text-box fo:min-height="0.499cm" fo:min-width="7.096cm"><draw:frame draw:style-name="Mfr3" draw:name="Frame492" text:anchor-type="frame" svg:x="0.45cm" svg:y="0.079cm" svg:width="0.817cm" draw:z-index="0"><draw:text-box fo:min-height="0.355cm"><text:p text:style-name="MP5"><draw:g text:anchor-type="paragraph" draw:z-index="258" draw:name="Shape4_25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4"><draw:frame draw:style-name="Mfr2" draw:name="Frame502" text:anchor-type="paragraph" svg:y="-0.06cm" draw:z-index="0"><draw:text-box fo:min-height="0.499cm" fo:min-width="3cm"><draw:frame draw:style-name="Mfr3" draw:name="Frame53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85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542" text:anchor-type="paragraph" svg:y="-0.06cm" draw:z-index="0"><draw:text-box fo:min-height="0.499cm" fo:min-width="3cm"><draw:frame draw:style-name="Mfr3" draw:name="Frame55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2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8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18">Assembler et décomposer</text:span></text:p>
      </style:header>
      <style:footer>
        <text:p text:style-name="MP10"><draw:frame draw:style-name="Mfr2" draw:name="Frame2881" text:anchor-type="paragraph" svg:y="-0.06cm" draw:z-index="0"><draw:text-box fo:min-height="0.499cm" fo:min-width="7.096cm"><draw:frame draw:style-name="Mfr3" draw:name="Frame31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5" draw:name="Shape4_216" draw:style-name="Mgr1"><draw:path draw:style-name="Mgr6" draw:text-style-name="MP2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414" text:anchor-type="paragraph" svg:y="-0.06cm" draw:z-index="0"><draw:text-box fo:min-height="0.499cm" fo:min-width="3cm"><draw:frame draw:style-name="Mfr3" draw:name="Frame28811" text:anchor-type="frame" svg:x="0.45cm" svg:y="0.079cm" svg:width="0.817cm" draw:z-index="0"><draw:text-box fo:min-height="0.355cm"><text:p text:style-name="MP5"><draw:g text:anchor-type="paragraph" draw:z-index="136" draw:name="Shape4_21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footer>
        <text:p text:style-name="MP4"><draw:frame draw:style-name="Mfr2" draw:name="Frame5121" text:anchor-type="paragraph" svg:y="-0.06cm" draw:z-index="0"><draw:text-box fo:min-height="0.499cm" fo:min-width="3cm"><draw:frame draw:style-name="Mfr3" draw:name="Frame6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68">Géométrie plane : </text:span><text:span text:style-name="MT125">vocabulaire</text:span></text:p></draw:text-box></draw:frame><draw:g text:anchor-type="paragraph" draw:z-index="133" draw:name="Shape4_21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2" text:anchor-type="paragraph" svg:y="-0.06cm" draw:z-index="0"><draw:text-box fo:min-height="0.499cm" fo:min-width="3cm"><draw:frame draw:style-name="Mfr3" draw:name="Frame8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68">Géométrie plane : </text:span><text:span text:style-name="MT125">vocabulaire</text:span></text:p></draw:text-box></draw:frame><draw:g text:anchor-type="paragraph" draw:z-index="131" draw:name="Shape4_21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26">coder</text:span></text:p>
      </style:header>
      <style:footer>
        <text:p text:style-name="MP10"><draw:frame draw:style-name="Mfr2" draw:name="Frame413" text:anchor-type="paragraph" svg:y="-0.06cm" draw:z-index="0"><draw:text-box fo:min-height="0.499cm" fo:min-width="7.096cm"><draw:frame draw:style-name="Mfr3" draw:name="Frame28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2" draw:name="Shape4_211" draw:style-name="Mgr1"><draw:path draw:style-name="Mgr6" draw:text-style-name="MP2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861" text:anchor-type="paragraph" svg:y="-0.06cm" draw:z-index="0"><draw:text-box fo:min-height="0.499cm" fo:min-width="3cm"><draw:frame draw:style-name="Mfr3" draw:name="Frame28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7">coder</text:span></text:p></draw:text-box></draw:frame><draw:g text:anchor-type="paragraph" draw:z-index="129" draw:name="Shape4_212" draw:style-name="Mgr1"><draw:path draw:style-name="Mgr6" draw:text-style-name="MP26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header-left>
        <text:p text:style-name="MP78"><text:span text:style-name="MT122">Géométrie plane</text:span><text:span text:style-name="MT123"> : </text:span><text:span text:style-name="MT124">Vocabulaire</text:span></text:p>
      </style:header-left>
      <style:footer>
        <text:p text:style-name="MP4"><draw:frame draw:style-name="Mfr2" draw:name="Frame2852" text:anchor-type="paragraph" svg:y="-0.06cm" draw:z-index="0"><draw:text-box fo:min-height="0.499cm" fo:min-width="3cm"><draw:frame draw:style-name="Mfr3" draw:name="Frame3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68">Géométrie plane : </text:span><text:span text:style-name="MT125">vocabulaire</text:span></text:p></draw:text-box></draw:frame><draw:g text:anchor-type="paragraph" draw:z-index="130" draw:name="Shape4_20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0" text:anchor-type="paragraph" svg:y="-0.06cm" draw:z-index="0"><draw:text-box fo:min-height="0.499cm" fo:min-width="3cm"><draw:frame draw:style-name="Mfr3" draw:name="Frame8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68">Géométrie plane : </text:span><text:span text:style-name="MT125">vocabulaire</text:span></text:p></draw:text-box></draw:frame><draw:g text:anchor-type="paragraph" draw:z-index="127" draw:name="Shape4_21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>
      <style:footer>
        <text:p text:style-name="MP10"><draw:frame draw:style-name="Mfr2" draw:name="Frame209" text:anchor-type="paragraph" svg:y="-0.06cm" draw:z-index="0"><draw:text-box fo:min-height="0.499cm" fo:min-width="7.096cm"><draw:frame draw:style-name="Mfr3" draw:name="Frame2101" text:anchor-type="frame" svg:x="0.45cm" svg:y="0.079cm" svg:width="0.817cm" draw:z-index="0"><draw:text-box fo:min-height="0.355cm"><text:p text:style-name="MP5"><draw:g text:anchor-type="paragraph" draw:z-index="128" draw:name="Shape4_20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69">Parallèles, perpendiculaires, </text:span><text:span text:style-name="MT70">distances</text:span></text:h></draw:text-box></draw:frame></text:p>
      </style:footer>
      <style:footer-left>
        <text:h text:style-name="_5f_Footer_20_page_20_paire_20__28_G_29_" text:outline-level="1"><draw:frame draw:style-name="Mfr2" draw:name="Frame21211" text:anchor-type="paragraph" svg:y="-0.06cm" draw:z-index="0"><draw:text-box fo:min-height="0.499cm" fo:min-width="3cm"><draw:frame draw:style-name="Mfr3" draw:name="Frame2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draw:g text:anchor-type="paragraph" draw:z-index="125" draw:name="Shape4_206" draw:style-name="Mgr1"><draw:path draw:style-name="Mgr6" draw:text-style-name="MP2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4"><draw:frame draw:style-name="Mfr2" draw:name="Frame206" text:anchor-type="paragraph" svg:y="-0.06cm" draw:z-index="0"><draw:text-box fo:min-height="0.499cm" fo:min-width="3cm"><draw:frame draw:style-name="Mfr3" draw:name="Frame27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26" draw:name="Shape4_205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07" text:anchor-type="paragraph" svg:y="-0.06cm" draw:z-index="0"><draw:text-box fo:min-height="0.499cm" fo:min-width="3cm"><draw:frame draw:style-name="Mfr3" draw:name="Frame20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23" draw:name="Shape4_15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5" draw:style-name="Mdp1">
      <style:header>
        <text:p text:style-name="_5f_Header_20_G_20_page_20_impaire_20__28_D_29_"><text:span text:style-name="MT64">Géométrie plane</text:span> : <text:span text:style-name="MT129">Milieu, alignement, </text:span><text:span text:style-name="MT130">appartenance</text:span></text:p>
      </style:header>
      <style:footer>
        <text:p text:style-name="MP10"><draw:frame draw:style-name="Mfr2" draw:name="Frame164" text:anchor-type="paragraph" svg:y="-0.06cm" draw:z-index="0"><draw:text-box fo:min-height="0.499cm" fo:min-width="7.096cm"><draw:frame draw:style-name="Mfr3" draw:name="Frame284" text:anchor-type="frame" svg:x="0.45cm" svg:y="0.079cm" svg:width="0.817cm" draw:z-index="0"><draw:text-box fo:min-height="0.355cm"><text:p text:style-name="MP5"><draw:g text:anchor-type="paragraph" draw:z-index="124" draw:name="Shape4_15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4"><draw:frame draw:style-name="Mfr2" draw:name="Frame3112" text:anchor-type="paragraph" svg:y="-0.06cm" draw:z-index="0"><draw:text-box fo:min-height="0.499cm" fo:min-width="3cm"><draw:frame draw:style-name="Mfr3" draw:name="Frame4112" text:anchor-type="frame" svg:x="0.45cm" svg:y="0.079cm" svg:width="0.817cm" draw:z-index="0"><draw:text-box fo:min-height="0.355cm"><text:p text:style-name="MP5"><draw:g text:anchor-type="paragraph" draw:z-index="121" draw:name="Shape4_15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4"><draw:frame draw:style-name="Mfr2" draw:name="Frame5112" text:anchor-type="paragraph" svg:y="-0.06cm" draw:z-index="0"><draw:text-box fo:min-height="0.499cm" fo:min-width="3cm"><draw:frame draw:style-name="Mfr3" draw:name="Frame6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122" draw:name="Shape4_14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12" text:anchor-type="paragraph" svg:y="-0.06cm" draw:z-index="0"><draw:text-box fo:min-height="0.499cm" fo:min-width="3cm"><draw:frame draw:style-name="Mfr3" draw:name="Frame8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119" draw:name="Shape4_15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5" draw:style-name="Mdp1">
      <style:header>
        <text:p text:style-name="_5f_Header_20_G_20_page_20_paire_20__28_G_29_"><text:span text:style-name="MT64">Géométrie plane</text:span> : <text:span text:style-name="MT64">Points, droites </text:span><text:span text:style-name="MT135">et cercles</text:span></text:p>
      </style:header>
      <style:footer>
        <text:p text:style-name="MP4"><draw:frame draw:style-name="Mfr2" draw:name="Frame163" text:anchor-type="paragraph" svg:y="-0.06cm" draw:z-index="0"><draw:text-box fo:min-height="0.499cm" fo:min-width="3cm"><draw:frame draw:style-name="Mfr3" draw:name="Frame21112" text:anchor-type="frame" svg:x="0.45cm" svg:y="0.079cm" svg:width="0.817cm" draw:z-index="0"><draw:text-box fo:min-height="0.355cm"><text:p text:style-name="MP5"><draw:g text:anchor-type="paragraph" draw:z-index="120" draw:name="Shape4_20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Géométrie plane : points, droites <text:span text:style-name="MT136">et cercles</text:span></text:p></draw:text-box></draw:frame></text:p>
      </style:footer>
      <style:footer-left>
        <text:p text:style-name="MP4"><draw:frame draw:style-name="Mfr2" draw:name="Frame31112" text:anchor-type="paragraph" svg:y="-0.06cm" draw:z-index="0"><draw:text-box fo:min-height="0.499cm" fo:min-width="3cm"><draw:frame draw:style-name="Mfr3" draw:name="Frame41112" text:anchor-type="frame" svg:x="0.45cm" svg:y="0.079cm" svg:width="0.817cm" draw:z-index="0"><draw:text-box fo:min-height="0.355cm"><text:p text:style-name="MP5"><draw:g text:anchor-type="paragraph" draw:z-index="117" draw:name="Shape4_20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4"><draw:frame draw:style-name="Mfr2" draw:name="Frame51112" text:anchor-type="paragraph" svg:y="-0.06cm" draw:z-index="0"><draw:text-box fo:min-height="0.499cm" fo:min-width="3cm"><draw:frame draw:style-name="Mfr3" draw:name="Frame6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118" draw:name="Shape4_200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112" text:anchor-type="paragraph" svg:y="-0.06cm" draw:z-index="0"><draw:text-box fo:min-height="0.499cm" fo:min-width="3cm"><draw:frame draw:style-name="Mfr3" draw:name="Frame8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115" draw:name="Shape4_201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1"><text:span text:style-name="MT51">Repères du plan : Se repérer</text:span> </text:p>
      </style:header>
      <style:footer>
        <text:p text:style-name="MP10"><draw:frame draw:style-name="Mfr2" draw:name="Frame11112" text:anchor-type="paragraph" svg:y="-0.06cm" draw:z-index="0"><draw:text-box fo:min-height="0.499cm" fo:min-width="7.096cm"><draw:frame draw:style-name="Mfr3" draw:name="Frame211112" text:anchor-type="frame" svg:x="0.45cm" svg:y="0.079cm" svg:width="0.817cm" draw:z-index="0"><draw:text-box fo:min-height="0.355cm"><text:p text:style-name="MP5"><draw:g text:anchor-type="paragraph" draw:z-index="116" draw:name="Shape4_19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4"><draw:frame draw:style-name="Mfr2" draw:name="Frame311112" text:anchor-type="paragraph" svg:y="-0.06cm" draw:z-index="0"><draw:text-box fo:min-height="0.499cm" fo:min-width="3cm"><draw:frame draw:style-name="Mfr3" draw:name="Frame411112" text:anchor-type="frame" svg:x="0.45cm" svg:y="0.079cm" svg:width="0.817cm" draw:z-index="0"><draw:text-box fo:min-height="0.355cm"><text:p text:style-name="MP5"><draw:g text:anchor-type="paragraph" draw:z-index="113" draw:name="Shape4_19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4"><draw:frame draw:style-name="Mfr2" draw:name="Frame511112" text:anchor-type="paragraph" svg:y="-0.06cm" draw:z-index="0"><draw:text-box fo:min-height="0.499cm" fo:min-width="3cm"><draw:frame draw:style-name="Mfr3" draw:name="Frame6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4" draw:name="Shape4_192" draw:style-name="Mgr1"><draw:path draw:style-name="Mgr6" draw:text-style-name="MP2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4"><draw:frame draw:style-name="Mfr2" draw:name="Frame711112" text:anchor-type="paragraph" svg:y="-0.06cm" draw:z-index="0"><draw:text-box fo:min-height="0.499cm" fo:min-width="3cm"><draw:frame draw:style-name="Mfr3" draw:name="Frame8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4"><text:span text:style-name="MT4">Repères du plan : se </text:span><text:span text:style-name="MT140">déplacer</text:span></text:p></draw:text-box></draw:frame><draw:g text:anchor-type="paragraph" draw:z-index="111" draw:name="Shape4_193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1"><text:span text:style-name="MT51">Repères du plan : Se repérer</text:span> </text:p>
      </style:header>
      <style:footer>
        <text:p text:style-name="MP10"><draw:frame draw:style-name="Mfr2" draw:name="Frame111112" text:anchor-type="paragraph" svg:y="-0.06cm" draw:z-index="0"><draw:text-box fo:min-height="0.499cm" fo:min-width="7.096cm"><draw:frame draw:style-name="Mfr3" draw:name="Frame2111112" text:anchor-type="frame" svg:x="0.45cm" svg:y="0.079cm" svg:width="0.817cm" draw:z-index="0"><draw:text-box fo:min-height="0.355cm"><text:p text:style-name="MP5"><draw:g text:anchor-type="paragraph" draw:z-index="112" draw:name="Shape4_19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4"><draw:frame draw:style-name="Mfr2" draw:name="Frame3111112" text:anchor-type="paragraph" svg:y="-0.06cm" draw:z-index="0"><draw:text-box fo:min-height="0.499cm" fo:min-width="3cm"><draw:frame draw:style-name="Mfr3" draw:name="Frame4111112" text:anchor-type="frame" svg:x="0.45cm" svg:y="0.079cm" svg:width="0.817cm" draw:z-index="0"><draw:text-box fo:min-height="0.355cm"><text:p text:style-name="MP5"><draw:g text:anchor-type="paragraph" draw:z-index="109" draw:name="Shape4_19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5">R</text:span>epères du plan : Se repérer</text:p>
      </style:header>
      <style:header-left>
        <text:p text:style-name="_5f_Header_20_G_20_page_20_paire_20__28_G_29_"><text:span text:style-name="MT45">R</text:span>epères du plan : Se repérer</text:p>
      </style:header-left>
      <style:footer>
        <text:p text:style-name="MP4"><draw:frame draw:style-name="Mfr2" draw:name="Frame282" text:anchor-type="paragraph" svg:y="-0.06cm" draw:z-index="0"><draw:text-box fo:min-height="0.499cm" fo:min-width="3cm"><draw:frame draw:style-name="Mfr3" draw:name="Frame28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5">Repères du plan : Se repérer</text:p></draw:text-box></draw:frame><draw:g text:anchor-type="paragraph" draw:z-index="110" draw:name="Shape4_117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11112" text:anchor-type="paragraph" svg:y="-0.06cm" draw:z-index="0"><draw:text-box fo:min-height="0.499cm" fo:min-width="3cm"><draw:frame draw:style-name="Mfr3" draw:name="Frame8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27">Repères du plan : se repérer</text:p></draw:text-box></draw:frame><draw:g text:anchor-type="paragraph" draw:z-index="107" draw:name="Shape4_18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5" draw:style-name="Mdp1">
      <style:header>
        <text:p text:style-name="MP86">Volumes : Volumes par comptage</text:p>
      </style:header>
      <style:footer>
        <text:p text:style-name="MP4"><draw:frame draw:style-name="Mfr2" draw:name="Cadre16" text:anchor-type="paragraph" svg:y="-0.06cm" draw:z-index="0"><draw:text-box fo:min-height="0.499cm" fo:min-width="1cm"><draw:frame draw:style-name="Mfr3" draw:name="Frame510" text:anchor-type="frame" svg:x="0.45cm" svg:y="0.079cm" svg:width="0.817cm" draw:z-index="0"><draw:text-box fo:min-height="0.355cm"><text:p text:style-name="MP5"><draw:g text:anchor-type="paragraph" draw:z-index="108" draw:name="Shape4_1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4" draw:style-name="Mdp1">
      <style:header>
        <text:p text:style-name="MP88"><draw:line text:anchor-type="paragraph" draw:z-index="101" draw:name="Shape7_8" draw:style-name="Mgr5" draw:text-style-name="MP20" svg:x1="9.042cm" svg:y1="0.36cm" svg:x2="20.461cm" svg:y2="0.36cm"><text:p/></draw:line><draw:path text:anchor-type="paragraph" draw:z-index="102" draw:name="Shape5_1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03" draw:name="Shape6_2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T<text:span text:style-name="MT143">itre de la série</text:span></text:p>
      </style:header>
      <style:header-left>
        <text:p text:style-name="MP88"><draw:line text:anchor-type="paragraph" draw:z-index="104" draw:name="Shape7_9" draw:style-name="Mgr5" draw:text-style-name="MP20" svg:x1="9.042cm" svg:y1="0.36cm" svg:x2="20.461cm" svg:y2="0.36cm"><text:p/></draw:line><draw:path text:anchor-type="paragraph" draw:z-index="105" draw:name="Shape5_2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06" draw:name="Shape6_5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T<text:span text:style-name="MT143">itre de la série</text:span></text:p>
      </style:header-left>
      <style:footer>
        <text:p text:style-name="MP4"><draw:frame draw:style-name="Mfr2" draw:name="Frame14211" text:anchor-type="paragraph" svg:y="-0.06cm" draw:z-index="0"><draw:text-box fo:min-height="0.499cm" fo:min-width="1cm"><draw:frame draw:style-name="Mfr3" draw:name="Frame2111111121" text:anchor-type="frame" svg:x="0.45cm" svg:y="0.079cm" svg:width="0.817cm" draw:z-index="0"><draw:text-box fo:min-height="0.355cm"><text:p text:style-name="MP5"><draw:g text:anchor-type="paragraph" draw:z-index="100" draw:name="Shape8_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1COL" style:display-name="3_2_SERIE_M_GAUCHE_ET_DROITE_1COL" style:page-layout-name="Mpm14" draw:style-name="Mdp1">
      <style:header>
        <text:p text:style-name="MP88"><draw:path text:anchor-type="paragraph" draw:z-index="81" draw:name="Shape5_3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82" draw:name="Shape6_3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line text:anchor-type="paragraph" draw:z-index="83" draw:name="Shape7_6" draw:style-name="Mgr5" draw:text-style-name="MP20" svg:x1="9.042cm" svg:y1="0.36cm" svg:x2="20.461cm" svg:y2="0.36cm"><text:p/></draw:line>T<text:span text:style-name="MT143">itre de la série</text:span></text:p>
      </style:header>
      <style:header-left>
        <text:p text:style-name="MP88"><draw:path text:anchor-type="paragraph" draw:z-index="85" draw:name="Shape5_4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86" draw:name="Shape6_4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line text:anchor-type="paragraph" draw:z-index="87" draw:name="Shape7_3" draw:style-name="Mgr5" draw:text-style-name="MP20" svg:x1="9.042cm" svg:y1="0.36cm" svg:x2="20.461cm" svg:y2="0.36cm"><text:p/></draw:line>T<text:span text:style-name="MT143">itre de la série</text:span></text:p>
      </style:header-left>
      <style:footer>
        <text:p text:style-name="MP4"><draw:frame draw:style-name="Mfr2" draw:name="Frame310" text:anchor-type="paragraph" svg:y="-0.06cm" draw:z-index="0"><draw:text-box fo:min-height="0.499cm" fo:min-width="1cm"><draw:frame draw:style-name="Mfr3" draw:name="Frame410" text:anchor-type="frame" svg:x="0.45cm" svg:y="0.079cm" svg:width="0.817cm" draw:z-index="0"><draw:text-box fo:min-height="0.355cm"><text:p text:style-name="MP5"><draw:g text:anchor-type="paragraph" draw:z-index="84" draw:name="Shape8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5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2843008670" text:style-name="_5f_Numérotation_20_des_20_exercices">
          <text:list-item>
            <text:list>
              <text:list-item>
                <text:p text:style-name="MP91"><draw:frame draw:style-name="Mfr2" draw:name="Frame256" text:anchor-type="paragraph" svg:y="-0.06cm" draw:z-index="0"><draw:text-box fo:min-height="0.499cm" fo:min-width="1cm"><draw:frame draw:style-name="Mfr3" draw:name="Frame25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79" draw:name="Shape4_174" draw:style-name="Mgr1"><draw:path draw:style-name="Mgr2" draw:text-style-name="MP3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25802201936061" text:continue-numbering="true" text:style-name="_5f_Numérotation_20_des_20_exercices">
          <text:list-item>
            <text:list>
              <text:list-item>
                <text:p text:style-name="MP91"><draw:frame draw:style-name="Mfr2" draw:name="Frame258" text:anchor-type="paragraph" svg:y="-0.06cm" draw:z-index="0"><draw:text-box fo:min-height="0.499cm" fo:min-width="1cm"><draw:frame draw:style-name="Mfr3" draw:name="Frame25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80" draw:name="Shape4_175" draw:style-name="Mgr1"><draw:path draw:style-name="Mgr2" draw:text-style-name="MP3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4"><draw:frame draw:style-name="Mfr2" draw:name="Frame49" text:anchor-type="paragraph" svg:y="-0.06cm" draw:z-index="0"><draw:text-box fo:min-height="0.499cm" fo:min-width="3cm"><draw:frame draw:style-name="Mfr3" draw:name="Frame5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77" draw:name="Shape4_19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701" text:anchor-type="paragraph" svg:y="-0.06cm" draw:z-index="0"><draw:text-box fo:min-height="0.499cm" fo:min-width="3cm"><draw:frame draw:style-name="Mfr3" draw:name="Frame27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78" draw:name="Shape4_19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5" draw:style-name="Mdp1">
      <style:header>
        <text:p text:style-name="MP92"><text:span text:style-name="MT64">Géométrie plane</text:span> : <text:span text:style-name="MT148">D</text:span><text:span text:style-name="MT64">roites, </text:span><text:span text:style-name="MT149">demi-droites </text:span><text:span text:style-name="MT150">&amp; </text:span><text:span text:style-name="MT149">segments</text:span></text:p>
      </style:header>
      <style:footer>
        <text:p text:style-name="MP4"><draw:frame draw:style-name="Mfr2" draw:name="Frame2731" text:anchor-type="paragraph" svg:y="-0.06cm" draw:z-index="0"><draw:text-box fo:min-height="0.499cm" fo:min-width="3cm"><draw:frame draw:style-name="Mfr3" draw:name="Frame2741" text:anchor-type="frame" svg:x="0.45cm" svg:y="0.079cm" svg:width="0.817cm" draw:z-index="0"><draw:text-box fo:min-height="0.355cm"><text:p text:style-name="MP5"><draw:g text:anchor-type="paragraph" draw:z-index="75" draw:name="Shape4_19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68">droites, </text:span><text:span text:style-name="MT151">DEMI-droites et segments</text:span></text:p></draw:text-box></draw:frame></text:p>
      </style:footer>
      <style:footer-left>
        <text:p text:style-name="MP4"><draw:frame draw:style-name="Mfr2" draw:name="Frame275" text:anchor-type="paragraph" svg:y="-0.06cm" draw:z-index="0"><draw:text-box fo:min-height="0.499cm" fo:min-width="3cm"><draw:frame draw:style-name="Mfr3" draw:name="Frame276" text:anchor-type="frame" svg:x="0.45cm" svg:y="0.079cm" svg:width="0.817cm" draw:z-index="0"><draw:text-box fo:min-height="0.355cm"><text:p text:style-name="MP5"><draw:g text:anchor-type="paragraph" draw:z-index="76" draw:name="Shape4_19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droites, </text:span><text:span text:style-name="MT151">DEMI-droites et segments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4"><draw:frame draw:style-name="Mfr2" draw:name="Frame358" text:anchor-type="paragraph" svg:y="-0.06cm" draw:z-index="0"><draw:text-box fo:min-height="0.499cm" fo:min-width="3cm"><draw:frame draw:style-name="Mfr3" draw:name="Frame359" text:anchor-type="frame" svg:x="0.45cm" svg:y="0.079cm" svg:width="0.817cm" draw:z-index="0"><draw:text-box fo:min-height="0.355cm"><text:p text:style-name="MP5"><draw:g text:anchor-type="paragraph" draw:z-index="65" draw:name="Shape10_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4"><draw:frame draw:style-name="Mfr2" draw:name="Frame360" text:anchor-type="paragraph" svg:y="-0.06cm" draw:z-index="0"><draw:text-box fo:min-height="0.499cm" fo:min-width="3cm"><draw:frame draw:style-name="Mfr3" draw:name="Frame101" text:anchor-type="frame" svg:x="0.45cm" svg:y="0.079cm" svg:width="0.817cm" draw:z-index="0"><draw:text-box fo:min-height="0.355cm"><text:p text:style-name="MP5"><draw:g text:anchor-type="paragraph" draw:z-index="66" draw:name="Shape10_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5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4"><draw:frame draw:style-name="Mfr2" draw:name="Frame214" text:anchor-type="paragraph" svg:y="-0.06cm" draw:z-index="0"><draw:text-box fo:min-height="0.499cm" fo:min-width="3cm"><draw:frame draw:style-name="Mfr3" draw:name="Frame215" text:anchor-type="frame" svg:x="0.45cm" svg:y="0.079cm" svg:width="0.817cm" draw:z-index="0"><draw:text-box fo:min-height="0.355cm"><text:p text:style-name="MP5"><draw:g text:anchor-type="paragraph" draw:z-index="63" draw:name="Shape4_20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4"><draw:frame draw:style-name="Mfr2" draw:name="Frame216" text:anchor-type="paragraph" svg:y="-0.06cm" draw:z-index="0"><draw:text-box fo:min-height="0.499cm" fo:min-width="3cm"><draw:frame draw:style-name="Mfr3" draw:name="Frame217" text:anchor-type="frame" svg:x="0.45cm" svg:y="0.079cm" svg:width="0.817cm" draw:z-index="0"><draw:text-box fo:min-height="0.355cm"><text:p text:style-name="MP5"><draw:g text:anchor-type="paragraph" draw:z-index="64" draw:name="Shape4_20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4" draw:style-name="Mdp1">
      <style:header>
        <text:p text:style-name="MP98"><draw:line text:anchor-type="paragraph" draw:z-index="59" draw:name="Shape9_1" draw:style-name="Mgr11" draw:text-style-name="MP20" svg:x1="11.559cm" svg:y1="0.36cm" svg:x2="20.5cm" svg:y2="0.36cm"><text:p/></draw:line><draw:frame text:anchor-type="paragraph" draw:z-index="60" draw:name="Shape8_6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path text:anchor-type="paragraph" draw:z-index="61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4"><draw:frame draw:style-name="Mfr2" draw:name="Cadre31" text:anchor-type="paragraph" svg:y="-0.06cm" draw:z-index="0"><draw:text-box fo:min-height="0.499cm" fo:min-width="3cm"><draw:frame draw:style-name="Mfr3" draw:name="Cadre41" text:anchor-type="frame" svg:x="0.45cm" svg:y="0.079cm" svg:width="0.817cm" draw:z-index="0"><draw:text-box fo:min-height="0.355cm"><text:p text:style-name="MP5"><draw:g text:anchor-type="paragraph" draw:z-index="62" draw:name="Shape10_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5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4"><draw:frame draw:style-name="Mfr2" draw:name="Frame356" text:anchor-type="paragraph" svg:y="-0.06cm" draw:z-index="0"><draw:text-box fo:min-height="0.499cm" fo:min-width="3cm"><draw:frame draw:style-name="Mfr3" draw:name="Frame357" text:anchor-type="frame" svg:x="0.45cm" svg:y="0.079cm" svg:width="0.817cm" draw:z-index="0"><draw:text-box fo:min-height="0.355cm"><text:p text:style-name="MP5"><draw:g text:anchor-type="paragraph" draw:z-index="58" draw:name="Shape4_21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4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4"><draw:frame draw:style-name="Mfr2" draw:name="Frame352" text:anchor-type="paragraph" svg:y="-0.06cm" draw:z-index="0"><draw:text-box fo:min-height="0.499cm" fo:min-width="3cm"><draw:frame draw:style-name="Mfr3" draw:name="Frame353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7" draw:name="Shape4_218" draw:style-name="Mgr1"><draw:path draw:style-name="Mgr6" draw:text-style-name="MP2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354" text:anchor-type="paragraph" svg:y="-0.06cm" draw:z-index="0"><draw:text-box fo:min-height="0.499cm" fo:min-width="3cm"><draw:frame draw:style-name="Mfr3" draw:name="Frame35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5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4"><draw:frame draw:style-name="Mfr2" draw:name="Frame61" text:anchor-type="paragraph" svg:y="-0.06cm" draw:z-index="0"><draw:text-box fo:min-height="0.499cm" fo:min-width="3cm"><draw:frame draw:style-name="Mfr3" draw:name="Frame71" text:anchor-type="frame" svg:x="0.45cm" svg:y="0.079cm" svg:width="0.817cm" draw:z-index="0"><draw:text-box fo:min-height="0.355cm"><text:p text:style-name="MP5"><draw:g text:anchor-type="paragraph" draw:z-index="55" draw:name="Shape4_22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4"><draw:frame draw:style-name="Mfr2" draw:name="Frame1212" text:anchor-type="paragraph" svg:y="-0.06cm" draw:z-index="0"><draw:text-box fo:min-height="0.499cm" fo:min-width="3cm"><draw:frame draw:style-name="Mfr3" draw:name="Frame1310" text:anchor-type="frame" svg:x="0.45cm" svg:y="0.079cm" svg:width="0.817cm" draw:z-index="0"><draw:text-box fo:min-height="0.355cm"><text:p text:style-name="MP5"><draw:g text:anchor-type="paragraph" draw:z-index="56" draw:name="Shape4_21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4"><draw:frame draw:style-name="Mfr2" draw:name="Frame348" text:anchor-type="paragraph" svg:y="-0.06cm" draw:z-index="0"><draw:text-box fo:min-height="0.499cm" fo:min-width="3cm"><draw:frame draw:style-name="Mfr3" draw:name="Frame349" text:anchor-type="frame" svg:x="0.45cm" svg:y="0.079cm" svg:width="0.817cm" draw:z-index="0"><draw:text-box fo:min-height="0.355cm"><text:p text:style-name="MP5"><draw:g text:anchor-type="paragraph" draw:z-index="53" draw:name="Shape10_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4"><draw:frame draw:style-name="Mfr2" draw:name="Frame350" text:anchor-type="paragraph" svg:y="-0.06cm" draw:z-index="0"><draw:text-box fo:min-height="0.499cm" fo:min-width="3cm"><draw:frame draw:style-name="Mfr3" draw:name="Frame91" text:anchor-type="frame" svg:x="0.45cm" svg:y="0.079cm" svg:width="0.817cm" draw:z-index="0"><draw:text-box fo:min-height="0.355cm"><text:p text:style-name="MP5"><draw:g text:anchor-type="paragraph" draw:z-index="54" draw:name="Shape10_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5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4"><draw:frame draw:style-name="Mfr2" draw:name="Frame289" text:anchor-type="paragraph" svg:y="-0.06cm" draw:z-index="0"><draw:text-box fo:min-height="0.499cm" fo:min-width="3cm"><draw:frame draw:style-name="Mfr3" draw:name="Frame290" text:anchor-type="frame" svg:x="0.45cm" svg:y="0.079cm" svg:width="0.817cm" draw:z-index="0"><draw:text-box fo:min-height="0.355cm"><text:p text:style-name="MP5"><draw:g text:anchor-type="paragraph" draw:z-index="52" draw:name="Shape4_22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5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2" draw:name="Frame344" text:anchor-type="paragraph" svg:y="-0.06cm" draw:z-index="0"><draw:text-box fo:min-height="0.499cm" fo:min-width="3cm"><draw:frame draw:style-name="Mfr3" draw:name="Frame345" text:anchor-type="frame" svg:x="0.45cm" svg:y="0.079cm" svg:width="0.817cm" draw:z-index="0"><draw:text-box fo:min-height="0.355cm"><text:p text:style-name="MP5"><draw:g text:anchor-type="paragraph" draw:z-index="50" draw:name="Shape4_25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4"><draw:frame draw:style-name="Mfr2" draw:name="Frame346" text:anchor-type="paragraph" svg:y="-0.06cm" draw:z-index="0"><draw:text-box fo:min-height="0.499cm" fo:min-width="3cm"><draw:frame draw:style-name="Mfr3" draw:name="Frame34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04">solides : Vocabulaire, NatuRE</text:p></draw:text-box></draw:frame><draw:g text:anchor-type="paragraph" draw:z-index="51" draw:name="Shape4_256" draw:style-name="Mgr1"><draw:path draw:style-name="Mgr6" draw:text-style-name="MP2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header-left>
        <text:p text:style-name="MP80"><text:span text:style-name="MT133">S</text:span><text:span text:style-name="MT134">olides</text:span> : <text:span text:style-name="MT133">Vocabulaire, nature</text:span></text:p>
      </style:header-left>
      <style:footer>
        <text:p text:style-name="MP4"><draw:frame draw:style-name="Mfr2" draw:name="Frame340" text:anchor-type="paragraph" svg:y="-0.06cm" draw:z-index="0"><draw:text-box fo:min-height="0.499cm" fo:min-width="3cm"><draw:frame draw:style-name="Mfr3" draw:name="Frame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48" draw:name="Shape4_225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342" text:anchor-type="paragraph" svg:y="-0.06cm" draw:z-index="0"><draw:text-box fo:min-height="0.499cm" fo:min-width="3cm"><draw:frame draw:style-name="Mfr3" draw:name="Frame34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49" draw:name="Shape4_25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5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4"><draw:frame draw:style-name="Mfr2" draw:name="Frame336" text:anchor-type="paragraph" svg:y="-0.06cm" draw:z-index="0"><draw:text-box fo:min-height="0.499cm" fo:min-width="3cm"><draw:frame draw:style-name="Mfr3" draw:name="Frame337" text:anchor-type="frame" svg:x="0.45cm" svg:y="0.079cm" svg:width="0.817cm" draw:z-index="0"><draw:text-box fo:min-height="0.355cm"><text:p text:style-name="MP5"><draw:g text:anchor-type="paragraph" draw:z-index="46" draw:name="Shape4_22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4"><draw:frame draw:style-name="Mfr2" draw:name="Frame338" text:anchor-type="paragraph" svg:y="-0.06cm" draw:z-index="0"><draw:text-box fo:min-height="0.499cm" fo:min-width="3cm"><draw:frame draw:style-name="Mfr3" draw:name="Frame339" text:anchor-type="frame" svg:x="0.45cm" svg:y="0.079cm" svg:width="0.817cm" draw:z-index="0"><draw:text-box fo:min-height="0.355cm"><text:p text:style-name="MP5"><draw:g text:anchor-type="paragraph" draw:z-index="47" draw:name="Shape4_25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4" draw:style-name="Mdp1">
      <style:header>
        <text:p text:style-name="_5f_Header_20_G_20_page_20_impaire_20__28_D_29_"><text:span text:style-name="MT133">Solides : </text:span><text:span text:style-name="MT169">Patrons</text:span></text:p>
      </style:header>
      <style:header-left>
        <text:p text:style-name="_5f_Header_20_G_20_page_20_paire_20__28_G_29_"><text:span text:style-name="MT133">Solides : </text:span><text:span text:style-name="MT169">Patrons</text:span></text:p>
      </style:header-left>
      <style:footer>
        <text:h text:style-name="_5f_Footer_20_page_20_impaire_20__28_D_29_" text:outline-level="1"><draw:frame draw:style-name="Mfr2" draw:name="Frame332" text:anchor-type="paragraph" svg:y="-0.06cm" draw:z-index="0"><draw:text-box fo:min-height="0.499cm" fo:min-width="3cm"><draw:frame draw:style-name="Mfr3" draw:name="Frame33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<text:span text:style-name="MT170">patrons</text:span></text:p></draw:text-box></draw:frame><draw:g text:anchor-type="paragraph" draw:z-index="44" draw:name="Shape4_22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4"><draw:frame draw:style-name="Mfr2" draw:name="Frame334" text:anchor-type="paragraph" svg:y="-0.06cm" draw:z-index="0"><draw:text-box fo:min-height="0.499cm" fo:min-width="3cm"><draw:frame draw:style-name="Mfr3" draw:name="Frame335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5" draw:name="Shape4_252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5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4"><draw:frame draw:style-name="Mfr2" draw:name="Frame328" text:anchor-type="paragraph" svg:y="-0.06cm" draw:z-index="0"><draw:text-box fo:min-height="0.499cm" fo:min-width="3cm"><draw:frame draw:style-name="Mfr3" draw:name="Frame329" text:anchor-type="frame" svg:x="0.45cm" svg:y="0.079cm" svg:width="0.817cm" draw:z-index="0"><draw:text-box fo:min-height="0.355cm"><text:p text:style-name="MP5"><draw:g text:anchor-type="paragraph" draw:z-index="42" draw:name="Shape4_22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4"><draw:frame draw:style-name="Mfr2" draw:name="Frame330" text:anchor-type="paragraph" svg:y="-0.06cm" draw:z-index="0"><draw:text-box fo:min-height="0.499cm" fo:min-width="3cm"><draw:frame draw:style-name="Mfr3" draw:name="Frame732" text:anchor-type="frame" svg:x="0.45cm" svg:y="0.079cm" svg:width="0.817cm" draw:z-index="0"><draw:text-box fo:min-height="0.355cm"><text:p text:style-name="MP5"><draw:g text:anchor-type="paragraph" draw:z-index="43" draw:name="Shape4_25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4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4"><draw:frame draw:style-name="Mfr2" draw:name="Frame311" text:anchor-type="paragraph" svg:y="-0.06cm" draw:z-index="0"><draw:text-box fo:min-height="0.499cm" fo:min-width="3cm"><draw:frame draw:style-name="Mfr3" draw:name="Frame32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40" draw:name="Shape4_24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326" text:anchor-type="paragraph" svg:y="-0.06cm" draw:z-index="0"><draw:text-box fo:min-height="0.499cm" fo:min-width="3cm"><draw:frame draw:style-name="Mfr3" draw:name="Frame32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1">solides : Vocabulaire, NatuRE</text:p></draw:text-box></draw:frame><draw:g text:anchor-type="paragraph" draw:z-index="41" draw:name="Shape4_25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4"><draw:frame draw:style-name="Mfr2" draw:name="Frame300" text:anchor-type="paragraph" svg:y="-0.06cm" draw:z-index="0"><draw:text-box fo:min-height="0.499cm" fo:min-width="3cm"><draw:frame draw:style-name="Mfr3" draw:name="Frame6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8" draw:name="Shape4_247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304" text:anchor-type="paragraph" svg:y="-0.06cm" draw:z-index="0"><draw:text-box fo:min-height="0.499cm" fo:min-width="3cm"><draw:frame draw:style-name="Mfr3" draw:name="Frame30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9" draw:name="Shape4_248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7">Reconnaissance et axes</text:span></text:p>
      </style:header>
      <style:footer>
        <text:p text:style-name="MP10"><draw:frame draw:style-name="Mfr2" draw:name="Frame811" text:anchor-type="paragraph" svg:y="-0.06cm" draw:z-index="0"><draw:text-box fo:min-height="0.499cm" fo:min-width="7.096cm"><draw:frame draw:style-name="Mfr3" draw:name="Frame211" text:anchor-type="frame" svg:x="0.45cm" svg:y="0.079cm" svg:width="0.817cm" draw:z-index="0"><draw:text-box fo:min-height="0.355cm"><text:p text:style-name="MP5"><draw:g text:anchor-type="paragraph" draw:z-index="36" draw:name="Shape4_24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S</text:span>ymétrie axiale : reconnaissance et axes</text:h></draw:text-box></draw:frame></text:p>
      </style:footer>
      <style:footer-left>
        <text:p text:style-name="MP4"><draw:frame draw:style-name="Mfr2" draw:name="Frame293" text:anchor-type="paragraph" svg:y="-0.06cm" draw:z-index="0"><draw:text-box fo:min-height="0.499cm" fo:min-width="3cm"><draw:frame draw:style-name="Mfr3" draw:name="Frame297" text:anchor-type="frame" svg:x="0.45cm" svg:y="0.079cm" svg:width="0.817cm" draw:z-index="0"><draw:text-box fo:min-height="0.355cm"><text:p text:style-name="MP5"><draw:g text:anchor-type="paragraph" draw:z-index="37" draw:name="Shape4_246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4"><draw:frame draw:style-name="Mfr2" draw:name="Frame911" text:anchor-type="paragraph" svg:y="-0.06cm" draw:z-index="0"><draw:text-box fo:min-height="0.499cm" fo:min-width="3cm"><draw:frame draw:style-name="Mfr3" draw:name="Frame10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4" draw:name="Shape4_24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41" text:anchor-type="paragraph" svg:y="-0.06cm" draw:z-index="0"><draw:text-box fo:min-height="0.499cm" fo:min-width="3cm"><draw:frame draw:style-name="Mfr3" draw:name="Frame29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5" draw:name="Shape4_24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6">Médiatrice d’un segment</text:span></text:p>
      </style:header>
      <style:footer>
        <text:p text:style-name="MP10"><draw:frame draw:style-name="Mfr2" draw:name="Frame913" text:anchor-type="paragraph" svg:y="-0.06cm" draw:z-index="0"><draw:text-box fo:min-height="0.499cm" fo:min-width="7.096cm"><draw:frame draw:style-name="Mfr3" draw:name="Frame1013" text:anchor-type="frame" svg:x="0.45cm" svg:y="0.079cm" svg:width="0.817cm" draw:z-index="0"><draw:text-box fo:min-height="0.355cm"><text:p text:style-name="MP5"><draw:g text:anchor-type="paragraph" draw:z-index="32" draw:name="Shape4_24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4"><draw:frame draw:style-name="Mfr2" draw:name="Frame1112" text:anchor-type="paragraph" svg:y="-0.06cm" draw:z-index="0"><draw:text-box fo:min-height="0.499cm" fo:min-width="7.096cm"><draw:frame draw:style-name="Mfr3" draw:name="Frame31" text:anchor-type="frame" svg:x="0.45cm" svg:y="0.079cm" svg:width="0.817cm" draw:z-index="0"><draw:text-box fo:min-height="0.355cm"><text:p text:style-name="MP5"><draw:g text:anchor-type="paragraph" draw:z-index="33" draw:name="Shape4_24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9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4"><draw:frame draw:style-name="Mfr2" draw:name="Frame2911" text:anchor-type="paragraph" svg:y="-0.06cm" draw:z-index="0"><draw:text-box fo:min-height="0.499cm" fo:min-width="3cm"><draw:frame draw:style-name="Mfr3" draw:name="Frame29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0" draw:name="Shape4_22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295" text:anchor-type="paragraph" svg:y="-0.06cm" draw:z-index="0"><draw:text-box fo:min-height="0.499cm" fo:min-width="3cm"><draw:frame draw:style-name="Mfr3" draw:name="Frame29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07">Symétrie axiale : constructions</text:p></draw:text-box></draw:frame><draw:g text:anchor-type="paragraph" draw:z-index="31" draw:name="Shape4_24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5">S</text:span><text:span text:style-name="MT67">ymétrie axiale : Constructions</text:span></text:p>
      </style:header>
      <style:footer>
        <text:p text:style-name="MP10"><draw:frame draw:style-name="Mfr2" draw:name="Frame1210" text:anchor-type="paragraph" svg:y="-0.06cm" draw:z-index="0"><draw:text-box fo:min-height="0.499cm" fo:min-width="7.096cm"><draw:frame draw:style-name="Mfr3" draw:name="Frame2112" text:anchor-type="frame" svg:x="0.45cm" svg:y="0.079cm" svg:width="0.817cm" draw:z-index="0"><draw:text-box fo:min-height="0.355cm"><text:p text:style-name="MP5"><draw:g text:anchor-type="paragraph" draw:z-index="28" draw:name="Shape4_23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5">S</text:span>ymétrie axiale : Constructions</text:h></draw:text-box></draw:frame></text:p>
      </style:footer>
      <style:footer-left>
        <text:p text:style-name="MP4"><draw:frame draw:style-name="Mfr2" draw:name="Frame298" text:anchor-type="paragraph" svg:y="-0.06cm" draw:z-index="0"><draw:text-box fo:min-height="0.499cm" fo:min-width="3cm"><draw:frame draw:style-name="Mfr3" draw:name="Frame299" text:anchor-type="frame" svg:x="0.45cm" svg:y="0.079cm" svg:width="0.817cm" draw:z-index="0"><draw:text-box fo:min-height="0.355cm"><text:p text:style-name="MP5"><draw:g text:anchor-type="paragraph" draw:z-index="29" draw:name="Shape4_23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-left>
      <style:footer>
        <text:p text:style-name="MP4"><draw:frame draw:style-name="Mfr2" draw:name="Frame910" text:anchor-type="paragraph" svg:y="-0.06cm" draw:z-index="0"><draw:text-box fo:min-height="0.499cm" fo:min-width="3cm"><draw:frame draw:style-name="Mfr3" draw:name="Frame10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6" draw:name="Shape4_23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302" text:anchor-type="paragraph" svg:y="-0.06cm" draw:z-index="0"><draw:text-box fo:min-height="0.499cm" fo:min-width="3cm"><draw:frame draw:style-name="Mfr3" draw:name="Frame30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7" draw:name="Shape4_23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7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7"> : </text:span><text:span text:style-name="MT181">Axes de symétrie de figures</text:span></text:p>
      </style:header-left>
      <style:footer>
        <text:p text:style-name="MP10"><draw:frame draw:style-name="Mfr2" draw:name="Frame306" text:anchor-type="paragraph" svg:y="-0.06cm" draw:z-index="0"><draw:text-box fo:min-height="0.499cm" fo:min-width="7.096cm"><draw:frame draw:style-name="Mfr3" draw:name="Frame307" text:anchor-type="frame" svg:x="0.45cm" svg:y="0.079cm" svg:width="0.817cm" draw:z-index="0"><draw:text-box fo:min-height="0.355cm"><text:p text:style-name="MP5"><draw:g text:anchor-type="paragraph" draw:z-index="24" draw:name="Shape4_23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5">S</text:span>ymétrie axiale : axes de symétrie de figures</text:p></draw:text-box></draw:frame></text:p>
      </style:footer>
      <style:footer-left>
        <text:p text:style-name="MP4"><draw:frame draw:style-name="Mfr2" draw:name="Frame308" text:anchor-type="paragraph" svg:y="-0.06cm" draw:z-index="0"><draw:text-box fo:min-height="0.499cm" fo:min-width="3cm"><draw:frame draw:style-name="Mfr3" draw:name="Frame309" text:anchor-type="frame" svg:x="0.45cm" svg:y="0.079cm" svg:width="0.817cm" draw:z-index="0"><draw:text-box fo:min-height="0.355cm"><text:p text:style-name="MP5"><draw:g text:anchor-type="paragraph" draw:z-index="25" draw:name="Shape4_23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4"><draw:frame draw:style-name="Mfr2" draw:name="Frame513" text:anchor-type="paragraph" svg:y="-0.06cm" draw:z-index="0"><draw:text-box fo:min-height="0.499cm" fo:min-width="3cm"><draw:frame draw:style-name="Mfr3" draw:name="Frame6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2" draw:name="Shape4_232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4" text:anchor-type="paragraph" svg:y="-0.06cm" draw:z-index="0"><draw:text-box fo:min-height="0.499cm" fo:min-width="3cm"><draw:frame draw:style-name="Mfr3" draw:name="Frame81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23" draw:name="Shape4_233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5">S</text:span>ymétrie : Propriétés</text:p>
      </style:header>
      <style:footer>
        <text:p text:style-name="MP10"><draw:frame draw:style-name="Mfr2" draw:name="Frame1110" text:anchor-type="paragraph" svg:y="-0.06cm" draw:z-index="0"><draw:text-box fo:min-height="0.499cm" fo:min-width="7.096cm"><draw:frame draw:style-name="Mfr3" draw:name="Frame323" text:anchor-type="frame" svg:x="0.45cm" svg:y="0.079cm" svg:width="0.817cm" draw:z-index="0"><draw:text-box fo:min-height="0.355cm"><text:p text:style-name="MP5"><draw:g text:anchor-type="paragraph" draw:z-index="20" draw:name="Shape4_23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5">S</text:span>ymétrie axiale : propriétés</text:p></draw:text-box></draw:frame></text:p>
      </style:footer>
      <style:footer-left>
        <text:p text:style-name="MP4"><draw:frame draw:style-name="Mfr2" draw:name="Frame324" text:anchor-type="paragraph" svg:y="-0.06cm" draw:z-index="0"><draw:text-box fo:min-height="0.499cm" fo:min-width="3cm"><draw:frame draw:style-name="Mfr3" draw:name="Frame416" text:anchor-type="frame" svg:x="0.45cm" svg:y="0.079cm" svg:width="0.817cm" draw:z-index="0"><draw:text-box fo:min-height="0.355cm"><text:p text:style-name="MP5"><draw:g text:anchor-type="paragraph" draw:z-index="21" draw:name="Shape4_23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4"><draw:frame draw:style-name="Mfr2" draw:name="Frame320" text:anchor-type="paragraph" svg:y="-0.06cm" draw:z-index="0"><draw:text-box fo:min-height="0.499cm" fo:min-width="3cm"><draw:frame draw:style-name="Mfr3" draw:name="Frame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8" draw:name="Shape4_228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2" draw:name="Frame713" text:anchor-type="paragraph" svg:y="-0.06cm" draw:z-index="0"><draw:text-box fo:min-height="0.499cm" fo:min-width="3cm"><draw:frame draw:style-name="Mfr3" draw:name="Frame8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9" draw:name="Shape4_22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5">S</text:span>ymétrie axiale : pour aller plus loin</text:p>
      </style:header>
      <style:footer>
        <text:p text:style-name="MP10"><draw:frame draw:style-name="Mfr2" draw:name="Frame1100" text:anchor-type="paragraph" svg:y="-0.06cm" draw:z-index="0"><draw:text-box fo:min-height="0.499cm" fo:min-width="7.096cm"><draw:frame draw:style-name="Mfr3" draw:name="Frame2110" text:anchor-type="frame" svg:x="0.45cm" svg:y="0.079cm" svg:width="0.817cm" draw:z-index="0"><draw:text-box fo:min-height="0.355cm"><text:p text:style-name="MP5"><draw:g text:anchor-type="paragraph" draw:z-index="16" draw:name="Shape4_4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5">S</text:span>ymétrie axiale : pour aller plus loin</text:p></draw:text-box></draw:frame></text:p>
      </style:footer>
      <style:footer-left>
        <text:p text:style-name="MP4"><draw:frame draw:style-name="Mfr2" draw:name="Frame319" text:anchor-type="paragraph" svg:y="-0.06cm" draw:z-index="0"><draw:text-box fo:min-height="0.499cm" fo:min-width="3cm"><draw:frame draw:style-name="Mfr3" draw:name="Frame415" text:anchor-type="frame" svg:x="0.45cm" svg:y="0.079cm" svg:width="0.817cm" draw:z-index="0"><draw:text-box fo:min-height="0.355cm"><text:p text:style-name="MP5"><draw:g text:anchor-type="paragraph" draw:z-index="17" draw:name="Shape4_22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0" draw:name="Shape3_1" draw:style-name="Mgr15" draw:text-style-name="MP20" svg:x1="10.893cm" svg:y1="0.403cm" svg:x2="20.503cm" svg:y2="0.327cm"><text:p/></draw:line><draw:path text:anchor-type="char" draw:z-index="11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4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3" draw:name="Shape3_38" draw:style-name="Mgr15" draw:text-style-name="MP20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3" draw:name="Frame2" text:anchor-type="frame" svg:x="0.45cm" svg:y="0.079cm" svg:width="0.817cm" draw:z-index="0"><draw:text-box fo:min-height="0.355cm"><text:p text:style-name="MP5"><draw:g text:anchor-type="paragraph" draw:z-index="12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3" draw:name="Frame31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3">Résoudre des problèmes</text:p></draw:text-box></draw:frame><draw:g text:anchor-type="paragraph" draw:z-index="15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8H35M9S</meta:editing-duration>
    <meta:editing-cycles>200</meta:editing-cycles>
    <meta:generator>LibreOffice/7.1.1.2$Windows_X86_64 LibreOffice_project/fe0b08f4af1bacafe4c7ecc87ce55bb426164676</meta:generator>
    <dc:date>2021-07-15T22:57:59.338000000</dc:date>
    <meta:document-statistic meta:table-count="0" meta:image-count="0" meta:object-count="0" meta:page-count="1" meta:paragraph-count="761" meta:word-count="2691" meta:character-count="18206" meta:non-whitespace-character-count="15888"/>
    <meta:template xlink:type="simple" xlink:actuate="onRequest" xlink:title="lycee_v3" xlink:href="../Modele_cahier.ott" meta:date="2021-07-09T13:45:32.011278978"/>
  </office:meta>
</office:document-meta>
</file>